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0" table:style-name="ta1">
        <table:table-column table:style-name="co1" table:number-columns-repeated="3" table:default-cell-style-name="Default"/>
        <table:table-column table:style-name="co2" table:number-columns-repeated="16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203" calcext:value-type="float">
            <text:p>-203</text:p>
          </table:table-cell>
          <table:table-cell table:number-columns-repeated="2"/>
          <table:table-cell office:value-type="string" calcext:value-type="string">
            <text:p>V=0</text:p>
          </table:table-cell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154" calcext:value-type="float">
            <text:p>-154</text:p>
          </table:table-cell>
          <table:table-cell/>
          <table:table-cell table:formula="of:=([.A2]+[.A1])/2" office:value-type="float" office:value="3.5" calcext:value-type="float">
            <text:p>3.5</text:p>
          </table:table-cell>
          <table:table-cell table:formula="of:=([.B2]+[.B1])/2" office:value-type="float" office:value="11" calcext:value-type="float">
            <text:p>11</text:p>
          </table:table-cell>
          <table:table-cell table:formula="of:=([.C2]+[.C1])/2" office:value-type="float" office:value="-178.5" calcext:value-type="float">
            <text:p>-178.5</text:p>
          </table:table-cell>
          <table:table-cell/>
          <table:table-cell table:formula="of:=SUM([.$E$2:.E3])" office:value-type="float" office:value="6" calcext:value-type="float">
            <text:p>6</text:p>
          </table:table-cell>
          <table:table-cell table:formula="of:=SUM([.$F$2:.F3])" office:value-type="float" office:value="-142" calcext:value-type="float">
            <text:p>-142</text:p>
          </table:table-cell>
          <table:table-cell table:formula="of:=SUM([.$G$2:.G3])" office:value-type="float" office:value="-448.5" calcext:value-type="float">
            <text:p>-448.5</text:p>
          </table:table-cell>
          <table:table-cell/>
          <table:table-cell table:formula="of:=([.I2]+[.I3])/2" office:value-type="float" office:value="6.5" calcext:value-type="float">
            <text:p>6.5</text:p>
          </table:table-cell>
          <table:table-cell table:formula="of:=([.J2]+[.J3])/2" office:value-type="float" office:value="-171.75" calcext:value-type="float">
            <text:p>-171.75</text:p>
          </table:table-cell>
          <table:table-cell table:formula="of:=([.K2]+[.K3])/2" office:value-type="float" office:value="-564.25" calcext:value-type="float">
            <text:p>-564.25</text:p>
          </table:table-cell>
          <table:table-cell/>
          <table:table-cell table:formula="of:=SUM([.$M$2:.M3])" office:value-type="float" office:value="14.25" calcext:value-type="float">
            <text:p>14.25</text:p>
          </table:table-cell>
          <table:table-cell table:formula="of:=SUM([.$N$2:.N3])" office:value-type="float" office:value="-405.25" calcext:value-type="float">
            <text:p>-405.25</text:p>
          </table:table-cell>
          <table:table-cell table:formula="of:=SUM([.$O$2:.O3])" office:value-type="float" office:value="-1358.75" calcext:value-type="float">
            <text:p>-1358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22" calcext:value-type="float">
            <text:p>-122</text:p>
          </table:table-cell>
          <table:table-cell/>
          <table:table-cell table:formula="of:=([.A3]+[.A2])/2" office:value-type="float" office:value="2.5" calcext:value-type="float">
            <text:p>2.5</text:p>
          </table:table-cell>
          <table:table-cell table:formula="of:=([.B3]+[.B2])/2" office:value-type="float" office:value="8" calcext:value-type="float">
            <text:p>8</text:p>
          </table:table-cell>
          <table:table-cell table:formula="of:=([.C3]+[.C2])/2" office:value-type="float" office:value="-138" calcext:value-type="float">
            <text:p>-138</text:p>
          </table:table-cell>
          <table:table-cell/>
          <table:table-cell table:formula="of:=SUM([.$E$2:.E4])" office:value-type="float" office:value="7" calcext:value-type="float">
            <text:p>7</text:p>
          </table:table-cell>
          <table:table-cell table:formula="of:=SUM([.$F$2:.F4])" office:value-type="float" office:value="-201.5" calcext:value-type="float">
            <text:p>-201.5</text:p>
          </table:table-cell>
          <table:table-cell table:formula="of:=SUM([.$G$2:.G4])" office:value-type="float" office:value="-680" calcext:value-type="float">
            <text:p>-680</text:p>
          </table:table-cell>
          <table:table-cell/>
          <table:table-cell table:formula="of:=([.I3]+[.I4])/2" office:value-type="float" office:value="7.75" calcext:value-type="float">
            <text:p>7.75</text:p>
          </table:table-cell>
          <table:table-cell table:formula="of:=([.J3]+[.J4])/2" office:value-type="float" office:value="-233.5" calcext:value-type="float">
            <text:p>-233.5</text:p>
          </table:table-cell>
          <table:table-cell table:formula="of:=([.K3]+[.K4])/2" office:value-type="float" office:value="-794.5" calcext:value-type="float">
            <text:p>-794.5</text:p>
          </table:table-cell>
          <table:table-cell/>
          <table:table-cell table:formula="of:=SUM([.$M$2:.M4])" office:value-type="float" office:value="22.75" calcext:value-type="float">
            <text:p>22.75</text:p>
          </table:table-cell>
          <table:table-cell table:formula="of:=SUM([.$N$2:.N4])" office:value-type="float" office:value="-701.25" calcext:value-type="float">
            <text:p>-701.25</text:p>
          </table:table-cell>
          <table:table-cell table:formula="of:=SUM([.$O$2:.O4])" office:value-type="float" office:value="-2385" calcext:value-type="float">
            <text:p>-2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93" calcext:value-type="float">
            <text:p>-93</text:p>
          </table:table-cell>
          <table:table-cell/>
          <table:table-cell table:formula="of:=([.A4]+[.A3])/2" office:value-type="float" office:value="1" calcext:value-type="float">
            <text:p>1</text:p>
          </table:table-cell>
          <table:table-cell table:formula="of:=([.B4]+[.B3])/2" office:value-type="float" office:value="7.5" calcext:value-type="float">
            <text:p>7.5</text:p>
          </table:table-cell>
          <table:table-cell table:formula="of:=([.C4]+[.C3])/2" office:value-type="float" office:value="-107.5" calcext:value-type="float">
            <text:p>-107.5</text:p>
          </table:table-cell>
          <table:table-cell/>
          <table:table-cell table:formula="of:=SUM([.$E$2:.E5])" office:value-type="float" office:value="8.5" calcext:value-type="float">
            <text:p>8.5</text:p>
          </table:table-cell>
          <table:table-cell table:formula="of:=SUM([.$F$2:.F5])" office:value-type="float" office:value="-265.5" calcext:value-type="float">
            <text:p>-265.5</text:p>
          </table:table-cell>
          <table:table-cell table:formula="of:=SUM([.$G$2:.G5])" office:value-type="float" office:value="-909" calcext:value-type="float">
            <text:p>-909</text:p>
          </table:table-cell>
          <table:table-cell/>
          <table:table-cell table:formula="of:=([.I4]+[.I5])/2" office:value-type="float" office:value="8.5" calcext:value-type="float">
            <text:p>8.5</text:p>
          </table:table-cell>
          <table:table-cell table:formula="of:=([.J4]+[.J5])/2" office:value-type="float" office:value="-296" calcext:value-type="float">
            <text:p>-296</text:p>
          </table:table-cell>
          <table:table-cell table:formula="of:=([.K4]+[.K5])/2" office:value-type="float" office:value="-1026.25" calcext:value-type="float">
            <text:p>-1026.25</text:p>
          </table:table-cell>
          <table:table-cell/>
          <table:table-cell table:formula="of:=SUM([.$M$2:.M5])" office:value-type="float" office:value="29.75" calcext:value-type="float">
            <text:p>29.75</text:p>
          </table:table-cell>
          <table:table-cell table:formula="of:=SUM([.$N$2:.N5])" office:value-type="float" office:value="-1057.5" calcext:value-type="float">
            <text:p>-1057.5</text:p>
          </table:table-cell>
          <table:table-cell table:formula="of:=SUM([.$O$2:.O5])" office:value-type="float" office:value="-3646.75" calcext:value-type="float">
            <text:p>-3646.7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81" calcext:value-type="float">
            <text:p>-81</text:p>
          </table:table-cell>
          <table:table-cell/>
          <table:table-cell table:formula="of:=([.A5]+[.A4])/2" office:value-type="float" office:value="1.5" calcext:value-type="float">
            <text:p>1.5</text:p>
          </table:table-cell>
          <table:table-cell table:formula="of:=([.B5]+[.B4])/2" office:value-type="float" office:value="5" calcext:value-type="float">
            <text:p>5</text:p>
          </table:table-cell>
          <table:table-cell table:formula="of:=([.C5]+[.C4])/2" office:value-type="float" office:value="-87" calcext:value-type="float">
            <text:p>-87</text:p>
          </table:table-cell>
          <table:table-cell/>
          <table:table-cell table:formula="of:=SUM([.$E$2:.E6])" office:value-type="float" office:value="8.5" calcext:value-type="float">
            <text:p>8.5</text:p>
          </table:table-cell>
          <table:table-cell table:formula="of:=SUM([.$F$2:.F6])" office:value-type="float" office:value="-326.5" calcext:value-type="float">
            <text:p>-326.5</text:p>
          </table:table-cell>
          <table:table-cell table:formula="of:=SUM([.$G$2:.G6])" office:value-type="float" office:value="-1143.5" calcext:value-type="float">
            <text:p>-1143.5</text:p>
          </table:table-cell>
          <table:table-cell/>
          <table:table-cell table:formula="of:=([.I5]+[.I6])/2" office:value-type="float" office:value="7" calcext:value-type="float">
            <text:p>7</text:p>
          </table:table-cell>
          <table:table-cell table:formula="of:=([.J5]+[.J6])/2" office:value-type="float" office:value="-356.25" calcext:value-type="float">
            <text:p>-356.25</text:p>
          </table:table-cell>
          <table:table-cell table:formula="of:=([.K5]+[.K6])/2" office:value-type="float" office:value="-1261.75" calcext:value-type="float">
            <text:p>-1261.75</text:p>
          </table:table-cell>
          <table:table-cell/>
          <table:table-cell table:formula="of:=SUM([.$M$2:.M6])" office:value-type="float" office:value="35" calcext:value-type="float">
            <text:p>35</text:p>
          </table:table-cell>
          <table:table-cell table:formula="of:=SUM([.$N$2:.N6])" office:value-type="float" office:value="-1474.25" calcext:value-type="float">
            <text:p>-1474.25</text:p>
          </table:table-cell>
          <table:table-cell table:formula="of:=SUM([.$O$2:.O6])" office:value-type="float" office:value="-5143.5" calcext:value-type="float">
            <text:p>-5143.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/>
          <table:table-cell table:formula="of:=([.A6]+[.A5])/2" office:value-type="float" office:value="0" calcext:value-type="float">
            <text:p>0</text:p>
          </table:table-cell>
          <table:table-cell table:formula="of:=([.B6]+[.B5])/2" office:value-type="float" office:value="0.5" calcext:value-type="float">
            <text:p>0.5</text:p>
          </table:table-cell>
          <table:table-cell table:formula="of:=([.C6]+[.C5])/2" office:value-type="float" office:value="-72" calcext:value-type="float">
            <text:p>-72</text:p>
          </table:table-cell>
          <table:table-cell/>
          <table:table-cell table:formula="of:=SUM([.$E$2:.E7])" office:value-type="float" office:value="5.5" calcext:value-type="float">
            <text:p>5.5</text:p>
          </table:table-cell>
          <table:table-cell table:formula="of:=SUM([.$F$2:.F7])" office:value-type="float" office:value="-386" calcext:value-type="float">
            <text:p>-386</text:p>
          </table:table-cell>
          <table:table-cell table:formula="of:=SUM([.$G$2:.G7])" office:value-type="float" office:value="-1380" calcext:value-type="float">
            <text:p>-1380</text:p>
          </table:table-cell>
          <table:table-cell/>
          <table:table-cell table:formula="of:=([.I6]+[.I7])/2" office:value-type="float" office:value="5.25" calcext:value-type="float">
            <text:p>5.25</text:p>
          </table:table-cell>
          <table:table-cell table:formula="of:=([.J6]+[.J7])/2" office:value-type="float" office:value="-416.75" calcext:value-type="float">
            <text:p>-416.75</text:p>
          </table:table-cell>
          <table:table-cell table:formula="of:=([.K6]+[.K7])/2" office:value-type="float" office:value="-1496.75" calcext:value-type="float">
            <text:p>-1496.75</text:p>
          </table:table-cell>
          <table:table-cell/>
          <table:table-cell table:formula="of:=SUM([.$M$2:.M7])" office:value-type="float" office:value="39.75" calcext:value-type="float">
            <text:p>39.75</text:p>
          </table:table-cell>
          <table:table-cell table:formula="of:=SUM([.$N$2:.N7])" office:value-type="float" office:value="-1949.75" calcext:value-type="float">
            <text:p>-1949.75</text:p>
          </table:table-cell>
          <table:table-cell table:formula="of:=SUM([.$O$2:.O7])" office:value-type="float" office:value="-6874.75" calcext:value-type="float">
            <text:p>-6874.7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/>
          <table:table-cell table:formula="of:=([.A7]+[.A6])/2" office:value-type="float" office:value="-3" calcext:value-type="float">
            <text:p>-3</text:p>
          </table:table-cell>
          <table:table-cell table:formula="of:=([.B7]+[.B6])/2" office:value-type="float" office:value="0.5" calcext:value-type="float">
            <text:p>0.5</text:p>
          </table:table-cell>
          <table:table-cell table:formula="of:=([.C7]+[.C6])/2" office:value-type="float" office:value="-57" calcext:value-type="float">
            <text:p>-57</text:p>
          </table:table-cell>
          <table:table-cell/>
          <table:table-cell table:formula="of:=SUM([.$E$2:.E8])" office:value-type="float" office:value="5" calcext:value-type="float">
            <text:p>5</text:p>
          </table:table-cell>
          <table:table-cell table:formula="of:=SUM([.$F$2:.F8])" office:value-type="float" office:value="-447.5" calcext:value-type="float">
            <text:p>-447.5</text:p>
          </table:table-cell>
          <table:table-cell table:formula="of:=SUM([.$G$2:.G8])" office:value-type="float" office:value="-1613.5" calcext:value-type="float">
            <text:p>-1613.5</text:p>
          </table:table-cell>
          <table:table-cell/>
          <table:table-cell table:formula="of:=([.I7]+[.I8])/2" office:value-type="float" office:value="4.75" calcext:value-type="float">
            <text:p>4.75</text:p>
          </table:table-cell>
          <table:table-cell table:formula="of:=([.J7]+[.J8])/2" office:value-type="float" office:value="-475.5" calcext:value-type="float">
            <text:p>-475.5</text:p>
          </table:table-cell>
          <table:table-cell table:formula="of:=([.K7]+[.K8])/2" office:value-type="float" office:value="-1731.25" calcext:value-type="float">
            <text:p>-1731.25</text:p>
          </table:table-cell>
          <table:table-cell/>
          <table:table-cell table:formula="of:=SUM([.$M$2:.M8])" office:value-type="float" office:value="44.75" calcext:value-type="float">
            <text:p>44.75</text:p>
          </table:table-cell>
          <table:table-cell table:formula="of:=SUM([.$N$2:.N8])" office:value-type="float" office:value="-2184.5" calcext:value-type="float">
            <text:p>-2184.5</text:p>
          </table:table-cell>
          <table:table-cell table:formula="of:=SUM([.$O$2:.O8])" office:value-type="float" office:value="-8172.5" calcext:value-type="float">
            <text:p>-8172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/>
          <table:table-cell table:formula="of:=([.A8]+[.A7])/2" office:value-type="float" office:value="-0.5" calcext:value-type="float">
            <text:p>-0.5</text:p>
          </table:table-cell>
          <table:table-cell table:formula="of:=([.B8]+[.B7])/2" office:value-type="float" office:value="1" calcext:value-type="float">
            <text:p>1</text:p>
          </table:table-cell>
          <table:table-cell table:formula="of:=([.C8]+[.C7])/2" office:value-type="float" office:value="-45" calcext:value-type="float">
            <text:p>-45</text:p>
          </table:table-cell>
          <table:table-cell/>
          <table:table-cell table:formula="of:=SUM([.$E$2:.E9])" office:value-type="float" office:value="4.5" calcext:value-type="float">
            <text:p>4.5</text:p>
          </table:table-cell>
          <table:table-cell table:formula="of:=SUM([.$F$2:.F9])" office:value-type="float" office:value="-503.5" calcext:value-type="float">
            <text:p>-503.5</text:p>
          </table:table-cell>
          <table:table-cell table:formula="of:=SUM([.$G$2:.G9])" office:value-type="float" office:value="-1849" calcext:value-type="float">
            <text:p>-1849</text:p>
          </table:table-cell>
          <table:table-cell/>
          <table:table-cell table:formula="of:=([.I8]+[.I9])/2" office:value-type="float" office:value="5" calcext:value-type="float">
            <text:p>5</text:p>
          </table:table-cell>
          <table:table-cell table:formula="of:=([.J8]+[.J9])/2" office:value-type="float" office:value="-234.75" calcext:value-type="float">
            <text:p>-234.75</text:p>
          </table:table-cell>
          <table:table-cell table:formula="of:=([.K8]+[.K9])/2" office:value-type="float" office:value="-1297.75" calcext:value-type="float">
            <text:p>-1297.75</text:p>
          </table:table-cell>
          <table:table-cell/>
          <table:table-cell table:formula="of:=SUM([.$M$2:.M9])" office:value-type="float" office:value="52" calcext:value-type="float">
            <text:p>52</text:p>
          </table:table-cell>
          <table:table-cell table:formula="of:=SUM([.$N$2:.N9])" office:value-type="float" office:value="-2149.75" calcext:value-type="float">
            <text:p>-2149.75</text:p>
          </table:table-cell>
          <table:table-cell table:formula="of:=SUM([.$O$2:.O9])" office:value-type="float" office:value="-8930" calcext:value-type="float">
            <text:p>-893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([.A9]+[.A8])/2" office:value-type="float" office:value="-0.5" calcext:value-type="float">
            <text:p>-0.5</text:p>
          </table:table-cell>
          <table:table-cell table:formula="of:=([.B9]+[.B8])/2" office:value-type="float" office:value="-0.5" calcext:value-type="float">
            <text:p>-0.5</text:p>
          </table:table-cell>
          <table:table-cell table:formula="of:=([.C9]+[.C8])/2" office:value-type="float" office:value="-34.5" calcext:value-type="float">
            <text:p>-34.5</text:p>
          </table:table-cell>
          <table:table-cell/>
          <table:table-cell table:formula="of:=SUM([.$E$2:.E10])" office:value-type="float" office:value="5.5" calcext:value-type="float">
            <text:p>5.5</text:p>
          </table:table-cell>
          <table:table-cell table:formula="of:=SUM([.$F$2:.F10])" office:value-type="float" office:value="34" calcext:value-type="float">
            <text:p>34</text:p>
          </table:table-cell>
          <table:table-cell table:formula="of:=SUM([.$G$2:.G10])" office:value-type="float" office:value="-746.5" calcext:value-type="float">
            <text:p>-746.5</text:p>
          </table:table-cell>
          <table:table-cell/>
          <table:table-cell table:formula="of:=([.I9]+[.I10])/2" office:value-type="float" office:value="7.25" calcext:value-type="float">
            <text:p>7.25</text:p>
          </table:table-cell>
          <table:table-cell table:formula="of:=([.J9]+[.J10])/2" office:value-type="float" office:value="34.75" calcext:value-type="float">
            <text:p>34.75</text:p>
          </table:table-cell>
          <table:table-cell table:formula="of:=([.K9]+[.K10])/2" office:value-type="float" office:value="-757.5" calcext:value-type="float">
            <text:p>-757.5</text:p>
          </table:table-cell>
          <table:table-cell/>
          <table:table-cell table:formula="of:=SUM([.$M$2:.M10])" office:value-type="float" office:value="62.25" calcext:value-type="float">
            <text:p>62.25</text:p>
          </table:table-cell>
          <table:table-cell table:formula="of:=SUM([.$N$2:.N10])" office:value-type="float" office:value="-2117.25" calcext:value-type="float">
            <text:p>-2117.25</text:p>
          </table:table-cell>
          <table:table-cell table:formula="of:=SUM([.$O$2:.O10])" office:value-type="float" office:value="-9705.25" calcext:value-type="float">
            <text:p>-9705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24" calcext:value-type="float">
            <text:p>-24</text:p>
          </table:table-cell>
          <table:table-cell/>
          <table:table-cell table:formula="of:=([.A10]+[.A9])/2" office:value-type="float" office:value="1" calcext:value-type="float">
            <text:p>1</text:p>
          </table:table-cell>
          <table:table-cell table:formula="of:=([.B10]+[.B9])/2" office:value-type="float" office:value="1" calcext:value-type="float">
            <text:p>1</text:p>
          </table:table-cell>
          <table:table-cell table:formula="of:=([.C10]+[.C9])/2" office:value-type="float" office:value="-27" calcext:value-type="float">
            <text:p>-27</text:p>
          </table:table-cell>
          <table:table-cell/>
          <table:table-cell table:formula="of:=SUM([.$E$2:.E11])" office:value-type="float" office:value="9" calcext:value-type="float">
            <text:p>9</text:p>
          </table:table-cell>
          <table:table-cell table:formula="of:=SUM([.$F$2:.F11])" office:value-type="float" office:value="35.5" calcext:value-type="float">
            <text:p>35.5</text:p>
          </table:table-cell>
          <table:table-cell table:formula="of:=SUM([.$G$2:.G11])" office:value-type="float" office:value="-768.5" calcext:value-type="float">
            <text:p>-768.5</text:p>
          </table:table-cell>
          <table:table-cell/>
          <table:table-cell table:formula="of:=([.I10]+[.I11])/2" office:value-type="float" office:value="10.25" calcext:value-type="float">
            <text:p>10.25</text:p>
          </table:table-cell>
          <table:table-cell table:formula="of:=([.J10]+[.J11])/2" office:value-type="float" office:value="32.5" calcext:value-type="float">
            <text:p>32.5</text:p>
          </table:table-cell>
          <table:table-cell table:formula="of:=([.K10]+[.K11])/2" office:value-type="float" office:value="-775.25" calcext:value-type="float">
            <text:p>-775.25</text:p>
          </table:table-cell>
          <table:table-cell/>
          <table:table-cell table:formula="of:=SUM([.$M$2:.M11])" office:value-type="float" office:value="78" calcext:value-type="float">
            <text:p>78</text:p>
          </table:table-cell>
          <table:table-cell table:formula="of:=SUM([.$N$2:.N11])" office:value-type="float" office:value="-2091.5" calcext:value-type="float">
            <text:p>-2091.5</text:p>
          </table:table-cell>
          <table:table-cell table:formula="of:=SUM([.$O$2:.O11])" office:value-type="float" office:value="-10493" calcext:value-type="float">
            <text:p>-104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/>
          <table:table-cell table:formula="of:=([.A11]+[.A10])/2" office:value-type="float" office:value="3.5" calcext:value-type="float">
            <text:p>3.5</text:p>
          </table:table-cell>
          <table:table-cell table:formula="of:=([.B11]+[.B10])/2" office:value-type="float" office:value="1.5" calcext:value-type="float">
            <text:p>1.5</text:p>
          </table:table-cell>
          <table:table-cell table:formula="of:=([.C11]+[.C10])/2" office:value-type="float" office:value="-22" calcext:value-type="float">
            <text:p>-22</text:p>
          </table:table-cell>
          <table:table-cell/>
          <table:table-cell table:formula="of:=SUM([.$E$2:.E12])" office:value-type="float" office:value="11.5" calcext:value-type="float">
            <text:p>11.5</text:p>
          </table:table-cell>
          <table:table-cell table:formula="of:=SUM([.$F$2:.F12])" office:value-type="float" office:value="29.5" calcext:value-type="float">
            <text:p>29.5</text:p>
          </table:table-cell>
          <table:table-cell table:formula="of:=SUM([.$G$2:.G12])" office:value-type="float" office:value="-782" calcext:value-type="float">
            <text:p>-782</text:p>
          </table:table-cell>
          <table:table-cell/>
          <table:table-cell table:formula="of:=([.I11]+[.I12])/2" office:value-type="float" office:value="15.75" calcext:value-type="float">
            <text:p>15.75</text:p>
          </table:table-cell>
          <table:table-cell table:formula="of:=([.J11]+[.J12])/2" office:value-type="float" office:value="25.75" calcext:value-type="float">
            <text:p>25.75</text:p>
          </table:table-cell>
          <table:table-cell table:formula="of:=([.K11]+[.K12])/2" office:value-type="float" office:value="-787.75" calcext:value-type="float">
            <text:p>-787.75</text:p>
          </table:table-cell>
          <table:table-cell/>
          <table:table-cell table:formula="of:=SUM([.$M$2:.M12])" office:value-type="float" office:value="100.25" calcext:value-type="float">
            <text:p>100.25</text:p>
          </table:table-cell>
          <table:table-cell table:formula="of:=SUM([.$N$2:.N12])" office:value-type="float" office:value="-2065" calcext:value-type="float">
            <text:p>-2065</text:p>
          </table:table-cell>
          <table:table-cell table:formula="of:=SUM([.$O$2:.O12])" office:value-type="float" office:value="-11299.25" calcext:value-type="float">
            <text:p>-11299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/>
          <table:table-cell table:formula="of:=([.A12]+[.A11])/2" office:value-type="float" office:value="2.5" calcext:value-type="float">
            <text:p>2.5</text:p>
          </table:table-cell>
          <table:table-cell table:formula="of:=([.B12]+[.B11])/2" office:value-type="float" office:value="-6" calcext:value-type="float">
            <text:p>-6</text:p>
          </table:table-cell>
          <table:table-cell table:formula="of:=([.C12]+[.C11])/2" office:value-type="float" office:value="-13.5" calcext:value-type="float">
            <text:p>-13.5</text:p>
          </table:table-cell>
          <table:table-cell/>
          <table:table-cell table:formula="of:=SUM([.$E$2:.E13])" office:value-type="float" office:value="20" calcext:value-type="float">
            <text:p>20</text:p>
          </table:table-cell>
          <table:table-cell table:formula="of:=SUM([.$F$2:.F13])" office:value-type="float" office:value="22" calcext:value-type="float">
            <text:p>22</text:p>
          </table:table-cell>
          <table:table-cell table:formula="of:=SUM([.$G$2:.G13])" office:value-type="float" office:value="-793.5" calcext:value-type="float">
            <text:p>-793.5</text:p>
          </table:table-cell>
          <table:table-cell/>
          <table:table-cell table:formula="of:=([.I12]+[.I13])/2" office:value-type="float" office:value="22.25" calcext:value-type="float">
            <text:p>22.25</text:p>
          </table:table-cell>
          <table:table-cell table:formula="of:=([.J12]+[.J13])/2" office:value-type="float" office:value="26.5" calcext:value-type="float">
            <text:p>26.5</text:p>
          </table:table-cell>
          <table:table-cell table:formula="of:=([.K12]+[.K13])/2" office:value-type="float" office:value="-806.25" calcext:value-type="float">
            <text:p>-806.25</text:p>
          </table:table-cell>
          <table:table-cell/>
          <table:table-cell table:formula="of:=SUM([.$M$2:.M13])" office:value-type="float" office:value="138.75" calcext:value-type="float">
            <text:p>138.75</text:p>
          </table:table-cell>
          <table:table-cell table:formula="of:=SUM([.$N$2:.N13])" office:value-type="float" office:value="-2002.75" calcext:value-type="float">
            <text:p>-2002.75</text:p>
          </table:table-cell>
          <table:table-cell table:formula="of:=SUM([.$O$2:.O13])" office:value-type="float" office:value="-12127" calcext:value-type="float">
            <text:p>-121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-16" calcext:value-type="float">
            <text:p>-16</text:p>
          </table:table-cell>
          <table:table-cell/>
          <table:table-cell table:formula="of:=([.A13]+[.A12])/2" office:value-type="float" office:value="8.5" calcext:value-type="float">
            <text:p>8.5</text:p>
          </table:table-cell>
          <table:table-cell table:formula="of:=([.B13]+[.B12])/2" office:value-type="float" office:value="-7.5" calcext:value-type="float">
            <text:p>-7.5</text:p>
          </table:table-cell>
          <table:table-cell table:formula="of:=([.C13]+[.C12])/2" office:value-type="float" office:value="-11.5" calcext:value-type="float">
            <text:p>-11.5</text:p>
          </table:table-cell>
          <table:table-cell/>
          <table:table-cell table:formula="of:=SUM([.$E$2:.E14])" office:value-type="float" office:value="24.5" calcext:value-type="float">
            <text:p>24.5</text:p>
          </table:table-cell>
          <table:table-cell table:formula="of:=SUM([.$F$2:.F14])" office:value-type="float" office:value="31" calcext:value-type="float">
            <text:p>31</text:p>
          </table:table-cell>
          <table:table-cell table:formula="of:=SUM([.$G$2:.G14])" office:value-type="float" office:value="-819" calcext:value-type="float">
            <text:p>-819</text:p>
          </table:table-cell>
          <table:table-cell/>
          <table:table-cell table:formula="of:=([.I13]+[.I14])/2" office:value-type="float" office:value="38.5" calcext:value-type="float">
            <text:p>38.5</text:p>
          </table:table-cell>
          <table:table-cell table:formula="of:=([.J13]+[.J14])/2" office:value-type="float" office:value="62.25" calcext:value-type="float">
            <text:p>62.25</text:p>
          </table:table-cell>
          <table:table-cell table:formula="of:=([.K13]+[.K14])/2" office:value-type="float" office:value="-827.75" calcext:value-type="float">
            <text:p>-827.75</text:p>
          </table:table-cell>
          <table:table-cell/>
          <table:table-cell table:formula="of:=SUM([.$M$2:.M14])" office:value-type="float" office:value="201.25" calcext:value-type="float">
            <text:p>201.25</text:p>
          </table:table-cell>
          <table:table-cell table:formula="of:=SUM([.$N$2:.N14])" office:value-type="float" office:value="-1899.5" calcext:value-type="float">
            <text:p>-1899.5</text:p>
          </table:table-cell>
          <table:table-cell table:formula="of:=SUM([.$O$2:.O14])" office:value-type="float" office:value="-12945.5" calcext:value-type="float">
            <text:p>-12945.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2" calcext:value-type="float">
            <text:p>22</text:p>
          </table:table-cell>
          <table:table-cell office:value-type="float" office:value="-35" calcext:value-type="float">
            <text:p>-35</text:p>
          </table:table-cell>
          <table:table-cell/>
          <table:table-cell table:formula="of:=([.A14]+[.A13])/2" office:value-type="float" office:value="4.5" calcext:value-type="float">
            <text:p>4.5</text:p>
          </table:table-cell>
          <table:table-cell table:formula="of:=([.B14]+[.B13])/2" office:value-type="float" office:value="9" calcext:value-type="float">
            <text:p>9</text:p>
          </table:table-cell>
          <table:table-cell table:formula="of:=([.C14]+[.C13])/2" office:value-type="float" office:value="-25.5" calcext:value-type="float">
            <text:p>-25.5</text:p>
          </table:table-cell>
          <table:table-cell/>
          <table:table-cell table:formula="of:=SUM([.$E$2:.E15])" office:value-type="float" office:value="52.5" calcext:value-type="float">
            <text:p>52.5</text:p>
          </table:table-cell>
          <table:table-cell table:formula="of:=SUM([.$F$2:.F15])" office:value-type="float" office:value="93.5" calcext:value-type="float">
            <text:p>93.5</text:p>
          </table:table-cell>
          <table:table-cell table:formula="of:=SUM([.$G$2:.G15])" office:value-type="float" office:value="-836.5" calcext:value-type="float">
            <text:p>-836.5</text:p>
          </table:table-cell>
          <table:table-cell/>
          <table:table-cell table:formula="of:=([.I14]+[.I15])/2" office:value-type="float" office:value="62.5" calcext:value-type="float">
            <text:p>62.5</text:p>
          </table:table-cell>
          <table:table-cell table:formula="of:=([.J14]+[.J15])/2" office:value-type="float" office:value="103.25" calcext:value-type="float">
            <text:p>103.25</text:p>
          </table:table-cell>
          <table:table-cell table:formula="of:=([.K14]+[.K15])/2" office:value-type="float" office:value="-818.5" calcext:value-type="float">
            <text:p>-818.5</text:p>
          </table:table-cell>
          <table:table-cell/>
          <table:table-cell table:formula="of:=SUM([.$M$2:.M15])" office:value-type="float" office:value="292.75" calcext:value-type="float">
            <text:p>292.75</text:p>
          </table:table-cell>
          <table:table-cell table:formula="of:=SUM([.$N$2:.N15])" office:value-type="float" office:value="-1782" calcext:value-type="float">
            <text:p>-1782</text:p>
          </table:table-cell>
          <table:table-cell table:formula="of:=SUM([.$O$2:.O15])" office:value-type="float" office:value="-13690" calcext:value-type="float">
            <text:p>-1369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5]+[.A14])/2" office:value-type="float" office:value="28" calcext:value-type="float">
            <text:p>28</text:p>
          </table:table-cell>
          <table:table-cell table:formula="of:=([.B15]+[.B14])/2" office:value-type="float" office:value="62.5" calcext:value-type="float">
            <text:p>62.5</text:p>
          </table:table-cell>
          <table:table-cell table:formula="of:=([.C15]+[.C14])/2" office:value-type="float" office:value="-17.5" calcext:value-type="float">
            <text:p>-17.5</text:p>
          </table:table-cell>
          <table:table-cell/>
          <table:table-cell table:formula="of:=SUM([.$E$2:.E16])" office:value-type="float" office:value="72.5" calcext:value-type="float">
            <text:p>72.5</text:p>
          </table:table-cell>
          <table:table-cell table:formula="of:=SUM([.$F$2:.F16])" office:value-type="float" office:value="113" calcext:value-type="float">
            <text:p>113</text:p>
          </table:table-cell>
          <table:table-cell table:formula="of:=SUM([.$G$2:.G16])" office:value-type="float" office:value="-800.5" calcext:value-type="float">
            <text:p>-800.5</text:p>
          </table:table-cell>
          <table:table-cell/>
          <table:table-cell table:formula="of:=([.I15]+[.I16])/2" office:value-type="float" office:value="91.5" calcext:value-type="float">
            <text:p>91.5</text:p>
          </table:table-cell>
          <table:table-cell table:formula="of:=([.J15]+[.J16])/2" office:value-type="float" office:value="117.5" calcext:value-type="float">
            <text:p>117.5</text:p>
          </table:table-cell>
          <table:table-cell table:formula="of:=([.K15]+[.K16])/2" office:value-type="float" office:value="-744.5" calcext:value-type="float">
            <text:p>-744.5</text:p>
          </table:table-cell>
          <table:table-cell/>
          <table:table-cell table:formula="of:=SUM([.$M$2:.M16])" office:value-type="float" office:value="391.25" calcext:value-type="float">
            <text:p>391.25</text:p>
          </table:table-cell>
          <table:table-cell table:formula="of:=SUM([.$N$2:.N16])" office:value-type="float" office:value="-1659.25" calcext:value-type="float">
            <text:p>-1659.25</text:p>
          </table:table-cell>
          <table:table-cell table:formula="of:=SUM([.$O$2:.O16])" office:value-type="float" office:value="-14324.75" calcext:value-type="float">
            <text:p>-14324.7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64" calcext:value-type="float">
            <text:p>-64</text:p>
          </table:table-cell>
          <table:table-cell office:value-type="float" office:value="72" calcext:value-type="float">
            <text:p>72</text:p>
          </table:table-cell>
          <table:table-cell/>
          <table:table-cell table:formula="of:=([.A16]+[.A15])/2" office:value-type="float" office:value="20" calcext:value-type="float">
            <text:p>20</text:p>
          </table:table-cell>
          <table:table-cell table:formula="of:=([.B16]+[.B15])/2" office:value-type="float" office:value="19.5" calcext:value-type="float">
            <text:p>19.5</text:p>
          </table:table-cell>
          <table:table-cell table:formula="of:=([.C16]+[.C15])/2" office:value-type="float" office:value="36" calcext:value-type="float">
            <text:p>36</text:p>
          </table:table-cell>
          <table:table-cell/>
          <table:table-cell table:formula="of:=SUM([.$E$2:.E17])" office:value-type="float" office:value="110.5" calcext:value-type="float">
            <text:p>110.5</text:p>
          </table:table-cell>
          <table:table-cell table:formula="of:=SUM([.$F$2:.F17])" office:value-type="float" office:value="122" calcext:value-type="float">
            <text:p>122</text:p>
          </table:table-cell>
          <table:table-cell table:formula="of:=SUM([.$G$2:.G17])" office:value-type="float" office:value="-688.5" calcext:value-type="float">
            <text:p>-688.5</text:p>
          </table:table-cell>
          <table:table-cell/>
          <table:table-cell table:formula="of:=([.I16]+[.I17])/2" office:value-type="float" office:value="98.5" calcext:value-type="float">
            <text:p>98.5</text:p>
          </table:table-cell>
          <table:table-cell table:formula="of:=([.J16]+[.J17])/2" office:value-type="float" office:value="122.75" calcext:value-type="float">
            <text:p>122.75</text:p>
          </table:table-cell>
          <table:table-cell table:formula="of:=([.K16]+[.K17])/2" office:value-type="float" office:value="-634.75" calcext:value-type="float">
            <text:p>-634.75</text:p>
          </table:table-cell>
          <table:table-cell/>
          <table:table-cell table:formula="of:=SUM([.$M$2:.M17])" office:value-type="float" office:value="416.25" calcext:value-type="float">
            <text:p>416.25</text:p>
          </table:table-cell>
          <table:table-cell table:formula="of:=SUM([.$N$2:.N17])" office:value-type="float" office:value="-1544.25" calcext:value-type="float">
            <text:p>-1544.25</text:p>
          </table:table-cell>
          <table:table-cell table:formula="of:=SUM([.$O$2:.O17])" office:value-type="float" office:value="-14907.25" calcext:value-type="float">
            <text:p>-14907.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([.A17]+[.A16])/2" office:value-type="float" office:value="38" calcext:value-type="float">
            <text:p>38</text:p>
          </table:table-cell>
          <table:table-cell table:formula="of:=([.B17]+[.B16])/2" office:value-type="float" office:value="9" calcext:value-type="float">
            <text:p>9</text:p>
          </table:table-cell>
          <table:table-cell table:formula="of:=([.C17]+[.C16])/2" office:value-type="float" office:value="112" calcext:value-type="float">
            <text:p>112</text:p>
          </table:table-cell>
          <table:table-cell/>
          <table:table-cell table:formula="of:=SUM([.$E$2:.E18])" office:value-type="float" office:value="86.5" calcext:value-type="float">
            <text:p>86.5</text:p>
          </table:table-cell>
          <table:table-cell table:formula="of:=SUM([.$F$2:.F18])" office:value-type="float" office:value="123.5" calcext:value-type="float">
            <text:p>123.5</text:p>
          </table:table-cell>
          <table:table-cell table:formula="of:=SUM([.$G$2:.G18])" office:value-type="float" office:value="-581" calcext:value-type="float">
            <text:p>-581</text:p>
          </table:table-cell>
          <table:table-cell/>
          <table:table-cell table:formula="of:=([.I17]+[.I18])/2" office:value-type="float" office:value="25" calcext:value-type="float">
            <text:p>25</text:p>
          </table:table-cell>
          <table:table-cell table:formula="of:=([.J17]+[.J18])/2" office:value-type="float" office:value="115" calcext:value-type="float">
            <text:p>115</text:p>
          </table:table-cell>
          <table:table-cell table:formula="of:=([.K17]+[.K18])/2" office:value-type="float" office:value="-582.5" calcext:value-type="float">
            <text:p>-582.5</text:p>
          </table:table-cell>
          <table:table-cell/>
          <table:table-cell table:formula="of:=SUM([.$M$2:.M18])" office:value-type="float" office:value="362.5" calcext:value-type="float">
            <text:p>362.5</text:p>
          </table:table-cell>
          <table:table-cell table:formula="of:=SUM([.$N$2:.N18])" office:value-type="float" office:value="-1421.75" calcext:value-type="float">
            <text:p>-1421.75</text:p>
          </table:table-cell>
          <table:table-cell table:formula="of:=SUM([.$O$2:.O18])" office:value-type="float" office:value="-15533.25" calcext:value-type="float">
            <text:p>-15533.25</text:p>
          </table:table-cell>
        </table:table-row>
        <table:table-row table:style-name="ro1">
          <table:table-cell office:value-type="float" office:value="-143" calcext:value-type="float">
            <text:p>-143</text:p>
          </table:table-cell>
          <table:table-cell office:value-type="float" office:value="-79" calcext:value-type="float">
            <text:p>-79</text:p>
          </table:table-cell>
          <table:table-cell office:value-type="float" office:value="63" calcext:value-type="float">
            <text:p>63</text:p>
          </table:table-cell>
          <table:table-cell/>
          <table:table-cell table:formula="of:=([.A18]+[.A17])/2" office:value-type="float" office:value="-24" calcext:value-type="float">
            <text:p>-24</text:p>
          </table:table-cell>
          <table:table-cell table:formula="of:=([.B18]+[.B17])/2" office:value-type="float" office:value="1.5" calcext:value-type="float">
            <text:p>1.5</text:p>
          </table:table-cell>
          <table:table-cell table:formula="of:=([.C18]+[.C17])/2" office:value-type="float" office:value="107.5" calcext:value-type="float">
            <text:p>107.5</text:p>
          </table:table-cell>
          <table:table-cell/>
          <table:table-cell table:formula="of:=SUM([.$E$2:.E19])" office:value-type="float" office:value="-36.5" calcext:value-type="float">
            <text:p>-36.5</text:p>
          </table:table-cell>
          <table:table-cell table:formula="of:=SUM([.$F$2:.F19])" office:value-type="float" office:value="106.5" calcext:value-type="float">
            <text:p>106.5</text:p>
          </table:table-cell>
          <table:table-cell table:formula="of:=SUM([.$G$2:.G19])" office:value-type="float" office:value="-584" calcext:value-type="float">
            <text:p>-584</text:p>
          </table:table-cell>
          <table:table-cell/>
          <table:table-cell table:formula="of:=([.I18]+[.I19])/2" office:value-type="float" office:value="-53.75" calcext:value-type="float">
            <text:p>-53.75</text:p>
          </table:table-cell>
          <table:table-cell table:formula="of:=([.J18]+[.J19])/2" office:value-type="float" office:value="122.5" calcext:value-type="float">
            <text:p>122.5</text:p>
          </table:table-cell>
          <table:table-cell table:formula="of:=([.K18]+[.K19])/2" office:value-type="float" office:value="-626" calcext:value-type="float">
            <text:p>-626</text:p>
          </table:table-cell>
          <table:table-cell/>
          <table:table-cell table:formula="of:=SUM([.$M$2:.M19])" office:value-type="float" office:value="300.75" calcext:value-type="float">
            <text:p>300.75</text:p>
          </table:table-cell>
          <table:table-cell table:formula="of:=SUM([.$N$2:.N19])" office:value-type="float" office:value="-1287.5" calcext:value-type="float">
            <text:p>-1287.5</text:p>
          </table:table-cell>
          <table:table-cell table:formula="of:=SUM([.$O$2:.O19])" office:value-type="float" office:value="-16235.75" calcext:value-type="float">
            <text:p>-16235.75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45" calcext:value-type="float">
            <text:p>45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([.A19]+[.A18])/2" office:value-type="float" office:value="-123" calcext:value-type="float">
            <text:p>-123</text:p>
          </table:table-cell>
          <table:table-cell table:formula="of:=([.B19]+[.B18])/2" office:value-type="float" office:value="-17" calcext:value-type="float">
            <text:p>-17</text:p>
          </table:table-cell>
          <table:table-cell table:formula="of:=([.C19]+[.C18])/2" office:value-type="float" office:value="-3" calcext:value-type="float">
            <text:p>-3</text:p>
          </table:table-cell>
          <table:table-cell/>
          <table:table-cell table:formula="of:=SUM([.$E$2:.E20])" office:value-type="float" office:value="-71" calcext:value-type="float">
            <text:p>-71</text:p>
          </table:table-cell>
          <table:table-cell table:formula="of:=SUM([.$F$2:.F20])" office:value-type="float" office:value="138.5" calcext:value-type="float">
            <text:p>138.5</text:p>
          </table:table-cell>
          <table:table-cell table:formula="of:=SUM([.$G$2:.G20])" office:value-type="float" office:value="-668" calcext:value-type="float">
            <text:p>-668</text:p>
          </table:table-cell>
          <table:table-cell/>
          <table:table-cell table:formula="of:=([.I19]+[.I20])/2" office:value-type="float" office:value="-61.75" calcext:value-type="float">
            <text:p>-61.75</text:p>
          </table:table-cell>
          <table:table-cell table:formula="of:=([.J19]+[.J20])/2" office:value-type="float" office:value="134.25" calcext:value-type="float">
            <text:p>134.25</text:p>
          </table:table-cell>
          <table:table-cell table:formula="of:=([.K19]+[.K20])/2" office:value-type="float" office:value="-702.5" calcext:value-type="float">
            <text:p>-702.5</text:p>
          </table:table-cell>
          <table:table-cell/>
          <table:table-cell table:formula="of:=SUM([.$M$2:.M20])" office:value-type="float" office:value="237.25" calcext:value-type="float">
            <text:p>237.25</text:p>
          </table:table-cell>
          <table:table-cell table:formula="of:=SUM([.$N$2:.N20])" office:value-type="float" office:value="-1169" calcext:value-type="float">
            <text:p>-1169</text:p>
          </table:table-cell>
          <table:table-cell table:formula="of:=SUM([.$O$2:.O20])" office:value-type="float" office:value="-16988.25" calcext:value-type="float">
            <text:p>-16988.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-99" calcext:value-type="float">
            <text:p>-99</text:p>
          </table:table-cell>
          <table:table-cell/>
          <table:table-cell table:formula="of:=([.A20]+[.A19])/2" office:value-type="float" office:value="-34.5" calcext:value-type="float">
            <text:p>-34.5</text:p>
          </table:table-cell>
          <table:table-cell table:formula="of:=([.B20]+[.B19])/2" office:value-type="float" office:value="32" calcext:value-type="float">
            <text:p>32</text:p>
          </table:table-cell>
          <table:table-cell table:formula="of:=([.C20]+[.C19])/2" office:value-type="float" office:value="-84" calcext:value-type="float">
            <text:p>-84</text:p>
          </table:table-cell>
          <table:table-cell/>
          <table:table-cell table:formula="of:=SUM([.$E$2:.E21])" office:value-type="float" office:value="-52.5" calcext:value-type="float">
            <text:p>-52.5</text:p>
          </table:table-cell>
          <table:table-cell table:formula="of:=SUM([.$F$2:.F21])" office:value-type="float" office:value="130" calcext:value-type="float">
            <text:p>130</text:p>
          </table:table-cell>
          <table:table-cell table:formula="of:=SUM([.$G$2:.G21])" office:value-type="float" office:value="-737" calcext:value-type="float">
            <text:p>-737</text:p>
          </table:table-cell>
          <table:table-cell/>
          <table:table-cell table:formula="of:=([.I20]+[.I21])/2" office:value-type="float" office:value="-63.5" calcext:value-type="float">
            <text:p>-63.5</text:p>
          </table:table-cell>
          <table:table-cell table:formula="of:=([.J20]+[.J21])/2" office:value-type="float" office:value="118.5" calcext:value-type="float">
            <text:p>118.5</text:p>
          </table:table-cell>
          <table:table-cell table:formula="of:=([.K20]+[.K21])/2" office:value-type="float" office:value="-752.5" calcext:value-type="float">
            <text:p>-752.5</text:p>
          </table:table-cell>
          <table:table-cell/>
          <table:table-cell table:formula="of:=SUM([.$M$2:.M21])" office:value-type="float" office:value="146.5" calcext:value-type="float">
            <text:p>146.5</text:p>
          </table:table-cell>
          <table:table-cell table:formula="of:=SUM([.$N$2:.N21])" office:value-type="float" office:value="-1067" calcext:value-type="float">
            <text:p>-1067</text:p>
          </table:table-cell>
          <table:table-cell table:formula="of:=SUM([.$O$2:.O21])" office:value-type="float" office:value="-17761.5" calcext:value-type="float">
            <text:p>-17761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6" calcext:value-type="float">
            <text:p>-36</text:p>
          </table:table-cell>
          <table:table-cell office:value-type="float" office:value="-39" calcext:value-type="float">
            <text:p>-39</text:p>
          </table:table-cell>
          <table:table-cell/>
          <table:table-cell table:formula="of:=([.A21]+[.A20])/2" office:value-type="float" office:value="18.5" calcext:value-type="float">
            <text:p>18.5</text:p>
          </table:table-cell>
          <table:table-cell table:formula="of:=([.B21]+[.B20])/2" office:value-type="float" office:value="-8.5" calcext:value-type="float">
            <text:p>-8.5</text:p>
          </table:table-cell>
          <table:table-cell table:formula="of:=([.C21]+[.C20])/2" office:value-type="float" office:value="-69" calcext:value-type="float">
            <text:p>-69</text:p>
          </table:table-cell>
          <table:table-cell/>
          <table:table-cell table:formula="of:=SUM([.$E$2:.E22])" office:value-type="float" office:value="-74.5" calcext:value-type="float">
            <text:p>-74.5</text:p>
          </table:table-cell>
          <table:table-cell table:formula="of:=SUM([.$F$2:.F22])" office:value-type="float" office:value="107" calcext:value-type="float">
            <text:p>107</text:p>
          </table:table-cell>
          <table:table-cell table:formula="of:=SUM([.$G$2:.G22])" office:value-type="float" office:value="-768" calcext:value-type="float">
            <text:p>-768</text:p>
          </table:table-cell>
          <table:table-cell/>
          <table:table-cell table:formula="of:=([.I21]+[.I22])/2" office:value-type="float" office:value="-90.75" calcext:value-type="float">
            <text:p>-90.75</text:p>
          </table:table-cell>
          <table:table-cell table:formula="of:=([.J21]+[.J22])/2" office:value-type="float" office:value="102" calcext:value-type="float">
            <text:p>102</text:p>
          </table:table-cell>
          <table:table-cell table:formula="of:=([.K21]+[.K22])/2" office:value-type="float" office:value="-773.25" calcext:value-type="float">
            <text:p>-773.25</text:p>
          </table:table-cell>
          <table:table-cell/>
          <table:table-cell table:formula="of:=SUM([.$M$2:.M22])" office:value-type="float" office:value="39.5" calcext:value-type="float">
            <text:p>39.5</text:p>
          </table:table-cell>
          <table:table-cell table:formula="of:=SUM([.$N$2:.N22])" office:value-type="float" office:value="-974" calcext:value-type="float">
            <text:p>-974</text:p>
          </table:table-cell>
          <table:table-cell table:formula="of:=SUM([.$O$2:.O22])" office:value-type="float" office:value="-18543.25" calcext:value-type="float">
            <text:p>-18543.25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-10" calcext:value-type="float">
            <text:p>-10</text:p>
          </table:table-cell>
          <table:table-cell office:value-type="float" office:value="-23" calcext:value-type="float">
            <text:p>-23</text:p>
          </table:table-cell>
          <table:table-cell/>
          <table:table-cell table:formula="of:=([.A22]+[.A21])/2" office:value-type="float" office:value="-22" calcext:value-type="float">
            <text:p>-22</text:p>
          </table:table-cell>
          <table:table-cell table:formula="of:=([.B22]+[.B21])/2" office:value-type="float" office:value="-23" calcext:value-type="float">
            <text:p>-23</text:p>
          </table:table-cell>
          <table:table-cell table:formula="of:=([.C22]+[.C21])/2" office:value-type="float" office:value="-31" calcext:value-type="float">
            <text:p>-31</text:p>
          </table:table-cell>
          <table:table-cell/>
          <table:table-cell table:formula="of:=SUM([.$E$2:.E23])" office:value-type="float" office:value="-107" calcext:value-type="float">
            <text:p>-107</text:p>
          </table:table-cell>
          <table:table-cell table:formula="of:=SUM([.$F$2:.F23])" office:value-type="float" office:value="97" calcext:value-type="float">
            <text:p>97</text:p>
          </table:table-cell>
          <table:table-cell table:formula="of:=SUM([.$G$2:.G23])" office:value-type="float" office:value="-778.5" calcext:value-type="float">
            <text:p>-778.5</text:p>
          </table:table-cell>
          <table:table-cell/>
          <table:table-cell table:formula="of:=([.I22]+[.I23])/2" office:value-type="float" office:value="-107" calcext:value-type="float">
            <text:p>-107</text:p>
          </table:table-cell>
          <table:table-cell table:formula="of:=([.J22]+[.J23])/2" office:value-type="float" office:value="93" calcext:value-type="float">
            <text:p>93</text:p>
          </table:table-cell>
          <table:table-cell table:formula="of:=([.K22]+[.K23])/2" office:value-type="float" office:value="-781.75" calcext:value-type="float">
            <text:p>-781.75</text:p>
          </table:table-cell>
          <table:table-cell/>
          <table:table-cell table:formula="of:=SUM([.$M$2:.M23])" office:value-type="float" office:value="-59" calcext:value-type="float">
            <text:p>-59</text:p>
          </table:table-cell>
          <table:table-cell table:formula="of:=SUM([.$N$2:.N23])" office:value-type="float" office:value="-888.75" calcext:value-type="float">
            <text:p>-888.75</text:p>
          </table:table-cell>
          <table:table-cell table:formula="of:=SUM([.$O$2:.O23])" office:value-type="float" office:value="-19336" calcext:value-type="float">
            <text:p>-19336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23]+[.A22])/2" office:value-type="float" office:value="-32.5" calcext:value-type="float">
            <text:p>-32.5</text:p>
          </table:table-cell>
          <table:table-cell table:formula="of:=([.B23]+[.B22])/2" office:value-type="float" office:value="-10" calcext:value-type="float">
            <text:p>-10</text:p>
          </table:table-cell>
          <table:table-cell table:formula="of:=([.C23]+[.C22])/2" office:value-type="float" office:value="-10.5" calcext:value-type="float">
            <text:p>-10.5</text:p>
          </table:table-cell>
          <table:table-cell/>
          <table:table-cell table:formula="of:=SUM([.$E$2:.E24])" office:value-type="float" office:value="-107" calcext:value-type="float">
            <text:p>-107</text:p>
          </table:table-cell>
          <table:table-cell table:formula="of:=SUM([.$F$2:.F24])" office:value-type="float" office:value="89" calcext:value-type="float">
            <text:p>89</text:p>
          </table:table-cell>
          <table:table-cell table:formula="of:=SUM([.$G$2:.G24])" office:value-type="float" office:value="-785" calcext:value-type="float">
            <text:p>-785</text:p>
          </table:table-cell>
          <table:table-cell/>
          <table:table-cell table:formula="of:=([.I23]+[.I24])/2" office:value-type="float" office:value="-98.5" calcext:value-type="float">
            <text:p>-98.5</text:p>
          </table:table-cell>
          <table:table-cell table:formula="of:=([.J23]+[.J24])/2" office:value-type="float" office:value="85.25" calcext:value-type="float">
            <text:p>85.25</text:p>
          </table:table-cell>
          <table:table-cell table:formula="of:=([.K23]+[.K24])/2" office:value-type="float" office:value="-792.75" calcext:value-type="float">
            <text:p>-792.75</text:p>
          </table:table-cell>
          <table:table-cell/>
          <table:table-cell table:formula="of:=SUM([.$M$2:.M24])" office:value-type="float" office:value="-141.75" calcext:value-type="float">
            <text:p>-141.75</text:p>
          </table:table-cell>
          <table:table-cell table:formula="of:=SUM([.$N$2:.N24])" office:value-type="float" office:value="-812" calcext:value-type="float">
            <text:p>-812</text:p>
          </table:table-cell>
          <table:table-cell table:formula="of:=SUM([.$O$2:.O24])" office:value-type="float" office:value="-20142" calcext:value-type="float">
            <text:p>-201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([.A24]+[.A23])/2" office:value-type="float" office:value="0" calcext:value-type="float">
            <text:p>0</text:p>
          </table:table-cell>
          <table:table-cell table:formula="of:=([.B24]+[.B23])/2" office:value-type="float" office:value="-8" calcext:value-type="float">
            <text:p>-8</text:p>
          </table:table-cell>
          <table:table-cell table:formula="of:=([.C24]+[.C23])/2" office:value-type="float" office:value="-6.5" calcext:value-type="float">
            <text:p>-6.5</text:p>
          </table:table-cell>
          <table:table-cell/>
          <table:table-cell table:formula="of:=SUM([.$E$2:.E25])" office:value-type="float" office:value="-90" calcext:value-type="float">
            <text:p>-90</text:p>
          </table:table-cell>
          <table:table-cell table:formula="of:=SUM([.$F$2:.F25])" office:value-type="float" office:value="81.5" calcext:value-type="float">
            <text:p>81.5</text:p>
          </table:table-cell>
          <table:table-cell table:formula="of:=SUM([.$G$2:.G25])" office:value-type="float" office:value="-800.5" calcext:value-type="float">
            <text:p>-800.5</text:p>
          </table:table-cell>
          <table:table-cell/>
          <table:table-cell table:formula="of:=([.I24]+[.I25])/2" office:value-type="float" office:value="-82.75" calcext:value-type="float">
            <text:p>-82.75</text:p>
          </table:table-cell>
          <table:table-cell table:formula="of:=([.J24]+[.J25])/2" office:value-type="float" office:value="76.75" calcext:value-type="float">
            <text:p>76.75</text:p>
          </table:table-cell>
          <table:table-cell table:formula="of:=([.K24]+[.K25])/2" office:value-type="float" office:value="-806" calcext:value-type="float">
            <text:p>-806</text:p>
          </table:table-cell>
          <table:table-cell/>
          <table:table-cell table:formula="of:=SUM([.$M$2:.M25])" office:value-type="float" office:value="-216" calcext:value-type="float">
            <text:p>-216</text:p>
          </table:table-cell>
          <table:table-cell table:formula="of:=SUM([.$N$2:.N25])" office:value-type="float" office:value="-747" calcext:value-type="float">
            <text:p>-747</text:p>
          </table:table-cell>
          <table:table-cell table:formula="of:=SUM([.$O$2:.O25])" office:value-type="float" office:value="-20956.25" calcext:value-type="float">
            <text:p>-20956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9" calcext:value-type="float">
            <text:p>-9</text:p>
          </table:table-cell>
          <table:table-cell office:value-type="float" office:value="-16" calcext:value-type="float">
            <text:p>-16</text:p>
          </table:table-cell>
          <table:table-cell/>
          <table:table-cell table:formula="of:=([.A25]+[.A24])/2" office:value-type="float" office:value="17" calcext:value-type="float">
            <text:p>17</text:p>
          </table:table-cell>
          <table:table-cell table:formula="of:=([.B25]+[.B24])/2" office:value-type="float" office:value="-7.5" calcext:value-type="float">
            <text:p>-7.5</text:p>
          </table:table-cell>
          <table:table-cell table:formula="of:=([.C25]+[.C24])/2" office:value-type="float" office:value="-15.5" calcext:value-type="float">
            <text:p>-15.5</text:p>
          </table:table-cell>
          <table:table-cell/>
          <table:table-cell table:formula="of:=SUM([.$E$2:.E26])" office:value-type="float" office:value="-75.5" calcext:value-type="float">
            <text:p>-75.5</text:p>
          </table:table-cell>
          <table:table-cell table:formula="of:=SUM([.$F$2:.F26])" office:value-type="float" office:value="72" calcext:value-type="float">
            <text:p>72</text:p>
          </table:table-cell>
          <table:table-cell table:formula="of:=SUM([.$G$2:.G26])" office:value-type="float" office:value="-811.5" calcext:value-type="float">
            <text:p>-811.5</text:p>
          </table:table-cell>
          <table:table-cell/>
          <table:table-cell table:formula="of:=([.I25]+[.I26])/2" office:value-type="float" office:value="-74.25" calcext:value-type="float">
            <text:p>-74.25</text:p>
          </table:table-cell>
          <table:table-cell table:formula="of:=([.J25]+[.J26])/2" office:value-type="float" office:value="65" calcext:value-type="float">
            <text:p>65</text:p>
          </table:table-cell>
          <table:table-cell table:formula="of:=([.K25]+[.K26])/2" office:value-type="float" office:value="-814.25" calcext:value-type="float">
            <text:p>-814.25</text:p>
          </table:table-cell>
          <table:table-cell/>
          <table:table-cell table:formula="of:=SUM([.$M$2:.M26])" office:value-type="float" office:value="-305.25" calcext:value-type="float">
            <text:p>-305.25</text:p>
          </table:table-cell>
          <table:table-cell table:formula="of:=SUM([.$N$2:.N26])" office:value-type="float" office:value="-696" calcext:value-type="float">
            <text:p>-696</text:p>
          </table:table-cell>
          <table:table-cell table:formula="of:=SUM([.$O$2:.O26])" office:value-type="float" office:value="-21773.25" calcext:value-type="float">
            <text:p>-21773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/>
          <table:table-cell table:formula="of:=([.A26]+[.A25])/2" office:value-type="float" office:value="14.5" calcext:value-type="float">
            <text:p>14.5</text:p>
          </table:table-cell>
          <table:table-cell table:formula="of:=([.B26]+[.B25])/2" office:value-type="float" office:value="-9.5" calcext:value-type="float">
            <text:p>-9.5</text:p>
          </table:table-cell>
          <table:table-cell table:formula="of:=([.C26]+[.C25])/2" office:value-type="float" office:value="-11" calcext:value-type="float">
            <text:p>-11</text:p>
          </table:table-cell>
          <table:table-cell/>
          <table:table-cell table:formula="of:=SUM([.$E$2:.E27])" office:value-type="float" office:value="-73" calcext:value-type="float">
            <text:p>-73</text:p>
          </table:table-cell>
          <table:table-cell table:formula="of:=SUM([.$F$2:.F27])" office:value-type="float" office:value="58" calcext:value-type="float">
            <text:p>58</text:p>
          </table:table-cell>
          <table:table-cell table:formula="of:=SUM([.$G$2:.G27])" office:value-type="float" office:value="-817" calcext:value-type="float">
            <text:p>-817</text:p>
          </table:table-cell>
          <table:table-cell/>
          <table:table-cell table:formula="of:=([.I26]+[.I27])/2" office:value-type="float" office:value="-89.25" calcext:value-type="float">
            <text:p>-89.25</text:p>
          </table:table-cell>
          <table:table-cell table:formula="of:=([.J26]+[.J27])/2" office:value-type="float" office:value="51" calcext:value-type="float">
            <text:p>51</text:p>
          </table:table-cell>
          <table:table-cell table:formula="of:=([.K26]+[.K27])/2" office:value-type="float" office:value="-817" calcext:value-type="float">
            <text:p>-817</text:p>
          </table:table-cell>
          <table:table-cell/>
          <table:table-cell table:formula="of:=SUM([.$M$2:.M27])" office:value-type="float" office:value="-449.75" calcext:value-type="float">
            <text:p>-449.75</text:p>
          </table:table-cell>
          <table:table-cell table:formula="of:=SUM([.$N$2:.N27])" office:value-type="float" office:value="-643.25" calcext:value-type="float">
            <text:p>-643.25</text:p>
          </table:table-cell>
          <table:table-cell table:formula="of:=SUM([.$O$2:.O27])" office:value-type="float" office:value="-22568.25" calcext:value-type="float">
            <text:p>-22568.2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8" calcext:value-type="float">
            <text:p>-18</text:p>
          </table:table-cell>
          <table:table-cell office:value-type="float" office:value="-5" calcext:value-type="float">
            <text:p>-5</text:p>
          </table:table-cell>
          <table:table-cell/>
          <table:table-cell table:formula="of:=([.A27]+[.A26])/2" office:value-type="float" office:value="2.5" calcext:value-type="float">
            <text:p>2.5</text:p>
          </table:table-cell>
          <table:table-cell table:formula="of:=([.B27]+[.B26])/2" office:value-type="float" office:value="-14" calcext:value-type="float">
            <text:p>-14</text:p>
          </table:table-cell>
          <table:table-cell table:formula="of:=([.C27]+[.C26])/2" office:value-type="float" office:value="-5.5" calcext:value-type="float">
            <text:p>-5.5</text:p>
          </table:table-cell>
          <table:table-cell/>
          <table:table-cell table:formula="of:=SUM([.$E$2:.E28])" office:value-type="float" office:value="-105.5" calcext:value-type="float">
            <text:p>-105.5</text:p>
          </table:table-cell>
          <table:table-cell table:formula="of:=SUM([.$F$2:.F28])" office:value-type="float" office:value="44" calcext:value-type="float">
            <text:p>44</text:p>
          </table:table-cell>
          <table:table-cell table:formula="of:=SUM([.$G$2:.G28])" office:value-type="float" office:value="-817" calcext:value-type="float">
            <text:p>-817</text:p>
          </table:table-cell>
          <table:table-cell/>
          <table:table-cell table:formula="of:=([.I27]+[.I28])/2" office:value-type="float" office:value="-144.5" calcext:value-type="float">
            <text:p>-144.5</text:p>
          </table:table-cell>
          <table:table-cell table:formula="of:=([.J27]+[.J28])/2" office:value-type="float" office:value="52.75" calcext:value-type="float">
            <text:p>52.75</text:p>
          </table:table-cell>
          <table:table-cell table:formula="of:=([.K27]+[.K28])/2" office:value-type="float" office:value="-795" calcext:value-type="float">
            <text:p>-795</text:p>
          </table:table-cell>
          <table:table-cell/>
          <table:table-cell table:formula="of:=SUM([.$M$2:.M28])" office:value-type="float" office:value="-630.75" calcext:value-type="float">
            <text:p>-630.75</text:p>
          </table:table-cell>
          <table:table-cell table:formula="of:=SUM([.$N$2:.N28])" office:value-type="float" office:value="-573.5" calcext:value-type="float">
            <text:p>-573.5</text:p>
          </table:table-cell>
          <table:table-cell table:formula="of:=SUM([.$O$2:.O28])" office:value-type="float" office:value="-23320.5" calcext:value-type="float">
            <text:p>-23320.5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28]+[.A27])/2" office:value-type="float" office:value="-32.5" calcext:value-type="float">
            <text:p>-32.5</text:p>
          </table:table-cell>
          <table:table-cell table:formula="of:=([.B28]+[.B27])/2" office:value-type="float" office:value="-14" calcext:value-type="float">
            <text:p>-14</text:p>
          </table:table-cell>
          <table:table-cell table:formula="of:=([.C28]+[.C27])/2" office:value-type="float" office:value="0" calcext:value-type="float">
            <text:p>0</text:p>
          </table:table-cell>
          <table:table-cell/>
          <table:table-cell table:formula="of:=SUM([.$E$2:.E29])" office:value-type="float" office:value="-183.5" calcext:value-type="float">
            <text:p>-183.5</text:p>
          </table:table-cell>
          <table:table-cell table:formula="of:=SUM([.$F$2:.F29])" office:value-type="float" office:value="61.5" calcext:value-type="float">
            <text:p>61.5</text:p>
          </table:table-cell>
          <table:table-cell table:formula="of:=SUM([.$G$2:.G29])" office:value-type="float" office:value="-773" calcext:value-type="float">
            <text:p>-773</text:p>
          </table:table-cell>
          <table:table-cell/>
          <table:table-cell table:formula="of:=([.I28]+[.I29])/2" office:value-type="float" office:value="-181" calcext:value-type="float">
            <text:p>-181</text:p>
          </table:table-cell>
          <table:table-cell table:formula="of:=([.J28]+[.J29])/2" office:value-type="float" office:value="69.75" calcext:value-type="float">
            <text:p>69.75</text:p>
          </table:table-cell>
          <table:table-cell table:formula="of:=([.K28]+[.K29])/2" office:value-type="float" office:value="-752.25" calcext:value-type="float">
            <text:p>-752.25</text:p>
          </table:table-cell>
          <table:table-cell/>
          <table:table-cell table:formula="of:=SUM([.$M$2:.M29])" office:value-type="float" office:value="-758.75" calcext:value-type="float">
            <text:p>-758.75</text:p>
          </table:table-cell>
          <table:table-cell table:formula="of:=SUM([.$N$2:.N29])" office:value-type="float" office:value="-480" calcext:value-type="float">
            <text:p>-480</text:p>
          </table:table-cell>
          <table:table-cell table:formula="of:=SUM([.$O$2:.O29])" office:value-type="float" office:value="-24057.5" calcext:value-type="float">
            <text:p>-24057.5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/>
          <table:table-cell table:formula="of:=([.A29]+[.A28])/2" office:value-type="float" office:value="-78" calcext:value-type="float">
            <text:p>-78</text:p>
          </table:table-cell>
          <table:table-cell table:formula="of:=([.B29]+[.B28])/2" office:value-type="float" office:value="17.5" calcext:value-type="float">
            <text:p>17.5</text:p>
          </table:table-cell>
          <table:table-cell table:formula="of:=([.C29]+[.C28])/2" office:value-type="float" office:value="44" calcext:value-type="float">
            <text:p>44</text:p>
          </table:table-cell>
          <table:table-cell/>
          <table:table-cell table:formula="of:=SUM([.$E$2:.E30])" office:value-type="float" office:value="-178.5" calcext:value-type="float">
            <text:p>-178.5</text:p>
          </table:table-cell>
          <table:table-cell table:formula="of:=SUM([.$F$2:.F30])" office:value-type="float" office:value="78" calcext:value-type="float">
            <text:p>78</text:p>
          </table:table-cell>
          <table:table-cell table:formula="of:=SUM([.$G$2:.G30])" office:value-type="float" office:value="-731.5" calcext:value-type="float">
            <text:p>-731.5</text:p>
          </table:table-cell>
          <table:table-cell/>
          <table:table-cell table:formula="of:=([.I29]+[.I30])/2" office:value-type="float" office:value="-128" calcext:value-type="float">
            <text:p>-128</text:p>
          </table:table-cell>
          <table:table-cell table:formula="of:=([.J29]+[.J30])/2" office:value-type="float" office:value="93.5" calcext:value-type="float">
            <text:p>93.5</text:p>
          </table:table-cell>
          <table:table-cell table:formula="of:=([.K29]+[.K30])/2" office:value-type="float" office:value="-737" calcext:value-type="float">
            <text:p>-737</text:p>
          </table:table-cell>
          <table:table-cell/>
          <table:table-cell table:formula="of:=SUM([.$M$2:.M30])" office:value-type="float" office:value="-792.5" calcext:value-type="float">
            <text:p>-792.5</text:p>
          </table:table-cell>
          <table:table-cell table:formula="of:=SUM([.$N$2:.N30])" office:value-type="float" office:value="-360.25" calcext:value-type="float">
            <text:p>-360.25</text:p>
          </table:table-cell>
          <table:table-cell table:formula="of:=SUM([.$O$2:.O30])" office:value-type="float" office:value="-24795" calcext:value-type="float">
            <text:p>-2479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30]+[.A29])/2" office:value-type="float" office:value="5" calcext:value-type="float">
            <text:p>5</text:p>
          </table:table-cell>
          <table:table-cell table:formula="of:=([.B30]+[.B29])/2" office:value-type="float" office:value="16.5" calcext:value-type="float">
            <text:p>16.5</text:p>
          </table:table-cell>
          <table:table-cell table:formula="of:=([.C30]+[.C29])/2" office:value-type="float" office:value="41.5" calcext:value-type="float">
            <text:p>41.5</text:p>
          </table:table-cell>
          <table:table-cell/>
          <table:table-cell table:formula="of:=SUM([.$E$2:.E31])" office:value-type="float" office:value="-77.5" calcext:value-type="float">
            <text:p>-77.5</text:p>
          </table:table-cell>
          <table:table-cell table:formula="of:=SUM([.$F$2:.F31])" office:value-type="float" office:value="109" calcext:value-type="float">
            <text:p>109</text:p>
          </table:table-cell>
          <table:table-cell table:formula="of:=SUM([.$G$2:.G31])" office:value-type="float" office:value="-742.5" calcext:value-type="float">
            <text:p>-742.5</text:p>
          </table:table-cell>
          <table:table-cell/>
          <table:table-cell table:formula="of:=([.I30]+[.I31])/2" office:value-type="float" office:value="-33.75" calcext:value-type="float">
            <text:p>-33.75</text:p>
          </table:table-cell>
          <table:table-cell table:formula="of:=([.J30]+[.J31])/2" office:value-type="float" office:value="119.75" calcext:value-type="float">
            <text:p>119.75</text:p>
          </table:table-cell>
          <table:table-cell table:formula="of:=([.K30]+[.K31])/2" office:value-type="float" office:value="-737.5" calcext:value-type="float">
            <text:p>-737.5</text:p>
          </table:table-cell>
          <table:table-cell/>
          <table:table-cell table:formula="of:=SUM([.$M$2:.M31])" office:value-type="float" office:value="-756.25" calcext:value-type="float">
            <text:p>-756.25</text:p>
          </table:table-cell>
          <table:table-cell table:formula="of:=SUM([.$N$2:.N31])" office:value-type="float" office:value="-235.25" calcext:value-type="float">
            <text:p>-235.25</text:p>
          </table:table-cell>
          <table:table-cell table:formula="of:=SUM([.$O$2:.O31])" office:value-type="float" office:value="-25534" calcext:value-type="float">
            <text:p>-255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-22" calcext:value-type="float">
            <text:p>-22</text:p>
          </table:table-cell>
          <table:table-cell/>
          <table:table-cell table:formula="of:=([.A31]+[.A30])/2" office:value-type="float" office:value="101" calcext:value-type="float">
            <text:p>101</text:p>
          </table:table-cell>
          <table:table-cell table:formula="of:=([.B31]+[.B30])/2" office:value-type="float" office:value="31" calcext:value-type="float">
            <text:p>31</text:p>
          </table:table-cell>
          <table:table-cell table:formula="of:=([.C31]+[.C30])/2" office:value-type="float" office:value="-11" calcext:value-type="float">
            <text:p>-11</text:p>
          </table:table-cell>
          <table:table-cell/>
          <table:table-cell table:formula="of:=SUM([.$E$2:.E32])" office:value-type="float" office:value="10" calcext:value-type="float">
            <text:p>10</text:p>
          </table:table-cell>
          <table:table-cell table:formula="of:=SUM([.$F$2:.F32])" office:value-type="float" office:value="130.5" calcext:value-type="float">
            <text:p>130.5</text:p>
          </table:table-cell>
          <table:table-cell table:formula="of:=SUM([.$G$2:.G32])" office:value-type="float" office:value="-732.5" calcext:value-type="float">
            <text:p>-732.5</text:p>
          </table:table-cell>
          <table:table-cell/>
          <table:table-cell table:formula="of:=([.I31]+[.I32])/2" office:value-type="float" office:value="36.25" calcext:value-type="float">
            <text:p>36.25</text:p>
          </table:table-cell>
          <table:table-cell table:formula="of:=([.J31]+[.J32])/2" office:value-type="float" office:value="125" calcext:value-type="float">
            <text:p>125</text:p>
          </table:table-cell>
          <table:table-cell table:formula="of:=([.K31]+[.K32])/2" office:value-type="float" office:value="-739" calcext:value-type="float">
            <text:p>-739</text:p>
          </table:table-cell>
          <table:table-cell/>
          <table:table-cell table:formula="of:=SUM([.$M$2:.M32])" office:value-type="float" office:value="-693.25" calcext:value-type="float">
            <text:p>-693.25</text:p>
          </table:table-cell>
          <table:table-cell table:formula="of:=SUM([.$N$2:.N32])" office:value-type="float" office:value="-140.5" calcext:value-type="float">
            <text:p>-140.5</text:p>
          </table:table-cell>
          <table:table-cell table:formula="of:=SUM([.$O$2:.O32])" office:value-type="float" office:value="-26273" calcext:value-type="float">
            <text:p>-2627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1" calcext:value-type="float">
            <text:p>-31</text:p>
          </table:table-cell>
          <table:table-cell office:value-type="float" office:value="42" calcext:value-type="float">
            <text:p>42</text:p>
          </table:table-cell>
          <table:table-cell/>
          <table:table-cell table:formula="of:=([.A32]+[.A31])/2" office:value-type="float" office:value="87.5" calcext:value-type="float">
            <text:p>87.5</text:p>
          </table:table-cell>
          <table:table-cell table:formula="of:=([.B32]+[.B31])/2" office:value-type="float" office:value="21.5" calcext:value-type="float">
            <text:p>21.5</text:p>
          </table:table-cell>
          <table:table-cell table:formula="of:=([.C32]+[.C31])/2" office:value-type="float" office:value="10" calcext:value-type="float">
            <text:p>10</text:p>
          </table:table-cell>
          <table:table-cell/>
          <table:table-cell table:formula="of:=SUM([.$E$2:.E33])" office:value-type="float" office:value="62.5" calcext:value-type="float">
            <text:p>62.5</text:p>
          </table:table-cell>
          <table:table-cell table:formula="of:=SUM([.$F$2:.F33])" office:value-type="float" office:value="119.5" calcext:value-type="float">
            <text:p>119.5</text:p>
          </table:table-cell>
          <table:table-cell table:formula="of:=SUM([.$G$2:.G33])" office:value-type="float" office:value="-745.5" calcext:value-type="float">
            <text:p>-745.5</text:p>
          </table:table-cell>
          <table:table-cell/>
          <table:table-cell table:formula="of:=([.I32]+[.I33])/2" office:value-type="float" office:value="63" calcext:value-type="float">
            <text:p>63</text:p>
          </table:table-cell>
          <table:table-cell table:formula="of:=([.J32]+[.J33])/2" office:value-type="float" office:value="94.75" calcext:value-type="float">
            <text:p>94.75</text:p>
          </table:table-cell>
          <table:table-cell table:formula="of:=([.K32]+[.K33])/2" office:value-type="float" office:value="-739" calcext:value-type="float">
            <text:p>-739</text:p>
          </table:table-cell>
          <table:table-cell/>
          <table:table-cell table:formula="of:=SUM([.$M$2:.M33])" office:value-type="float" office:value="-636" calcext:value-type="float">
            <text:p>-636</text:p>
          </table:table-cell>
          <table:table-cell table:formula="of:=SUM([.$N$2:.N33])" office:value-type="float" office:value="-92.75" calcext:value-type="float">
            <text:p>-92.75</text:p>
          </table:table-cell>
          <table:table-cell table:formula="of:=SUM([.$O$2:.O33])" office:value-type="float" office:value="-26981.25" calcext:value-type="float">
            <text:p>-26981.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-68" calcext:value-type="float">
            <text:p>-68</text:p>
          </table:table-cell>
          <table:table-cell/>
          <table:table-cell table:formula="of:=([.A33]+[.A32])/2" office:value-type="float" office:value="52.5" calcext:value-type="float">
            <text:p>52.5</text:p>
          </table:table-cell>
          <table:table-cell table:formula="of:=([.B33]+[.B32])/2" office:value-type="float" office:value="-11" calcext:value-type="float">
            <text:p>-11</text:p>
          </table:table-cell>
          <table:table-cell table:formula="of:=([.C33]+[.C32])/2" office:value-type="float" office:value="-13" calcext:value-type="float">
            <text:p>-13</text:p>
          </table:table-cell>
          <table:table-cell/>
          <table:table-cell table:formula="of:=SUM([.$E$2:.E34])" office:value-type="float" office:value="63.5" calcext:value-type="float">
            <text:p>63.5</text:p>
          </table:table-cell>
          <table:table-cell table:formula="of:=SUM([.$F$2:.F34])" office:value-type="float" office:value="70" calcext:value-type="float">
            <text:p>70</text:p>
          </table:table-cell>
          <table:table-cell table:formula="of:=SUM([.$G$2:.G34])" office:value-type="float" office:value="-732.5" calcext:value-type="float">
            <text:p>-732.5</text:p>
          </table:table-cell>
          <table:table-cell/>
          <table:table-cell table:formula="of:=([.I33]+[.I34])/2" office:value-type="float" office:value="57.25" calcext:value-type="float">
            <text:p>57.25</text:p>
          </table:table-cell>
          <table:table-cell table:formula="of:=([.J33]+[.J34])/2" office:value-type="float" office:value="47.75" calcext:value-type="float">
            <text:p>47.75</text:p>
          </table:table-cell>
          <table:table-cell table:formula="of:=([.K33]+[.K34])/2" office:value-type="float" office:value="-708.25" calcext:value-type="float">
            <text:p>-708.25</text:p>
          </table:table-cell>
          <table:table-cell/>
          <table:table-cell table:formula="of:=SUM([.$M$2:.M34])" office:value-type="float" office:value="-576.5" calcext:value-type="float">
            <text:p>-576.5</text:p>
          </table:table-cell>
          <table:table-cell table:formula="of:=SUM([.$N$2:.N34])" office:value-type="float" office:value="-64.5" calcext:value-type="float">
            <text:p>-64.5</text:p>
          </table:table-cell>
          <table:table-cell table:formula="of:=SUM([.$O$2:.O34])" office:value-type="float" office:value="-27661.75" calcext:value-type="float">
            <text:p>-27661.7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108" calcext:value-type="float">
            <text:p>-108</text:p>
          </table:table-cell>
          <table:table-cell office:value-type="float" office:value="94" calcext:value-type="float">
            <text:p>94</text:p>
          </table:table-cell>
          <table:table-cell/>
          <table:table-cell table:formula="of:=([.A34]+[.A33])/2" office:value-type="float" office:value="1" calcext:value-type="float">
            <text:p>1</text:p>
          </table:table-cell>
          <table:table-cell table:formula="of:=([.B34]+[.B33])/2" office:value-type="float" office:value="-49.5" calcext:value-type="float">
            <text:p>-49.5</text:p>
          </table:table-cell>
          <table:table-cell table:formula="of:=([.C34]+[.C33])/2" office:value-type="float" office:value="13" calcext:value-type="float">
            <text:p>13</text:p>
          </table:table-cell>
          <table:table-cell/>
          <table:table-cell table:formula="of:=SUM([.$E$2:.E35])" office:value-type="float" office:value="51" calcext:value-type="float">
            <text:p>51</text:p>
          </table:table-cell>
          <table:table-cell table:formula="of:=SUM([.$F$2:.F35])" office:value-type="float" office:value="25.5" calcext:value-type="float">
            <text:p>25.5</text:p>
          </table:table-cell>
          <table:table-cell table:formula="of:=SUM([.$G$2:.G35])" office:value-type="float" office:value="-684" calcext:value-type="float">
            <text:p>-684</text:p>
          </table:table-cell>
          <table:table-cell/>
          <table:table-cell table:formula="of:=([.I34]+[.I35])/2" office:value-type="float" office:value="59.5" calcext:value-type="float">
            <text:p>59.5</text:p>
          </table:table-cell>
          <table:table-cell table:formula="of:=([.J34]+[.J35])/2" office:value-type="float" office:value="28.25" calcext:value-type="float">
            <text:p>28.25</text:p>
          </table:table-cell>
          <table:table-cell table:formula="of:=([.K34]+[.K35])/2" office:value-type="float" office:value="-680.5" calcext:value-type="float">
            <text:p>-680.5</text:p>
          </table:table-cell>
          <table:table-cell/>
          <table:table-cell table:formula="of:=SUM([.$M$2:.M35])" office:value-type="float" office:value="-490.5" calcext:value-type="float">
            <text:p>-490.5</text:p>
          </table:table-cell>
          <table:table-cell table:formula="of:=SUM([.$N$2:.N35])" office:value-type="float" office:value="-31" calcext:value-type="float">
            <text:p>-31</text:p>
          </table:table-cell>
          <table:table-cell table:formula="of:=SUM([.$O$2:.O35])" office:value-type="float" office:value="-28350.75" calcext:value-type="float">
            <text:p>-28350.7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35]+[.A34])/2" office:value-type="float" office:value="-12.5" calcext:value-type="float">
            <text:p>-12.5</text:p>
          </table:table-cell>
          <table:table-cell table:formula="of:=([.B35]+[.B34])/2" office:value-type="float" office:value="-44.5" calcext:value-type="float">
            <text:p>-44.5</text:p>
          </table:table-cell>
          <table:table-cell table:formula="of:=([.C35]+[.C34])/2" office:value-type="float" office:value="48.5" calcext:value-type="float">
            <text:p>48.5</text:p>
          </table:table-cell>
          <table:table-cell/>
          <table:table-cell table:formula="of:=SUM([.$E$2:.E36])" office:value-type="float" office:value="68" calcext:value-type="float">
            <text:p>68</text:p>
          </table:table-cell>
          <table:table-cell table:formula="of:=SUM([.$F$2:.F36])" office:value-type="float" office:value="31" calcext:value-type="float">
            <text:p>31</text:p>
          </table:table-cell>
          <table:table-cell table:formula="of:=SUM([.$G$2:.G36])" office:value-type="float" office:value="-677" calcext:value-type="float">
            <text:p>-677</text:p>
          </table:table-cell>
          <table:table-cell/>
          <table:table-cell table:formula="of:=([.I35]+[.I36])/2" office:value-type="float" office:value="86" calcext:value-type="float">
            <text:p>86</text:p>
          </table:table-cell>
          <table:table-cell table:formula="of:=([.J35]+[.J36])/2" office:value-type="float" office:value="33.5" calcext:value-type="float">
            <text:p>33.5</text:p>
          </table:table-cell>
          <table:table-cell table:formula="of:=([.K35]+[.K36])/2" office:value-type="float" office:value="-689" calcext:value-type="float">
            <text:p>-689</text:p>
          </table:table-cell>
          <table:table-cell/>
          <table:table-cell table:formula="of:=SUM([.$M$2:.M36])" office:value-type="float" office:value="-378.25" calcext:value-type="float">
            <text:p>-378.25</text:p>
          </table:table-cell>
          <table:table-cell table:formula="of:=SUM([.$N$2:.N36])" office:value-type="float" office:value="6.25" calcext:value-type="float">
            <text:p>6.25</text:p>
          </table:table-cell>
          <table:table-cell table:formula="of:=SUM([.$O$2:.O36])" office:value-type="float" office:value="-29067.25" calcext:value-type="float">
            <text:p>-29067.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8" calcext:value-type="float">
            <text:p>-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([.A36]+[.A35])/2" office:value-type="float" office:value="17" calcext:value-type="float">
            <text:p>17</text:p>
          </table:table-cell>
          <table:table-cell table:formula="of:=([.B36]+[.B35])/2" office:value-type="float" office:value="5.5" calcext:value-type="float">
            <text:p>5.5</text:p>
          </table:table-cell>
          <table:table-cell table:formula="of:=([.C36]+[.C35])/2" office:value-type="float" office:value="7" calcext:value-type="float">
            <text:p>7</text:p>
          </table:table-cell>
          <table:table-cell/>
          <table:table-cell table:formula="of:=SUM([.$E$2:.E37])" office:value-type="float" office:value="104" calcext:value-type="float">
            <text:p>104</text:p>
          </table:table-cell>
          <table:table-cell table:formula="of:=SUM([.$F$2:.F37])" office:value-type="float" office:value="36" calcext:value-type="float">
            <text:p>36</text:p>
          </table:table-cell>
          <table:table-cell table:formula="of:=SUM([.$G$2:.G37])" office:value-type="float" office:value="-701" calcext:value-type="float">
            <text:p>-701</text:p>
          </table:table-cell>
          <table:table-cell/>
          <table:table-cell table:formula="of:=([.I36]+[.I37])/2" office:value-type="float" office:value="112.25" calcext:value-type="float">
            <text:p>112.25</text:p>
          </table:table-cell>
          <table:table-cell table:formula="of:=([.J36]+[.J37])/2" office:value-type="float" office:value="37.25" calcext:value-type="float">
            <text:p>37.25</text:p>
          </table:table-cell>
          <table:table-cell table:formula="of:=([.K36]+[.K37])/2" office:value-type="float" office:value="-716.5" calcext:value-type="float">
            <text:p>-716.5</text:p>
          </table:table-cell>
          <table:table-cell/>
          <table:table-cell table:formula="of:=SUM([.$M$2:.M37])" office:value-type="float" office:value="-261.5" calcext:value-type="float">
            <text:p>-261.5</text:p>
          </table:table-cell>
          <table:table-cell table:formula="of:=SUM([.$N$2:.N37])" office:value-type="float" office:value="42.5" calcext:value-type="float">
            <text:p>42.5</text:p>
          </table:table-cell>
          <table:table-cell table:formula="of:=SUM([.$O$2:.O37])" office:value-type="float" office:value="-29807.25" calcext:value-type="float">
            <text:p>-29807.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([.A37]+[.A36])/2" office:value-type="float" office:value="36" calcext:value-type="float">
            <text:p>36</text:p>
          </table:table-cell>
          <table:table-cell table:formula="of:=([.B37]+[.B36])/2" office:value-type="float" office:value="5" calcext:value-type="float">
            <text:p>5</text:p>
          </table:table-cell>
          <table:table-cell table:formula="of:=([.C37]+[.C36])/2" office:value-type="float" office:value="-24" calcext:value-type="float">
            <text:p>-24</text:p>
          </table:table-cell>
          <table:table-cell/>
          <table:table-cell table:formula="of:=SUM([.$E$2:.E38])" office:value-type="float" office:value="120.5" calcext:value-type="float">
            <text:p>120.5</text:p>
          </table:table-cell>
          <table:table-cell table:formula="of:=SUM([.$F$2:.F38])" office:value-type="float" office:value="38.5" calcext:value-type="float">
            <text:p>38.5</text:p>
          </table:table-cell>
          <table:table-cell table:formula="of:=SUM([.$G$2:.G38])" office:value-type="float" office:value="-732" calcext:value-type="float">
            <text:p>-732</text:p>
          </table:table-cell>
          <table:table-cell/>
          <table:table-cell table:formula="of:=([.I37]+[.I38])/2" office:value-type="float" office:value="116.75" calcext:value-type="float">
            <text:p>116.75</text:p>
          </table:table-cell>
          <table:table-cell table:formula="of:=([.J37]+[.J38])/2" office:value-type="float" office:value="36.25" calcext:value-type="float">
            <text:p>36.25</text:p>
          </table:table-cell>
          <table:table-cell table:formula="of:=([.K37]+[.K38])/2" office:value-type="float" office:value="-740" calcext:value-type="float">
            <text:p>-740</text:p>
          </table:table-cell>
          <table:table-cell/>
          <table:table-cell table:formula="of:=SUM([.$M$2:.M38])" office:value-type="float" office:value="-155" calcext:value-type="float">
            <text:p>-155</text:p>
          </table:table-cell>
          <table:table-cell table:formula="of:=SUM([.$N$2:.N38])" office:value-type="float" office:value="79" calcext:value-type="float">
            <text:p>79</text:p>
          </table:table-cell>
          <table:table-cell table:formula="of:=SUM([.$O$2:.O38])" office:value-type="float" office:value="-30567.5" calcext:value-type="float">
            <text:p>-30567.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/>
          <table:table-cell table:formula="of:=([.A38]+[.A37])/2" office:value-type="float" office:value="16.5" calcext:value-type="float">
            <text:p>16.5</text:p>
          </table:table-cell>
          <table:table-cell table:formula="of:=([.B38]+[.B37])/2" office:value-type="float" office:value="2.5" calcext:value-type="float">
            <text:p>2.5</text:p>
          </table:table-cell>
          <table:table-cell table:formula="of:=([.C38]+[.C37])/2" office:value-type="float" office:value="-31" calcext:value-type="float">
            <text:p>-31</text:p>
          </table:table-cell>
          <table:table-cell/>
          <table:table-cell table:formula="of:=SUM([.$E$2:.E39])" office:value-type="float" office:value="113" calcext:value-type="float">
            <text:p>113</text:p>
          </table:table-cell>
          <table:table-cell table:formula="of:=SUM([.$F$2:.F39])" office:value-type="float" office:value="34" calcext:value-type="float">
            <text:p>34</text:p>
          </table:table-cell>
          <table:table-cell table:formula="of:=SUM([.$G$2:.G39])" office:value-type="float" office:value="-748" calcext:value-type="float">
            <text:p>-748</text:p>
          </table:table-cell>
          <table:table-cell/>
          <table:table-cell table:formula="of:=([.I38]+[.I39])/2" office:value-type="float" office:value="106.5" calcext:value-type="float">
            <text:p>106.5</text:p>
          </table:table-cell>
          <table:table-cell table:formula="of:=([.J38]+[.J39])/2" office:value-type="float" office:value="36.5" calcext:value-type="float">
            <text:p>36.5</text:p>
          </table:table-cell>
          <table:table-cell table:formula="of:=([.K38]+[.K39])/2" office:value-type="float" office:value="-760.25" calcext:value-type="float">
            <text:p>-760.25</text:p>
          </table:table-cell>
          <table:table-cell/>
          <table:table-cell table:formula="of:=SUM([.$M$2:.M39])" office:value-type="float" office:value="-62.5" calcext:value-type="float">
            <text:p>-62.5</text:p>
          </table:table-cell>
          <table:table-cell table:formula="of:=SUM([.$N$2:.N39])" office:value-type="float" office:value="119.5" calcext:value-type="float">
            <text:p>119.5</text:p>
          </table:table-cell>
          <table:table-cell table:formula="of:=SUM([.$O$2:.O39])" office:value-type="float" office:value="-31347.5" calcext:value-type="float">
            <text:p>-31347.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" calcext:value-type="float">
            <text:p>4</text:p>
          </table:table-cell>
          <table:table-cell office:value-type="float" office:value="-29" calcext:value-type="float">
            <text:p>-29</text:p>
          </table:table-cell>
          <table:table-cell/>
          <table:table-cell table:formula="of:=([.A39]+[.A38])/2" office:value-type="float" office:value="-7.5" calcext:value-type="float">
            <text:p>-7.5</text:p>
          </table:table-cell>
          <table:table-cell table:formula="of:=([.B39]+[.B38])/2" office:value-type="float" office:value="-4.5" calcext:value-type="float">
            <text:p>-4.5</text:p>
          </table:table-cell>
          <table:table-cell table:formula="of:=([.C39]+[.C38])/2" office:value-type="float" office:value="-16" calcext:value-type="float">
            <text:p>-16</text:p>
          </table:table-cell>
          <table:table-cell/>
          <table:table-cell table:formula="of:=SUM([.$E$2:.E40])" office:value-type="float" office:value="100" calcext:value-type="float">
            <text:p>100</text:p>
          </table:table-cell>
          <table:table-cell table:formula="of:=SUM([.$F$2:.F40])" office:value-type="float" office:value="39" calcext:value-type="float">
            <text:p>39</text:p>
          </table:table-cell>
          <table:table-cell table:formula="of:=SUM([.$G$2:.G40])" office:value-type="float" office:value="-772.5" calcext:value-type="float">
            <text:p>-772.5</text:p>
          </table:table-cell>
          <table:table-cell/>
          <table:table-cell table:formula="of:=([.I39]+[.I40])/2" office:value-type="float" office:value="92.5" calcext:value-type="float">
            <text:p>92.5</text:p>
          </table:table-cell>
          <table:table-cell table:formula="of:=([.J39]+[.J40])/2" office:value-type="float" office:value="40.5" calcext:value-type="float">
            <text:p>40.5</text:p>
          </table:table-cell>
          <table:table-cell table:formula="of:=([.K39]+[.K40])/2" office:value-type="float" office:value="-780" calcext:value-type="float">
            <text:p>-780</text:p>
          </table:table-cell>
          <table:table-cell/>
          <table:table-cell table:formula="of:=SUM([.$M$2:.M40])" office:value-type="float" office:value="17" calcext:value-type="float">
            <text:p>17</text:p>
          </table:table-cell>
          <table:table-cell table:formula="of:=SUM([.$N$2:.N40])" office:value-type="float" office:value="162" calcext:value-type="float">
            <text:p>162</text:p>
          </table:table-cell>
          <table:table-cell table:formula="of:=SUM([.$O$2:.O40])" office:value-type="float" office:value="-32140.75" calcext:value-type="float">
            <text:p>-32140.7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/>
          <table:table-cell table:formula="of:=([.A40]+[.A39])/2" office:value-type="float" office:value="-13" calcext:value-type="float">
            <text:p>-13</text:p>
          </table:table-cell>
          <table:table-cell table:formula="of:=([.B40]+[.B39])/2" office:value-type="float" office:value="5" calcext:value-type="float">
            <text:p>5</text:p>
          </table:table-cell>
          <table:table-cell table:formula="of:=([.C40]+[.C39])/2" office:value-type="float" office:value="-24.5" calcext:value-type="float">
            <text:p>-24.5</text:p>
          </table:table-cell>
          <table:table-cell/>
          <table:table-cell table:formula="of:=SUM([.$E$2:.E41])" office:value-type="float" office:value="85" calcext:value-type="float">
            <text:p>85</text:p>
          </table:table-cell>
          <table:table-cell table:formula="of:=SUM([.$F$2:.F41])" office:value-type="float" office:value="42" calcext:value-type="float">
            <text:p>42</text:p>
          </table:table-cell>
          <table:table-cell table:formula="of:=SUM([.$G$2:.G41])" office:value-type="float" office:value="-787.5" calcext:value-type="float">
            <text:p>-787.5</text:p>
          </table:table-cell>
          <table:table-cell/>
          <table:table-cell table:formula="of:=([.I40]+[.I41])/2" office:value-type="float" office:value="79.5" calcext:value-type="float">
            <text:p>79.5</text:p>
          </table:table-cell>
          <table:table-cell table:formula="of:=([.J40]+[.J41])/2" office:value-type="float" office:value="42.5" calcext:value-type="float">
            <text:p>42.5</text:p>
          </table:table-cell>
          <table:table-cell table:formula="of:=([.K40]+[.K41])/2" office:value-type="float" office:value="-793.25" calcext:value-type="float">
            <text:p>-793.25</text:p>
          </table:table-cell>
          <table:table-cell/>
          <table:table-cell table:formula="of:=SUM([.$M$2:.M41])" office:value-type="float" office:value="95.75" calcext:value-type="float">
            <text:p>95.75</text:p>
          </table:table-cell>
          <table:table-cell table:formula="of:=SUM([.$N$2:.N41])" office:value-type="float" office:value="209.5" calcext:value-type="float">
            <text:p>209.5</text:p>
          </table:table-cell>
          <table:table-cell table:formula="of:=SUM([.$O$2:.O41])" office:value-type="float" office:value="-32948" calcext:value-type="float">
            <text:p>-32948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([.A41]+[.A40])/2" office:value-type="float" office:value="-15" calcext:value-type="float">
            <text:p>-15</text:p>
          </table:table-cell>
          <table:table-cell table:formula="of:=([.B41]+[.B40])/2" office:value-type="float" office:value="3" calcext:value-type="float">
            <text:p>3</text:p>
          </table:table-cell>
          <table:table-cell table:formula="of:=([.C41]+[.C40])/2" office:value-type="float" office:value="-15" calcext:value-type="float">
            <text:p>-15</text:p>
          </table:table-cell>
          <table:table-cell/>
          <table:table-cell table:formula="of:=SUM([.$E$2:.E42])" office:value-type="float" office:value="74" calcext:value-type="float">
            <text:p>74</text:p>
          </table:table-cell>
          <table:table-cell table:formula="of:=SUM([.$F$2:.F42])" office:value-type="float" office:value="43" calcext:value-type="float">
            <text:p>43</text:p>
          </table:table-cell>
          <table:table-cell table:formula="of:=SUM([.$G$2:.G42])" office:value-type="float" office:value="-799" calcext:value-type="float">
            <text:p>-799</text:p>
          </table:table-cell>
          <table:table-cell/>
          <table:table-cell table:formula="of:=([.I41]+[.I42])/2" office:value-type="float" office:value="78.75" calcext:value-type="float">
            <text:p>78.75</text:p>
          </table:table-cell>
          <table:table-cell table:formula="of:=([.J41]+[.J42])/2" office:value-type="float" office:value="47.5" calcext:value-type="float">
            <text:p>47.5</text:p>
          </table:table-cell>
          <table:table-cell table:formula="of:=([.K41]+[.K42])/2" office:value-type="float" office:value="-807.25" calcext:value-type="float">
            <text:p>-807.25</text:p>
          </table:table-cell>
          <table:table-cell/>
          <table:table-cell table:formula="of:=SUM([.$M$2:.M42])" office:value-type="float" office:value="193.5" calcext:value-type="float">
            <text:p>193.5</text:p>
          </table:table-cell>
          <table:table-cell table:formula="of:=SUM([.$N$2:.N42])" office:value-type="float" office:value="266.25" calcext:value-type="float">
            <text:p>266.25</text:p>
          </table:table-cell>
          <table:table-cell table:formula="of:=SUM([.$O$2:.O42])" office:value-type="float" office:value="-33771.25" calcext:value-type="float">
            <text:p>-33771.2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([.A42]+[.A41])/2" office:value-type="float" office:value="-11" calcext:value-type="float">
            <text:p>-11</text:p>
          </table:table-cell>
          <table:table-cell table:formula="of:=([.B42]+[.B41])/2" office:value-type="float" office:value="1" calcext:value-type="float">
            <text:p>1</text:p>
          </table:table-cell>
          <table:table-cell table:formula="of:=([.C42]+[.C41])/2" office:value-type="float" office:value="-11.5" calcext:value-type="float">
            <text:p>-11.5</text:p>
          </table:table-cell>
          <table:table-cell/>
          <table:table-cell table:formula="of:=SUM([.$E$2:.E43])" office:value-type="float" office:value="83.5" calcext:value-type="float">
            <text:p>83.5</text:p>
          </table:table-cell>
          <table:table-cell table:formula="of:=SUM([.$F$2:.F43])" office:value-type="float" office:value="52" calcext:value-type="float">
            <text:p>52</text:p>
          </table:table-cell>
          <table:table-cell table:formula="of:=SUM([.$G$2:.G43])" office:value-type="float" office:value="-815.5" calcext:value-type="float">
            <text:p>-815.5</text:p>
          </table:table-cell>
          <table:table-cell/>
          <table:table-cell table:formula="of:=([.I42]+[.I43])/2" office:value-type="float" office:value="97.75" calcext:value-type="float">
            <text:p>97.75</text:p>
          </table:table-cell>
          <table:table-cell table:formula="of:=([.J42]+[.J43])/2" office:value-type="float" office:value="56.75" calcext:value-type="float">
            <text:p>56.75</text:p>
          </table:table-cell>
          <table:table-cell table:formula="of:=([.K42]+[.K43])/2" office:value-type="float" office:value="-823.25" calcext:value-type="float">
            <text:p>-823.25</text:p>
          </table:table-cell>
          <table:table-cell/>
          <table:table-cell table:formula="of:=SUM([.$M$2:.M43])" office:value-type="float" office:value="323.25" calcext:value-type="float">
            <text:p>323.25</text:p>
          </table:table-cell>
          <table:table-cell table:formula="of:=SUM([.$N$2:.N43])" office:value-type="float" office:value="319.5" calcext:value-type="float">
            <text:p>319.5</text:p>
          </table:table-cell>
          <table:table-cell table:formula="of:=SUM([.$O$2:.O43])" office:value-type="float" office:value="-34609.5" calcext:value-type="float">
            <text:p>-34609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-20" calcext:value-type="float">
            <text:p>-20</text:p>
          </table:table-cell>
          <table:table-cell/>
          <table:table-cell table:formula="of:=([.A43]+[.A42])/2" office:value-type="float" office:value="9.5" calcext:value-type="float">
            <text:p>9.5</text:p>
          </table:table-cell>
          <table:table-cell table:formula="of:=([.B43]+[.B42])/2" office:value-type="float" office:value="9" calcext:value-type="float">
            <text:p>9</text:p>
          </table:table-cell>
          <table:table-cell table:formula="of:=([.C43]+[.C42])/2" office:value-type="float" office:value="-16.5" calcext:value-type="float">
            <text:p>-16.5</text:p>
          </table:table-cell>
          <table:table-cell/>
          <table:table-cell table:formula="of:=SUM([.$E$2:.E44])" office:value-type="float" office:value="112" calcext:value-type="float">
            <text:p>112</text:p>
          </table:table-cell>
          <table:table-cell table:formula="of:=SUM([.$F$2:.F44])" office:value-type="float" office:value="61.5" calcext:value-type="float">
            <text:p>61.5</text:p>
          </table:table-cell>
          <table:table-cell table:formula="of:=SUM([.$G$2:.G44])" office:value-type="float" office:value="-831" calcext:value-type="float">
            <text:p>-831</text:p>
          </table:table-cell>
          <table:table-cell/>
          <table:table-cell table:formula="of:=([.I43]+[.I44])/2" office:value-type="float" office:value="129.75" calcext:value-type="float">
            <text:p>129.75</text:p>
          </table:table-cell>
          <table:table-cell table:formula="of:=([.J43]+[.J44])/2" office:value-type="float" office:value="53.25" calcext:value-type="float">
            <text:p>53.25</text:p>
          </table:table-cell>
          <table:table-cell table:formula="of:=([.K43]+[.K44])/2" office:value-type="float" office:value="-838.25" calcext:value-type="float">
            <text:p>-838.25</text:p>
          </table:table-cell>
          <table:table-cell/>
          <table:table-cell table:formula="of:=SUM([.$M$2:.M44])" office:value-type="float" office:value="489" calcext:value-type="float">
            <text:p>489</text:p>
          </table:table-cell>
          <table:table-cell table:formula="of:=SUM([.$N$2:.N44])" office:value-type="float" office:value="359.25" calcext:value-type="float">
            <text:p>359.25</text:p>
          </table:table-cell>
          <table:table-cell table:formula="of:=SUM([.$O$2:.O44])" office:value-type="float" office:value="-35458.25" calcext:value-type="float">
            <text:p>-35458.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([.A44]+[.A43])/2" office:value-type="float" office:value="28.5" calcext:value-type="float">
            <text:p>28.5</text:p>
          </table:table-cell>
          <table:table-cell table:formula="of:=([.B44]+[.B43])/2" office:value-type="float" office:value="9.5" calcext:value-type="float">
            <text:p>9.5</text:p>
          </table:table-cell>
          <table:table-cell table:formula="of:=([.C44]+[.C43])/2" office:value-type="float" office:value="-15.5" calcext:value-type="float">
            <text:p>-15.5</text:p>
          </table:table-cell>
          <table:table-cell/>
          <table:table-cell table:formula="of:=SUM([.$E$2:.E45])" office:value-type="float" office:value="147.5" calcext:value-type="float">
            <text:p>147.5</text:p>
          </table:table-cell>
          <table:table-cell table:formula="of:=SUM([.$F$2:.F45])" office:value-type="float" office:value="45" calcext:value-type="float">
            <text:p>45</text:p>
          </table:table-cell>
          <table:table-cell table:formula="of:=SUM([.$G$2:.G45])" office:value-type="float" office:value="-845.5" calcext:value-type="float">
            <text:p>-845.5</text:p>
          </table:table-cell>
          <table:table-cell/>
          <table:table-cell table:formula="of:=([.I44]+[.I45])/2" office:value-type="float" office:value="165.75" calcext:value-type="float">
            <text:p>165.75</text:p>
          </table:table-cell>
          <table:table-cell table:formula="of:=([.J44]+[.J45])/2" office:value-type="float" office:value="39.75" calcext:value-type="float">
            <text:p>39.75</text:p>
          </table:table-cell>
          <table:table-cell table:formula="of:=([.K44]+[.K45])/2" office:value-type="float" office:value="-848.75" calcext:value-type="float">
            <text:p>-848.75</text:p>
          </table:table-cell>
          <table:table-cell/>
          <table:table-cell table:formula="of:=SUM([.$M$2:.M45])" office:value-type="float" office:value="683.75" calcext:value-type="float">
            <text:p>683.75</text:p>
          </table:table-cell>
          <table:table-cell table:formula="of:=SUM([.$N$2:.N45])" office:value-type="float" office:value="401" calcext:value-type="float">
            <text:p>401</text:p>
          </table:table-cell>
          <table:table-cell table:formula="of:=SUM([.$O$2:.O45])" office:value-type="float" office:value="-36303.5" calcext:value-type="float">
            <text:p>-36303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36" calcext:value-type="float">
            <text:p>-36</text:p>
          </table:table-cell>
          <table:table-cell office:value-type="float" office:value="-18" calcext:value-type="float">
            <text:p>-18</text:p>
          </table:table-cell>
          <table:table-cell/>
          <table:table-cell table:formula="of:=([.A45]+[.A44])/2" office:value-type="float" office:value="35.5" calcext:value-type="float">
            <text:p>35.5</text:p>
          </table:table-cell>
          <table:table-cell table:formula="of:=([.B45]+[.B44])/2" office:value-type="float" office:value="-16.5" calcext:value-type="float">
            <text:p>-16.5</text:p>
          </table:table-cell>
          <table:table-cell table:formula="of:=([.C45]+[.C44])/2" office:value-type="float" office:value="-14.5" calcext:value-type="float">
            <text:p>-14.5</text:p>
          </table:table-cell>
          <table:table-cell/>
          <table:table-cell table:formula="of:=SUM([.$E$2:.E46])" office:value-type="float" office:value="184" calcext:value-type="float">
            <text:p>184</text:p>
          </table:table-cell>
          <table:table-cell table:formula="of:=SUM([.$F$2:.F46])" office:value-type="float" office:value="34.5" calcext:value-type="float">
            <text:p>34.5</text:p>
          </table:table-cell>
          <table:table-cell table:formula="of:=SUM([.$G$2:.G46])" office:value-type="float" office:value="-852" calcext:value-type="float">
            <text:p>-852</text:p>
          </table:table-cell>
          <table:table-cell/>
          <table:table-cell table:formula="of:=([.I45]+[.I46])/2" office:value-type="float" office:value="194.75" calcext:value-type="float">
            <text:p>194.75</text:p>
          </table:table-cell>
          <table:table-cell table:formula="of:=([.J45]+[.J46])/2" office:value-type="float" office:value="41.75" calcext:value-type="float">
            <text:p>41.75</text:p>
          </table:table-cell>
          <table:table-cell table:formula="of:=([.K45]+[.K46])/2" office:value-type="float" office:value="-845.25" calcext:value-type="float">
            <text:p>-845.25</text:p>
          </table:table-cell>
          <table:table-cell/>
          <table:table-cell table:formula="of:=SUM([.$M$2:.M46])" office:value-type="float" office:value="879.75" calcext:value-type="float">
            <text:p>879.75</text:p>
          </table:table-cell>
          <table:table-cell table:formula="of:=SUM([.$N$2:.N46])" office:value-type="float" office:value="451" calcext:value-type="float">
            <text:p>451</text:p>
          </table:table-cell>
          <table:table-cell table:formula="of:=SUM([.$O$2:.O46])" office:value-type="float" office:value="-37125.5" calcext:value-type="float">
            <text:p>-37125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46]+[.A45])/2" office:value-type="float" office:value="36.5" calcext:value-type="float">
            <text:p>36.5</text:p>
          </table:table-cell>
          <table:table-cell table:formula="of:=([.B46]+[.B45])/2" office:value-type="float" office:value="-10.5" calcext:value-type="float">
            <text:p>-10.5</text:p>
          </table:table-cell>
          <table:table-cell table:formula="of:=([.C46]+[.C45])/2" office:value-type="float" office:value="-6.5" calcext:value-type="float">
            <text:p>-6.5</text:p>
          </table:table-cell>
          <table:table-cell/>
          <table:table-cell table:formula="of:=SUM([.$E$2:.E47])" office:value-type="float" office:value="205.5" calcext:value-type="float">
            <text:p>205.5</text:p>
          </table:table-cell>
          <table:table-cell table:formula="of:=SUM([.$F$2:.F47])" office:value-type="float" office:value="49" calcext:value-type="float">
            <text:p>49</text:p>
          </table:table-cell>
          <table:table-cell table:formula="of:=SUM([.$G$2:.G47])" office:value-type="float" office:value="-838.5" calcext:value-type="float">
            <text:p>-838.5</text:p>
          </table:table-cell>
          <table:table-cell/>
          <table:table-cell table:formula="of:=([.I46]+[.I47])/2" office:value-type="float" office:value="196" calcext:value-type="float">
            <text:p>196</text:p>
          </table:table-cell>
          <table:table-cell table:formula="of:=([.J46]+[.J47])/2" office:value-type="float" office:value="50" calcext:value-type="float">
            <text:p>50</text:p>
          </table:table-cell>
          <table:table-cell table:formula="of:=([.K46]+[.K47])/2" office:value-type="float" office:value="-822" calcext:value-type="float">
            <text:p>-822</text:p>
          </table:table-cell>
          <table:table-cell/>
          <table:table-cell table:formula="of:=SUM([.$M$2:.M47])" office:value-type="float" office:value="1046.5" calcext:value-type="float">
            <text:p>1046.5</text:p>
          </table:table-cell>
          <table:table-cell table:formula="of:=SUM([.$N$2:.N47])" office:value-type="float" office:value="506.5" calcext:value-type="float">
            <text:p>506.5</text:p>
          </table:table-cell>
          <table:table-cell table:formula="of:=SUM([.$O$2:.O47])" office:value-type="float" office:value="-37920.75" calcext:value-type="float">
            <text:p>-37920.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([.A47]+[.A46])/2" office:value-type="float" office:value="21.5" calcext:value-type="float">
            <text:p>21.5</text:p>
          </table:table-cell>
          <table:table-cell table:formula="of:=([.B47]+[.B46])/2" office:value-type="float" office:value="14.5" calcext:value-type="float">
            <text:p>14.5</text:p>
          </table:table-cell>
          <table:table-cell table:formula="of:=([.C47]+[.C46])/2" office:value-type="float" office:value="13.5" calcext:value-type="float">
            <text:p>13.5</text:p>
          </table:table-cell>
          <table:table-cell/>
          <table:table-cell table:formula="of:=SUM([.$E$2:.E48])" office:value-type="float" office:value="186.5" calcext:value-type="float">
            <text:p>186.5</text:p>
          </table:table-cell>
          <table:table-cell table:formula="of:=SUM([.$F$2:.F48])" office:value-type="float" office:value="51" calcext:value-type="float">
            <text:p>51</text:p>
          </table:table-cell>
          <table:table-cell table:formula="of:=SUM([.$G$2:.G48])" office:value-type="float" office:value="-805.5" calcext:value-type="float">
            <text:p>-805.5</text:p>
          </table:table-cell>
          <table:table-cell/>
          <table:table-cell table:formula="of:=([.I47]+[.I48])/2" office:value-type="float" office:value="166.75" calcext:value-type="float">
            <text:p>166.75</text:p>
          </table:table-cell>
          <table:table-cell table:formula="of:=([.J47]+[.J48])/2" office:value-type="float" office:value="55.5" calcext:value-type="float">
            <text:p>55.5</text:p>
          </table:table-cell>
          <table:table-cell table:formula="of:=([.K47]+[.K48])/2" office:value-type="float" office:value="-795.25" calcext:value-type="float">
            <text:p>-795.25</text:p>
          </table:table-cell>
          <table:table-cell/>
          <table:table-cell table:formula="of:=SUM([.$M$2:.M48])" office:value-type="float" office:value="1166.75" calcext:value-type="float">
            <text:p>1166.75</text:p>
          </table:table-cell>
          <table:table-cell table:formula="of:=SUM([.$N$2:.N48])" office:value-type="float" office:value="576.25" calcext:value-type="float">
            <text:p>576.25</text:p>
          </table:table-cell>
          <table:table-cell table:formula="of:=SUM([.$O$2:.O48])" office:value-type="float" office:value="-38707.75" calcext:value-type="float">
            <text:p>-38707.75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10" calcext:value-type="float">
            <text:p>-1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([.A48]+[.A47])/2" office:value-type="float" office:value="-19" calcext:value-type="float">
            <text:p>-19</text:p>
          </table:table-cell>
          <table:table-cell table:formula="of:=([.B48]+[.B47])/2" office:value-type="float" office:value="2" calcext:value-type="float">
            <text:p>2</text:p>
          </table:table-cell>
          <table:table-cell table:formula="of:=([.C48]+[.C47])/2" office:value-type="float" office:value="33" calcext:value-type="float">
            <text:p>33</text:p>
          </table:table-cell>
          <table:table-cell/>
          <table:table-cell table:formula="of:=SUM([.$E$2:.E49])" office:value-type="float" office:value="147" calcext:value-type="float">
            <text:p>147</text:p>
          </table:table-cell>
          <table:table-cell table:formula="of:=SUM([.$F$2:.F49])" office:value-type="float" office:value="60" calcext:value-type="float">
            <text:p>60</text:p>
          </table:table-cell>
          <table:table-cell table:formula="of:=SUM([.$G$2:.G49])" office:value-type="float" office:value="-785" calcext:value-type="float">
            <text:p>-785</text:p>
          </table:table-cell>
          <table:table-cell/>
          <table:table-cell table:formula="of:=([.I48]+[.I49])/2" office:value-type="float" office:value="120.25" calcext:value-type="float">
            <text:p>120.25</text:p>
          </table:table-cell>
          <table:table-cell table:formula="of:=([.J48]+[.J49])/2" office:value-type="float" office:value="69.75" calcext:value-type="float">
            <text:p>69.75</text:p>
          </table:table-cell>
          <table:table-cell table:formula="of:=([.K48]+[.K49])/2" office:value-type="float" office:value="-787" calcext:value-type="float">
            <text:p>-787</text:p>
          </table:table-cell>
          <table:table-cell/>
          <table:table-cell table:formula="of:=SUM([.$M$2:.M49])" office:value-type="float" office:value="1225.5" calcext:value-type="float">
            <text:p>1225.5</text:p>
          </table:table-cell>
          <table:table-cell table:formula="of:=SUM([.$N$2:.N49])" office:value-type="float" office:value="670.25" calcext:value-type="float">
            <text:p>670.25</text:p>
          </table:table-cell>
          <table:table-cell table:formula="of:=SUM([.$O$2:.O49])" office:value-type="float" office:value="-39502.25" calcext:value-type="float">
            <text:p>-39502.25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28" calcext:value-type="float">
            <text:p>2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([.A49]+[.A48])/2" office:value-type="float" office:value="-39.5" calcext:value-type="float">
            <text:p>-39.5</text:p>
          </table:table-cell>
          <table:table-cell table:formula="of:=([.B49]+[.B48])/2" office:value-type="float" office:value="9" calcext:value-type="float">
            <text:p>9</text:p>
          </table:table-cell>
          <table:table-cell table:formula="of:=([.C49]+[.C48])/2" office:value-type="float" office:value="20.5" calcext:value-type="float">
            <text:p>20.5</text:p>
          </table:table-cell>
          <table:table-cell/>
          <table:table-cell table:formula="of:=SUM([.$E$2:.E50])" office:value-type="float" office:value="93.5" calcext:value-type="float">
            <text:p>93.5</text:p>
          </table:table-cell>
          <table:table-cell table:formula="of:=SUM([.$F$2:.F50])" office:value-type="float" office:value="79.5" calcext:value-type="float">
            <text:p>79.5</text:p>
          </table:table-cell>
          <table:table-cell table:formula="of:=SUM([.$G$2:.G50])" office:value-type="float" office:value="-789" calcext:value-type="float">
            <text:p>-789</text:p>
          </table:table-cell>
          <table:table-cell/>
          <table:table-cell table:formula="of:=([.I49]+[.I50])/2" office:value-type="float" office:value="58.75" calcext:value-type="float">
            <text:p>58.75</text:p>
          </table:table-cell>
          <table:table-cell table:formula="of:=([.J49]+[.J50])/2" office:value-type="float" office:value="94" calcext:value-type="float">
            <text:p>94</text:p>
          </table:table-cell>
          <table:table-cell table:formula="of:=([.K49]+[.K50])/2" office:value-type="float" office:value="-794.5" calcext:value-type="float">
            <text:p>-794.5</text:p>
          </table:table-cell>
          <table:table-cell/>
          <table:table-cell table:formula="of:=SUM([.$M$2:.M50])" office:value-type="float" office:value="1227.75" calcext:value-type="float">
            <text:p>1227.75</text:p>
          </table:table-cell>
          <table:table-cell table:formula="of:=SUM([.$N$2:.N50])" office:value-type="float" office:value="796" calcext:value-type="float">
            <text:p>796</text:p>
          </table:table-cell>
          <table:table-cell table:formula="of:=SUM([.$O$2:.O50])" office:value-type="float" office:value="-40303.5" calcext:value-type="float">
            <text:p>-40303.5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/>
          <table:table-cell table:formula="of:=([.A50]+[.A49])/2" office:value-type="float" office:value="-53.5" calcext:value-type="float">
            <text:p>-53.5</text:p>
          </table:table-cell>
          <table:table-cell table:formula="of:=([.B50]+[.B49])/2" office:value-type="float" office:value="19.5" calcext:value-type="float">
            <text:p>19.5</text:p>
          </table:table-cell>
          <table:table-cell table:formula="of:=([.C50]+[.C49])/2" office:value-type="float" office:value="-4" calcext:value-type="float">
            <text:p>-4</text:p>
          </table:table-cell>
          <table:table-cell/>
          <table:table-cell table:formula="of:=SUM([.$E$2:.E51])" office:value-type="float" office:value="24" calcext:value-type="float">
            <text:p>24</text:p>
          </table:table-cell>
          <table:table-cell table:formula="of:=SUM([.$F$2:.F51])" office:value-type="float" office:value="108.5" calcext:value-type="float">
            <text:p>108.5</text:p>
          </table:table-cell>
          <table:table-cell table:formula="of:=SUM([.$G$2:.G51])" office:value-type="float" office:value="-800" calcext:value-type="float">
            <text:p>-800</text:p>
          </table:table-cell>
          <table:table-cell/>
          <table:table-cell table:formula="of:=([.I50]+[.I51])/2" office:value-type="float" office:value="2.25" calcext:value-type="float">
            <text:p>2.25</text:p>
          </table:table-cell>
          <table:table-cell table:formula="of:=([.J50]+[.J51])/2" office:value-type="float" office:value="125.75" calcext:value-type="float">
            <text:p>125.75</text:p>
          </table:table-cell>
          <table:table-cell table:formula="of:=([.K50]+[.K51])/2" office:value-type="float" office:value="-801.25" calcext:value-type="float">
            <text:p>-801.25</text:p>
          </table:table-cell>
          <table:table-cell/>
          <table:table-cell table:formula="of:=SUM([.$M$2:.M51])" office:value-type="float" office:value="1202.25" calcext:value-type="float">
            <text:p>1202.25</text:p>
          </table:table-cell>
          <table:table-cell table:formula="of:=SUM([.$N$2:.N51])" office:value-type="float" office:value="945.25" calcext:value-type="float">
            <text:p>945.25</text:p>
          </table:table-cell>
          <table:table-cell table:formula="of:=SUM([.$O$2:.O51])" office:value-type="float" office:value="-41101" calcext:value-type="float">
            <text:p>-41101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47" calcext:value-type="float">
            <text:p>47</text:p>
          </table:table-cell>
          <table:table-cell office:value-type="float" office:value="-17" calcext:value-type="float">
            <text:p>-17</text:p>
          </table:table-cell>
          <table:table-cell/>
          <table:table-cell table:formula="of:=([.A51]+[.A50])/2" office:value-type="float" office:value="-69.5" calcext:value-type="float">
            <text:p>-69.5</text:p>
          </table:table-cell>
          <table:table-cell table:formula="of:=([.B51]+[.B50])/2" office:value-type="float" office:value="29" calcext:value-type="float">
            <text:p>29</text:p>
          </table:table-cell>
          <table:table-cell table:formula="of:=([.C51]+[.C50])/2" office:value-type="float" office:value="-11" calcext:value-type="float">
            <text:p>-11</text:p>
          </table:table-cell>
          <table:table-cell/>
          <table:table-cell table:formula="of:=SUM([.$E$2:.E52])" office:value-type="float" office:value="-19.5" calcext:value-type="float">
            <text:p>-19.5</text:p>
          </table:table-cell>
          <table:table-cell table:formula="of:=SUM([.$F$2:.F52])" office:value-type="float" office:value="143" calcext:value-type="float">
            <text:p>143</text:p>
          </table:table-cell>
          <table:table-cell table:formula="of:=SUM([.$G$2:.G52])" office:value-type="float" office:value="-802.5" calcext:value-type="float">
            <text:p>-802.5</text:p>
          </table:table-cell>
          <table:table-cell/>
          <table:table-cell table:formula="of:=([.I51]+[.I52])/2" office:value-type="float" office:value="-25.5" calcext:value-type="float">
            <text:p>-25.5</text:p>
          </table:table-cell>
          <table:table-cell table:formula="of:=([.J51]+[.J52])/2" office:value-type="float" office:value="149.25" calcext:value-type="float">
            <text:p>149.25</text:p>
          </table:table-cell>
          <table:table-cell table:formula="of:=([.K51]+[.K52])/2" office:value-type="float" office:value="-797.5" calcext:value-type="float">
            <text:p>-797.5</text:p>
          </table:table-cell>
          <table:table-cell/>
          <table:table-cell table:formula="of:=SUM([.$M$2:.M52])" office:value-type="float" office:value="1172" calcext:value-type="float">
            <text:p>1172</text:p>
          </table:table-cell>
          <table:table-cell table:formula="of:=SUM([.$N$2:.N52])" office:value-type="float" office:value="1102.25" calcext:value-type="float">
            <text:p>1102.25</text:p>
          </table:table-cell>
          <table:table-cell table:formula="of:=SUM([.$O$2:.O52])" office:value-type="float" office:value="-41899.5" calcext:value-type="float">
            <text:p>-41899.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([.A52]+[.A51])/2" office:value-type="float" office:value="-43.5" calcext:value-type="float">
            <text:p>-43.5</text:p>
          </table:table-cell>
          <table:table-cell table:formula="of:=([.B52]+[.B51])/2" office:value-type="float" office:value="34.5" calcext:value-type="float">
            <text:p>34.5</text:p>
          </table:table-cell>
          <table:table-cell table:formula="of:=([.C52]+[.C51])/2" office:value-type="float" office:value="-2.5" calcext:value-type="float">
            <text:p>-2.5</text:p>
          </table:table-cell>
          <table:table-cell/>
          <table:table-cell table:formula="of:=SUM([.$E$2:.E53])" office:value-type="float" office:value="-31.5" calcext:value-type="float">
            <text:p>-31.5</text:p>
          </table:table-cell>
          <table:table-cell table:formula="of:=SUM([.$F$2:.F53])" office:value-type="float" office:value="155.5" calcext:value-type="float">
            <text:p>155.5</text:p>
          </table:table-cell>
          <table:table-cell table:formula="of:=SUM([.$G$2:.G53])" office:value-type="float" office:value="-792.5" calcext:value-type="float">
            <text:p>-792.5</text:p>
          </table:table-cell>
          <table:table-cell/>
          <table:table-cell table:formula="of:=([.I52]+[.I53])/2" office:value-type="float" office:value="-30.25" calcext:value-type="float">
            <text:p>-30.25</text:p>
          </table:table-cell>
          <table:table-cell table:formula="of:=([.J52]+[.J53])/2" office:value-type="float" office:value="157" calcext:value-type="float">
            <text:p>157</text:p>
          </table:table-cell>
          <table:table-cell table:formula="of:=([.K52]+[.K53])/2" office:value-type="float" office:value="-798.5" calcext:value-type="float">
            <text:p>-798.5</text:p>
          </table:table-cell>
          <table:table-cell/>
          <table:table-cell table:formula="of:=SUM([.$M$2:.M53])" office:value-type="float" office:value="1143" calcext:value-type="float">
            <text:p>1143</text:p>
          </table:table-cell>
          <table:table-cell table:formula="of:=SUM([.$N$2:.N53])" office:value-type="float" office:value="1255.5" calcext:value-type="float">
            <text:p>1255.5</text:p>
          </table:table-cell>
          <table:table-cell table:formula="of:=SUM([.$O$2:.O53])" office:value-type="float" office:value="-42711.25" calcext:value-type="float">
            <text:p>-42711.2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A53]+[.A52])/2" office:value-type="float" office:value="-12" calcext:value-type="float">
            <text:p>-12</text:p>
          </table:table-cell>
          <table:table-cell table:formula="of:=([.B53]+[.B52])/2" office:value-type="float" office:value="12.5" calcext:value-type="float">
            <text:p>12.5</text:p>
          </table:table-cell>
          <table:table-cell table:formula="of:=([.C53]+[.C52])/2" office:value-type="float" office:value="10" calcext:value-type="float">
            <text:p>10</text:p>
          </table:table-cell>
          <table:table-cell/>
          <table:table-cell table:formula="of:=SUM([.$E$2:.E54])" office:value-type="float" office:value="-29" calcext:value-type="float">
            <text:p>-29</text:p>
          </table:table-cell>
          <table:table-cell table:formula="of:=SUM([.$F$2:.F54])" office:value-type="float" office:value="158.5" calcext:value-type="float">
            <text:p>158.5</text:p>
          </table:table-cell>
          <table:table-cell table:formula="of:=SUM([.$G$2:.G54])" office:value-type="float" office:value="-804.5" calcext:value-type="float">
            <text:p>-804.5</text:p>
          </table:table-cell>
          <table:table-cell/>
          <table:table-cell table:formula="of:=([.I53]+[.I54])/2" office:value-type="float" office:value="-29" calcext:value-type="float">
            <text:p>-29</text:p>
          </table:table-cell>
          <table:table-cell table:formula="of:=([.J53]+[.J54])/2" office:value-type="float" office:value="153.25" calcext:value-type="float">
            <text:p>153.25</text:p>
          </table:table-cell>
          <table:table-cell table:formula="of:=([.K53]+[.K54])/2" office:value-type="float" office:value="-811.75" calcext:value-type="float">
            <text:p>-811.75</text:p>
          </table:table-cell>
          <table:table-cell/>
          <table:table-cell table:formula="of:=SUM([.$M$2:.M54])" office:value-type="float" office:value="1111.75" calcext:value-type="float">
            <text:p>1111.75</text:p>
          </table:table-cell>
          <table:table-cell table:formula="of:=SUM([.$N$2:.N54])" office:value-type="float" office:value="1397.5" calcext:value-type="float">
            <text:p>1397.5</text:p>
          </table:table-cell>
          <table:table-cell table:formula="of:=SUM([.$O$2:.O54])" office:value-type="float" office:value="-43528.25" calcext:value-type="float">
            <text:p>-43528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([.A54]+[.A53])/2" office:value-type="float" office:value="2.5" calcext:value-type="float">
            <text:p>2.5</text:p>
          </table:table-cell>
          <table:table-cell table:formula="of:=([.B54]+[.B53])/2" office:value-type="float" office:value="3" calcext:value-type="float">
            <text:p>3</text:p>
          </table:table-cell>
          <table:table-cell table:formula="of:=([.C54]+[.C53])/2" office:value-type="float" office:value="-12" calcext:value-type="float">
            <text:p>-12</text:p>
          </table:table-cell>
          <table:table-cell/>
          <table:table-cell table:formula="of:=SUM([.$E$2:.E55])" office:value-type="float" office:value="-29" calcext:value-type="float">
            <text:p>-29</text:p>
          </table:table-cell>
          <table:table-cell table:formula="of:=SUM([.$F$2:.F55])" office:value-type="float" office:value="148" calcext:value-type="float">
            <text:p>148</text:p>
          </table:table-cell>
          <table:table-cell table:formula="of:=SUM([.$G$2:.G55])" office:value-type="float" office:value="-819" calcext:value-type="float">
            <text:p>-819</text:p>
          </table:table-cell>
          <table:table-cell/>
          <table:table-cell table:formula="of:=([.I54]+[.I55])/2" office:value-type="float" office:value="-31.25" calcext:value-type="float">
            <text:p>-31.25</text:p>
          </table:table-cell>
          <table:table-cell table:formula="of:=([.J54]+[.J55])/2" office:value-type="float" office:value="142" calcext:value-type="float">
            <text:p>142</text:p>
          </table:table-cell>
          <table:table-cell table:formula="of:=([.K54]+[.K55])/2" office:value-type="float" office:value="-817" calcext:value-type="float">
            <text:p>-817</text:p>
          </table:table-cell>
          <table:table-cell/>
          <table:table-cell table:formula="of:=SUM([.$M$2:.M55])" office:value-type="float" office:value="1079.25" calcext:value-type="float">
            <text:p>1079.25</text:p>
          </table:table-cell>
          <table:table-cell table:formula="of:=SUM([.$N$2:.N55])" office:value-type="float" office:value="1535.75" calcext:value-type="float">
            <text:p>1535.75</text:p>
          </table:table-cell>
          <table:table-cell table:formula="of:=SUM([.$O$2:.O55])" office:value-type="float" office:value="-44344.5" calcext:value-type="float">
            <text:p>-44344.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4" calcext:value-type="float">
            <text:p>-24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55]+[.A54])/2" office:value-type="float" office:value="0" calcext:value-type="float">
            <text:p>0</text:p>
          </table:table-cell>
          <table:table-cell table:formula="of:=([.B55]+[.B54])/2" office:value-type="float" office:value="-10.5" calcext:value-type="float">
            <text:p>-10.5</text:p>
          </table:table-cell>
          <table:table-cell table:formula="of:=([.C55]+[.C54])/2" office:value-type="float" office:value="-14.5" calcext:value-type="float">
            <text:p>-14.5</text:p>
          </table:table-cell>
          <table:table-cell/>
          <table:table-cell table:formula="of:=SUM([.$E$2:.E56])" office:value-type="float" office:value="-33.5" calcext:value-type="float">
            <text:p>-33.5</text:p>
          </table:table-cell>
          <table:table-cell table:formula="of:=SUM([.$F$2:.F56])" office:value-type="float" office:value="136" calcext:value-type="float">
            <text:p>136</text:p>
          </table:table-cell>
          <table:table-cell table:formula="of:=SUM([.$G$2:.G56])" office:value-type="float" office:value="-815" calcext:value-type="float">
            <text:p>-815</text:p>
          </table:table-cell>
          <table:table-cell/>
          <table:table-cell table:formula="of:=([.I55]+[.I56])/2" office:value-type="float" office:value="-32.5" calcext:value-type="float">
            <text:p>-32.5</text:p>
          </table:table-cell>
          <table:table-cell table:formula="of:=([.J55]+[.J56])/2" office:value-type="float" office:value="138.25" calcext:value-type="float">
            <text:p>138.25</text:p>
          </table:table-cell>
          <table:table-cell table:formula="of:=([.K55]+[.K56])/2" office:value-type="float" office:value="-816.25" calcext:value-type="float">
            <text:p>-816.25</text:p>
          </table:table-cell>
          <table:table-cell/>
          <table:table-cell table:formula="of:=SUM([.$M$2:.M56])" office:value-type="float" office:value="1049.75" calcext:value-type="float">
            <text:p>1049.75</text:p>
          </table:table-cell>
          <table:table-cell table:formula="of:=SUM([.$N$2:.N56])" office:value-type="float" office:value="1680" calcext:value-type="float">
            <text:p>1680</text:p>
          </table:table-cell>
          <table:table-cell table:formula="of:=SUM([.$O$2:.O56])" office:value-type="float" office:value="-45166" calcext:value-type="float">
            <text:p>-4516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56]+[.A55])/2" office:value-type="float" office:value="-4.5" calcext:value-type="float">
            <text:p>-4.5</text:p>
          </table:table-cell>
          <table:table-cell table:formula="of:=([.B56]+[.B55])/2" office:value-type="float" office:value="-12" calcext:value-type="float">
            <text:p>-12</text:p>
          </table:table-cell>
          <table:table-cell table:formula="of:=([.C56]+[.C55])/2" office:value-type="float" office:value="4" calcext:value-type="float">
            <text:p>4</text:p>
          </table:table-cell>
          <table:table-cell/>
          <table:table-cell table:formula="of:=SUM([.$E$2:.E57])" office:value-type="float" office:value="-31.5" calcext:value-type="float">
            <text:p>-31.5</text:p>
          </table:table-cell>
          <table:table-cell table:formula="of:=SUM([.$F$2:.F57])" office:value-type="float" office:value="140.5" calcext:value-type="float">
            <text:p>140.5</text:p>
          </table:table-cell>
          <table:table-cell table:formula="of:=SUM([.$G$2:.G57])" office:value-type="float" office:value="-817.5" calcext:value-type="float">
            <text:p>-817.5</text:p>
          </table:table-cell>
          <table:table-cell/>
          <table:table-cell table:formula="of:=([.I56]+[.I57])/2" office:value-type="float" office:value="-29.5" calcext:value-type="float">
            <text:p>-29.5</text:p>
          </table:table-cell>
          <table:table-cell table:formula="of:=([.J56]+[.J57])/2" office:value-type="float" office:value="144.25" calcext:value-type="float">
            <text:p>144.25</text:p>
          </table:table-cell>
          <table:table-cell table:formula="of:=([.K56]+[.K57])/2" office:value-type="float" office:value="-821.5" calcext:value-type="float">
            <text:p>-821.5</text:p>
          </table:table-cell>
          <table:table-cell/>
          <table:table-cell table:formula="of:=SUM([.$M$2:.M57])" office:value-type="float" office:value="1036" calcext:value-type="float">
            <text:p>1036</text:p>
          </table:table-cell>
          <table:table-cell table:formula="of:=SUM([.$N$2:.N57])" office:value-type="float" office:value="1754" calcext:value-type="float">
            <text:p>1754</text:p>
          </table:table-cell>
          <table:table-cell table:formula="of:=SUM([.$O$2:.O57])" office:value-type="float" office:value="-45578.75" calcext:value-type="float">
            <text:p>-45578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([.A57]+[.A56])/2" office:value-type="float" office:value="2" calcext:value-type="float">
            <text:p>2</text:p>
          </table:table-cell>
          <table:table-cell table:formula="of:=([.B57]+[.B56])/2" office:value-type="float" office:value="4.5" calcext:value-type="float">
            <text:p>4.5</text:p>
          </table:table-cell>
          <table:table-cell table:formula="of:=([.C57]+[.C56])/2" office:value-type="float" office:value="-2.5" calcext:value-type="float">
            <text:p>-2.5</text:p>
          </table:table-cell>
          <table:table-cell/>
          <table:table-cell table:formula="of:=SUM([.$E$2:.E58])" office:value-type="float" office:value="-27.5" calcext:value-type="float">
            <text:p>-27.5</text:p>
          </table:table-cell>
          <table:table-cell table:formula="of:=SUM([.$F$2:.F58])" office:value-type="float" office:value="148" calcext:value-type="float">
            <text:p>148</text:p>
          </table:table-cell>
          <table:table-cell table:formula="of:=SUM([.$G$2:.G58])" office:value-type="float" office:value="-825.5" calcext:value-type="float">
            <text:p>-825.5</text:p>
          </table:table-cell>
          <table:table-cell/>
          <table:table-cell table:formula="of:=([.I57]+[.I58])/2" office:value-type="float" office:value="-13.75" calcext:value-type="float">
            <text:p>-13.75</text:p>
          </table:table-cell>
          <table:table-cell table:formula="of:=([.J57]+[.J58])/2" office:value-type="float" office:value="74" calcext:value-type="float">
            <text:p>74</text:p>
          </table:table-cell>
          <table:table-cell table:formula="of:=([.K57]+[.K58])/2" office:value-type="float" office:value="-412.75" calcext:value-type="float">
            <text:p>-412.75</text:p>
          </table:table-cell>
          <table:table-cell/>
          <table:table-cell table:formula="of:=SUM([.$M$2:.M58])" office:value-type="float" office:value="1036" calcext:value-type="float">
            <text:p>1036</text:p>
          </table:table-cell>
          <table:table-cell table:formula="of:=SUM([.$N$2:.N58])" office:value-type="float" office:value="1754" calcext:value-type="float">
            <text:p>1754</text:p>
          </table:table-cell>
          <table:table-cell table:formula="of:=SUM([.$O$2:.O58])" office:value-type="float" office:value="-45578.75" calcext:value-type="float">
            <text:p>-45578.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/>
          <table:table-cell table:formula="of:=([.A58]+[.A57])/2" office:value-type="float" office:value="4" calcext:value-type="float">
            <text:p>4</text:p>
          </table:table-cell>
          <table:table-cell table:formula="of:=([.B58]+[.B57])/2" office:value-type="float" office:value="7.5" calcext:value-type="float">
            <text:p>7.5</text:p>
          </table:table-cell>
          <table:table-cell table:formula="of:=([.C58]+[.C57])/2" office:value-type="float" office:value="-8" calcext:value-type="float">
            <text:p>-8</text:p>
          </table:table-cell>
          <table:table-cell table:number-columns-repeated="9"/>
          <table:table-cell table:formula="of:=SUM([.$M$2:.M59])" office:value-type="float" office:value="956.75" calcext:value-type="float">
            <text:p>956.75</text:p>
          </table:table-cell>
          <table:table-cell table:formula="of:=SUM([.$N$2:.N59])" office:value-type="float" office:value="1914.5" calcext:value-type="float">
            <text:p>1914.5</text:p>
          </table:table-cell>
          <table:table-cell table:formula="of:=SUM([.$O$2:.O59])" office:value-type="float" office:value="-46412.25" calcext:value-type="float">
            <text:p>-46412.2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59]+[.A58])/2" office:value-type="float" office:value="-4.5" calcext:value-type="float">
            <text:p>-4.5</text:p>
          </table:table-cell>
          <table:table-cell table:formula="of:=([.B59]+[.B58])/2" office:value-type="float" office:value="8" calcext:value-type="float">
            <text:p>8</text:p>
          </table:table-cell>
          <table:table-cell table:formula="of:=([.C59]+[.C58])/2" office:value-type="float" office:value="-2" calcext:value-type="float">
            <text:p>-2</text:p>
          </table:table-cell>
          <table:table-cell/>
          <table:table-cell table:formula="of:=SUM([.$E$2:.E60])" office:value-type="float" office:value="-59" calcext:value-type="float">
            <text:p>-59</text:p>
          </table:table-cell>
          <table:table-cell table:formula="of:=SUM([.$F$2:.F60])" office:value-type="float" office:value="160" calcext:value-type="float">
            <text:p>160</text:p>
          </table:table-cell>
          <table:table-cell table:formula="of:=SUM([.$G$2:.G60])" office:value-type="float" office:value="-832" calcext:value-type="float">
            <text:p>-832</text:p>
          </table:table-cell>
          <table:table-cell/>
          <table:table-cell table:formula="of:=([.I59]+[.I60])/2" office:value-type="float" office:value="-79.25" calcext:value-type="float">
            <text:p>-79.25</text:p>
          </table:table-cell>
          <table:table-cell table:formula="of:=([.J59]+[.J60])/2" office:value-type="float" office:value="160.5" calcext:value-type="float">
            <text:p>160.5</text:p>
          </table:table-cell>
          <table:table-cell table:formula="of:=([.K59]+[.K60])/2" office:value-type="float" office:value="-833.5" calcext:value-type="float">
            <text:p>-833.5</text:p>
          </table:table-cell>
          <table:table-cell/>
          <table:table-cell table:formula="of:=SUM([.$M$2:.M60])" office:value-type="float" office:value="846.25" calcext:value-type="float">
            <text:p>846.25</text:p>
          </table:table-cell>
          <table:table-cell table:formula="of:=SUM([.$N$2:.N60])" office:value-type="float" office:value="2081.25" calcext:value-type="float">
            <text:p>2081.25</text:p>
          </table:table-cell>
          <table:table-cell table:formula="of:=SUM([.$O$2:.O60])" office:value-type="float" office:value="-47244.75" calcext:value-type="float">
            <text:p>-47244.75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([.A60]+[.A59])/2" office:value-type="float" office:value="-27" calcext:value-type="float">
            <text:p>-27</text:p>
          </table:table-cell>
          <table:table-cell table:formula="of:=([.B60]+[.B59])/2" office:value-type="float" office:value="4" calcext:value-type="float">
            <text:p>4</text:p>
          </table:table-cell>
          <table:table-cell table:formula="of:=([.C60]+[.C59])/2" office:value-type="float" office:value="-4.5" calcext:value-type="float">
            <text:p>-4.5</text:p>
          </table:table-cell>
          <table:table-cell/>
          <table:table-cell table:formula="of:=SUM([.$E$2:.E61])" office:value-type="float" office:value="-99.5" calcext:value-type="float">
            <text:p>-99.5</text:p>
          </table:table-cell>
          <table:table-cell table:formula="of:=SUM([.$F$2:.F61])" office:value-type="float" office:value="161" calcext:value-type="float">
            <text:p>161</text:p>
          </table:table-cell>
          <table:table-cell table:formula="of:=SUM([.$G$2:.G61])" office:value-type="float" office:value="-835" calcext:value-type="float">
            <text:p>-835</text:p>
          </table:table-cell>
          <table:table-cell/>
          <table:table-cell table:formula="of:=([.I60]+[.I61])/2" office:value-type="float" office:value="-110.5" calcext:value-type="float">
            <text:p>-110.5</text:p>
          </table:table-cell>
          <table:table-cell table:formula="of:=([.J60]+[.J61])/2" office:value-type="float" office:value="166.75" calcext:value-type="float">
            <text:p>166.75</text:p>
          </table:table-cell>
          <table:table-cell table:formula="of:=([.K60]+[.K61])/2" office:value-type="float" office:value="-832.5" calcext:value-type="float">
            <text:p>-832.5</text:p>
          </table:table-cell>
          <table:table-cell/>
          <table:table-cell table:formula="of:=SUM([.$M$2:.M61])" office:value-type="float" office:value="726" calcext:value-type="float">
            <text:p>726</text:p>
          </table:table-cell>
          <table:table-cell table:formula="of:=SUM([.$N$2:.N61])" office:value-type="float" office:value="2250.25" calcext:value-type="float">
            <text:p>2250.25</text:p>
          </table:table-cell>
          <table:table-cell table:formula="of:=SUM([.$O$2:.O61])" office:value-type="float" office:value="-48073.5" calcext:value-type="float">
            <text:p>-48073.5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61]+[.A60])/2" office:value-type="float" office:value="-40.5" calcext:value-type="float">
            <text:p>-40.5</text:p>
          </table:table-cell>
          <table:table-cell table:formula="of:=([.B61]+[.B60])/2" office:value-type="float" office:value="1" calcext:value-type="float">
            <text:p>1</text:p>
          </table:table-cell>
          <table:table-cell table:formula="of:=([.C61]+[.C60])/2" office:value-type="float" office:value="-3" calcext:value-type="float">
            <text:p>-3</text:p>
          </table:table-cell>
          <table:table-cell/>
          <table:table-cell table:formula="of:=SUM([.$E$2:.E62])" office:value-type="float" office:value="-121.5" calcext:value-type="float">
            <text:p>-121.5</text:p>
          </table:table-cell>
          <table:table-cell table:formula="of:=SUM([.$F$2:.F62])" office:value-type="float" office:value="172.5" calcext:value-type="float">
            <text:p>172.5</text:p>
          </table:table-cell>
          <table:table-cell table:formula="of:=SUM([.$G$2:.G62])" office:value-type="float" office:value="-830" calcext:value-type="float">
            <text:p>-830</text:p>
          </table:table-cell>
          <table:table-cell/>
          <table:table-cell table:formula="of:=([.I61]+[.I62])/2" office:value-type="float" office:value="-120.25" calcext:value-type="float">
            <text:p>-120.25</text:p>
          </table:table-cell>
          <table:table-cell table:formula="of:=([.J61]+[.J62])/2" office:value-type="float" office:value="169" calcext:value-type="float">
            <text:p>169</text:p>
          </table:table-cell>
          <table:table-cell table:formula="of:=([.K61]+[.K62])/2" office:value-type="float" office:value="-828.75" calcext:value-type="float">
            <text:p>-828.75</text:p>
          </table:table-cell>
          <table:table-cell/>
          <table:table-cell table:formula="of:=SUM([.$M$2:.M62])" office:value-type="float" office:value="622.25" calcext:value-type="float">
            <text:p>622.25</text:p>
          </table:table-cell>
          <table:table-cell table:formula="of:=SUM([.$N$2:.N62])" office:value-type="float" office:value="2399.5" calcext:value-type="float">
            <text:p>2399.5</text:p>
          </table:table-cell>
          <table:table-cell table:formula="of:=SUM([.$O$2:.O62])" office:value-type="float" office:value="-48909" calcext:value-type="float">
            <text:p>-4890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62]+[.A61])/2" office:value-type="float" office:value="-22" calcext:value-type="float">
            <text:p>-22</text:p>
          </table:table-cell>
          <table:table-cell table:formula="of:=([.B62]+[.B61])/2" office:value-type="float" office:value="11.5" calcext:value-type="float">
            <text:p>11.5</text:p>
          </table:table-cell>
          <table:table-cell table:formula="of:=([.C62]+[.C61])/2" office:value-type="float" office:value="5" calcext:value-type="float">
            <text:p>5</text:p>
          </table:table-cell>
          <table:table-cell/>
          <table:table-cell table:formula="of:=SUM([.$E$2:.E63])" office:value-type="float" office:value="-119" calcext:value-type="float">
            <text:p>-119</text:p>
          </table:table-cell>
          <table:table-cell table:formula="of:=SUM([.$F$2:.F63])" office:value-type="float" office:value="165.5" calcext:value-type="float">
            <text:p>165.5</text:p>
          </table:table-cell>
          <table:table-cell table:formula="of:=SUM([.$G$2:.G63])" office:value-type="float" office:value="-827.5" calcext:value-type="float">
            <text:p>-827.5</text:p>
          </table:table-cell>
          <table:table-cell/>
          <table:table-cell table:formula="of:=([.I62]+[.I63])/2" office:value-type="float" office:value="-103.75" calcext:value-type="float">
            <text:p>-103.75</text:p>
          </table:table-cell>
          <table:table-cell table:formula="of:=([.J62]+[.J63])/2" office:value-type="float" office:value="149.25" calcext:value-type="float">
            <text:p>149.25</text:p>
          </table:table-cell>
          <table:table-cell table:formula="of:=([.K62]+[.K63])/2" office:value-type="float" office:value="-835.5" calcext:value-type="float">
            <text:p>-835.5</text:p>
          </table:table-cell>
          <table:table-cell/>
          <table:table-cell table:formula="of:=SUM([.$M$2:.M63])" office:value-type="float" office:value="567.5" calcext:value-type="float">
            <text:p>567.5</text:p>
          </table:table-cell>
          <table:table-cell table:formula="of:=SUM([.$N$2:.N63])" office:value-type="float" office:value="2522" calcext:value-type="float">
            <text:p>2522</text:p>
          </table:table-cell>
          <table:table-cell table:formula="of:=SUM([.$O$2:.O63])" office:value-type="float" office:value="-49761.5" calcext:value-type="float">
            <text:p>-49761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63]+[.A62])/2" office:value-type="float" office:value="2.5" calcext:value-type="float">
            <text:p>2.5</text:p>
          </table:table-cell>
          <table:table-cell table:formula="of:=([.B63]+[.B62])/2" office:value-type="float" office:value="-7" calcext:value-type="float">
            <text:p>-7</text:p>
          </table:table-cell>
          <table:table-cell table:formula="of:=([.C63]+[.C62])/2" office:value-type="float" office:value="2.5" calcext:value-type="float">
            <text:p>2.5</text:p>
          </table:table-cell>
          <table:table-cell/>
          <table:table-cell table:formula="of:=SUM([.$E$2:.E64])" office:value-type="float" office:value="-88.5" calcext:value-type="float">
            <text:p>-88.5</text:p>
          </table:table-cell>
          <table:table-cell table:formula="of:=SUM([.$F$2:.F64])" office:value-type="float" office:value="133" calcext:value-type="float">
            <text:p>133</text:p>
          </table:table-cell>
          <table:table-cell table:formula="of:=SUM([.$G$2:.G64])" office:value-type="float" office:value="-843.5" calcext:value-type="float">
            <text:p>-843.5</text:p>
          </table:table-cell>
          <table:table-cell/>
          <table:table-cell table:formula="of:=([.I63]+[.I64])/2" office:value-type="float" office:value="-54.75" calcext:value-type="float">
            <text:p>-54.75</text:p>
          </table:table-cell>
          <table:table-cell table:formula="of:=([.J63]+[.J64])/2" office:value-type="float" office:value="122.5" calcext:value-type="float">
            <text:p>122.5</text:p>
          </table:table-cell>
          <table:table-cell table:formula="of:=([.K63]+[.K64])/2" office:value-type="float" office:value="-852.5" calcext:value-type="float">
            <text:p>-852.5</text:p>
          </table:table-cell>
          <table:table-cell/>
          <table:table-cell table:formula="of:=SUM([.$M$2:.M64])" office:value-type="float" office:value="587.25" calcext:value-type="float">
            <text:p>587.25</text:p>
          </table:table-cell>
          <table:table-cell table:formula="of:=SUM([.$N$2:.N64])" office:value-type="float" office:value="2625.75" calcext:value-type="float">
            <text:p>2625.75</text:p>
          </table:table-cell>
          <table:table-cell table:formula="of:=SUM([.$O$2:.O64])" office:value-type="float" office:value="-50624" calcext:value-type="float">
            <text:p>-506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-32" calcext:value-type="float">
            <text:p>-32</text:p>
          </table:table-cell>
          <table:table-cell/>
          <table:table-cell table:formula="of:=([.A64]+[.A63])/2" office:value-type="float" office:value="30.5" calcext:value-type="float">
            <text:p>30.5</text:p>
          </table:table-cell>
          <table:table-cell table:formula="of:=([.B64]+[.B63])/2" office:value-type="float" office:value="-32.5" calcext:value-type="float">
            <text:p>-32.5</text:p>
          </table:table-cell>
          <table:table-cell table:formula="of:=([.C64]+[.C63])/2" office:value-type="float" office:value="-16" calcext:value-type="float">
            <text:p>-16</text:p>
          </table:table-cell>
          <table:table-cell/>
          <table:table-cell table:formula="of:=SUM([.$E$2:.E65])" office:value-type="float" office:value="-21" calcext:value-type="float">
            <text:p>-21</text:p>
          </table:table-cell>
          <table:table-cell table:formula="of:=SUM([.$F$2:.F65])" office:value-type="float" office:value="112" calcext:value-type="float">
            <text:p>112</text:p>
          </table:table-cell>
          <table:table-cell table:formula="of:=SUM([.$G$2:.G65])" office:value-type="float" office:value="-861.5" calcext:value-type="float">
            <text:p>-861.5</text:p>
          </table:table-cell>
          <table:table-cell/>
          <table:table-cell table:formula="of:=([.I64]+[.I65])/2" office:value-type="float" office:value="19.75" calcext:value-type="float">
            <text:p>19.75</text:p>
          </table:table-cell>
          <table:table-cell table:formula="of:=([.J64]+[.J65])/2" office:value-type="float" office:value="103.75" calcext:value-type="float">
            <text:p>103.75</text:p>
          </table:table-cell>
          <table:table-cell table:formula="of:=([.K64]+[.K65])/2" office:value-type="float" office:value="-862.5" calcext:value-type="float">
            <text:p>-862.5</text:p>
          </table:table-cell>
          <table:table-cell/>
          <table:table-cell table:formula="of:=SUM([.$M$2:.M65])" office:value-type="float" office:value="675.5" calcext:value-type="float">
            <text:p>675.5</text:p>
          </table:table-cell>
          <table:table-cell table:formula="of:=SUM([.$N$2:.N65])" office:value-type="float" office:value="2714" calcext:value-type="float">
            <text:p>2714</text:p>
          </table:table-cell>
          <table:table-cell table:formula="of:=SUM([.$O$2:.O65])" office:value-type="float" office:value="-51487" calcext:value-type="float">
            <text:p>-5148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/>
          <table:table-cell table:formula="of:=([.A65]+[.A64])/2" office:value-type="float" office:value="67.5" calcext:value-type="float">
            <text:p>67.5</text:p>
          </table:table-cell>
          <table:table-cell table:formula="of:=([.B65]+[.B64])/2" office:value-type="float" office:value="-21" calcext:value-type="float">
            <text:p>-21</text:p>
          </table:table-cell>
          <table:table-cell table:formula="of:=([.C65]+[.C64])/2" office:value-type="float" office:value="-18" calcext:value-type="float">
            <text:p>-18</text:p>
          </table:table-cell>
          <table:table-cell/>
          <table:table-cell table:formula="of:=SUM([.$E$2:.E66])" office:value-type="float" office:value="60.5" calcext:value-type="float">
            <text:p>60.5</text:p>
          </table:table-cell>
          <table:table-cell table:formula="of:=SUM([.$F$2:.F66])" office:value-type="float" office:value="95.5" calcext:value-type="float">
            <text:p>95.5</text:p>
          </table:table-cell>
          <table:table-cell table:formula="of:=SUM([.$G$2:.G66])" office:value-type="float" office:value="-863.5" calcext:value-type="float">
            <text:p>-863.5</text:p>
          </table:table-cell>
          <table:table-cell/>
          <table:table-cell table:formula="of:=([.I65]+[.I66])/2" office:value-type="float" office:value="88.25" calcext:value-type="float">
            <text:p>88.25</text:p>
          </table:table-cell>
          <table:table-cell table:formula="of:=([.J65]+[.J66])/2" office:value-type="float" office:value="88.25" calcext:value-type="float">
            <text:p>88.25</text:p>
          </table:table-cell>
          <table:table-cell table:formula="of:=([.K65]+[.K66])/2" office:value-type="float" office:value="-863" calcext:value-type="float">
            <text:p>-863</text:p>
          </table:table-cell>
          <table:table-cell/>
          <table:table-cell table:formula="of:=SUM([.$M$2:.M66])" office:value-type="float" office:value="798.75" calcext:value-type="float">
            <text:p>798.75</text:p>
          </table:table-cell>
          <table:table-cell table:formula="of:=SUM([.$N$2:.N66])" office:value-type="float" office:value="2797.75" calcext:value-type="float">
            <text:p>2797.75</text:p>
          </table:table-cell>
          <table:table-cell table:formula="of:=SUM([.$O$2:.O66])" office:value-type="float" office:value="-52351.75" calcext:value-type="float">
            <text:p>-52351.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66]+[.A65])/2" office:value-type="float" office:value="81.5" calcext:value-type="float">
            <text:p>81.5</text:p>
          </table:table-cell>
          <table:table-cell table:formula="of:=([.B66]+[.B65])/2" office:value-type="float" office:value="-16.5" calcext:value-type="float">
            <text:p>-16.5</text:p>
          </table:table-cell>
          <table:table-cell table:formula="of:=([.C66]+[.C65])/2" office:value-type="float" office:value="-2" calcext:value-type="float">
            <text:p>-2</text:p>
          </table:table-cell>
          <table:table-cell/>
          <table:table-cell table:formula="of:=SUM([.$E$2:.E67])" office:value-type="float" office:value="116" calcext:value-type="float">
            <text:p>116</text:p>
          </table:table-cell>
          <table:table-cell table:formula="of:=SUM([.$F$2:.F67])" office:value-type="float" office:value="81" calcext:value-type="float">
            <text:p>81</text:p>
          </table:table-cell>
          <table:table-cell table:formula="of:=SUM([.$G$2:.G67])" office:value-type="float" office:value="-862.5" calcext:value-type="float">
            <text:p>-862.5</text:p>
          </table:table-cell>
          <table:table-cell/>
          <table:table-cell table:formula="of:=([.I66]+[.I67])/2" office:value-type="float" office:value="123.25" calcext:value-type="float">
            <text:p>123.25</text:p>
          </table:table-cell>
          <table:table-cell table:formula="of:=([.J66]+[.J67])/2" office:value-type="float" office:value="83.75" calcext:value-type="float">
            <text:p>83.75</text:p>
          </table:table-cell>
          <table:table-cell table:formula="of:=([.K66]+[.K67])/2" office:value-type="float" office:value="-864.75" calcext:value-type="float">
            <text:p>-864.75</text:p>
          </table:table-cell>
          <table:table-cell/>
          <table:table-cell table:formula="of:=SUM([.$M$2:.M67])" office:value-type="float" office:value="925.5" calcext:value-type="float">
            <text:p>925.5</text:p>
          </table:table-cell>
          <table:table-cell table:formula="of:=SUM([.$N$2:.N67])" office:value-type="float" office:value="2880.75" calcext:value-type="float">
            <text:p>2880.75</text:p>
          </table:table-cell>
          <table:table-cell table:formula="of:=SUM([.$O$2:.O67])" office:value-type="float" office:value="-53219.75" calcext:value-type="float">
            <text:p>-53219.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67]+[.A66])/2" office:value-type="float" office:value="55.5" calcext:value-type="float">
            <text:p>55.5</text:p>
          </table:table-cell>
          <table:table-cell table:formula="of:=([.B67]+[.B66])/2" office:value-type="float" office:value="-14.5" calcext:value-type="float">
            <text:p>-14.5</text:p>
          </table:table-cell>
          <table:table-cell table:formula="of:=([.C67]+[.C66])/2" office:value-type="float" office:value="1" calcext:value-type="float">
            <text:p>1</text:p>
          </table:table-cell>
          <table:table-cell/>
          <table:table-cell table:formula="of:=SUM([.$E$2:.E68])" office:value-type="float" office:value="130.5" calcext:value-type="float">
            <text:p>130.5</text:p>
          </table:table-cell>
          <table:table-cell table:formula="of:=SUM([.$F$2:.F68])" office:value-type="float" office:value="86.5" calcext:value-type="float">
            <text:p>86.5</text:p>
          </table:table-cell>
          <table:table-cell table:formula="of:=SUM([.$G$2:.G68])" office:value-type="float" office:value="-867" calcext:value-type="float">
            <text:p>-867</text:p>
          </table:table-cell>
          <table:table-cell/>
          <table:table-cell table:formula="of:=([.I67]+[.I68])/2" office:value-type="float" office:value="126.75" calcext:value-type="float">
            <text:p>126.75</text:p>
          </table:table-cell>
          <table:table-cell table:formula="of:=([.J67]+[.J68])/2" office:value-type="float" office:value="83" calcext:value-type="float">
            <text:p>83</text:p>
          </table:table-cell>
          <table:table-cell table:formula="of:=([.K67]+[.K68])/2" office:value-type="float" office:value="-868" calcext:value-type="float">
            <text:p>-868</text:p>
          </table:table-cell>
          <table:table-cell/>
          <table:table-cell table:formula="of:=SUM([.$M$2:.M68])" office:value-type="float" office:value="1041.75" calcext:value-type="float">
            <text:p>1041.75</text:p>
          </table:table-cell>
          <table:table-cell table:formula="of:=SUM([.$N$2:.N68])" office:value-type="float" office:value="2953.75" calcext:value-type="float">
            <text:p>2953.75</text:p>
          </table:table-cell>
          <table:table-cell table:formula="of:=SUM([.$O$2:.O68])" office:value-type="float" office:value="-54085.75" calcext:value-type="float">
            <text:p>-54085.7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([.A68]+[.A67])/2" office:value-type="float" office:value="14.5" calcext:value-type="float">
            <text:p>14.5</text:p>
          </table:table-cell>
          <table:table-cell table:formula="of:=([.B68]+[.B67])/2" office:value-type="float" office:value="5.5" calcext:value-type="float">
            <text:p>5.5</text:p>
          </table:table-cell>
          <table:table-cell table:formula="of:=([.C68]+[.C67])/2" office:value-type="float" office:value="-4.5" calcext:value-type="float">
            <text:p>-4.5</text:p>
          </table:table-cell>
          <table:table-cell/>
          <table:table-cell table:formula="of:=SUM([.$E$2:.E69])" office:value-type="float" office:value="123" calcext:value-type="float">
            <text:p>123</text:p>
          </table:table-cell>
          <table:table-cell table:formula="of:=SUM([.$F$2:.F69])" office:value-type="float" office:value="79.5" calcext:value-type="float">
            <text:p>79.5</text:p>
          </table:table-cell>
          <table:table-cell table:formula="of:=SUM([.$G$2:.G69])" office:value-type="float" office:value="-869" calcext:value-type="float">
            <text:p>-869</text:p>
          </table:table-cell>
          <table:table-cell/>
          <table:table-cell table:formula="of:=([.I68]+[.I69])/2" office:value-type="float" office:value="116.25" calcext:value-type="float">
            <text:p>116.25</text:p>
          </table:table-cell>
          <table:table-cell table:formula="of:=([.J68]+[.J69])/2" office:value-type="float" office:value="73" calcext:value-type="float">
            <text:p>73</text:p>
          </table:table-cell>
          <table:table-cell table:formula="of:=([.K68]+[.K69])/2" office:value-type="float" office:value="-866" calcext:value-type="float">
            <text:p>-866</text:p>
          </table:table-cell>
          <table:table-cell/>
          <table:table-cell table:formula="of:=SUM([.$M$2:.M69])" office:value-type="float" office:value="1141" calcext:value-type="float">
            <text:p>1141</text:p>
          </table:table-cell>
          <table:table-cell table:formula="of:=SUM([.$N$2:.N69])" office:value-type="float" office:value="3020.25" calcext:value-type="float">
            <text:p>3020.25</text:p>
          </table:table-cell>
          <table:table-cell table:formula="of:=SUM([.$O$2:.O69])" office:value-type="float" office:value="-54947.75" calcext:value-type="float">
            <text:p>-54947.7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31" calcext:value-type="float">
            <text:p>-31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69]+[.A68])/2" office:value-type="float" office:value="-7.5" calcext:value-type="float">
            <text:p>-7.5</text:p>
          </table:table-cell>
          <table:table-cell table:formula="of:=([.B69]+[.B68])/2" office:value-type="float" office:value="-7" calcext:value-type="float">
            <text:p>-7</text:p>
          </table:table-cell>
          <table:table-cell table:formula="of:=([.C69]+[.C68])/2" office:value-type="float" office:value="-2" calcext:value-type="float">
            <text:p>-2</text:p>
          </table:table-cell>
          <table:table-cell/>
          <table:table-cell table:formula="of:=SUM([.$E$2:.E70])" office:value-type="float" office:value="109.5" calcext:value-type="float">
            <text:p>109.5</text:p>
          </table:table-cell>
          <table:table-cell table:formula="of:=SUM([.$F$2:.F70])" office:value-type="float" office:value="66.5" calcext:value-type="float">
            <text:p>66.5</text:p>
          </table:table-cell>
          <table:table-cell table:formula="of:=SUM([.$G$2:.G70])" office:value-type="float" office:value="-863" calcext:value-type="float">
            <text:p>-863</text:p>
          </table:table-cell>
          <table:table-cell/>
          <table:table-cell table:formula="of:=([.I69]+[.I70])/2" office:value-type="float" office:value="99.25" calcext:value-type="float">
            <text:p>99.25</text:p>
          </table:table-cell>
          <table:table-cell table:formula="of:=([.J69]+[.J70])/2" office:value-type="float" office:value="66.5" calcext:value-type="float">
            <text:p>66.5</text:p>
          </table:table-cell>
          <table:table-cell table:formula="of:=([.K69]+[.K70])/2" office:value-type="float" office:value="-862" calcext:value-type="float">
            <text:p>-862</text:p>
          </table:table-cell>
          <table:table-cell/>
          <table:table-cell table:formula="of:=SUM([.$M$2:.M70])" office:value-type="float" office:value="1218.75" calcext:value-type="float">
            <text:p>1218.75</text:p>
          </table:table-cell>
          <table:table-cell table:formula="of:=SUM([.$N$2:.N70])" office:value-type="float" office:value="3082" calcext:value-type="float">
            <text:p>3082</text:p>
          </table:table-cell>
          <table:table-cell table:formula="of:=SUM([.$O$2:.O70])" office:value-type="float" office:value="-55808.5" calcext:value-type="float">
            <text:p>-55808.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([.A70]+[.A69])/2" office:value-type="float" office:value="-13.5" calcext:value-type="float">
            <text:p>-13.5</text:p>
          </table:table-cell>
          <table:table-cell table:formula="of:=([.B70]+[.B69])/2" office:value-type="float" office:value="-13" calcext:value-type="float">
            <text:p>-13</text:p>
          </table:table-cell>
          <table:table-cell table:formula="of:=([.C70]+[.C69])/2" office:value-type="float" office:value="6" calcext:value-type="float">
            <text:p>6</text:p>
          </table:table-cell>
          <table:table-cell/>
          <table:table-cell table:formula="of:=SUM([.$E$2:.E71])" office:value-type="float" office:value="89" calcext:value-type="float">
            <text:p>89</text:p>
          </table:table-cell>
          <table:table-cell table:formula="of:=SUM([.$F$2:.F71])" office:value-type="float" office:value="66.5" calcext:value-type="float">
            <text:p>66.5</text:p>
          </table:table-cell>
          <table:table-cell table:formula="of:=SUM([.$G$2:.G71])" office:value-type="float" office:value="-861" calcext:value-type="float">
            <text:p>-861</text:p>
          </table:table-cell>
          <table:table-cell/>
          <table:table-cell table:formula="of:=([.I70]+[.I71])/2" office:value-type="float" office:value="77.75" calcext:value-type="float">
            <text:p>77.75</text:p>
          </table:table-cell>
          <table:table-cell table:formula="of:=([.J70]+[.J71])/2" office:value-type="float" office:value="61.75" calcext:value-type="float">
            <text:p>61.75</text:p>
          </table:table-cell>
          <table:table-cell table:formula="of:=([.K70]+[.K71])/2" office:value-type="float" office:value="-860.75" calcext:value-type="float">
            <text:p>-860.75</text:p>
          </table:table-cell>
          <table:table-cell/>
          <table:table-cell table:formula="of:=SUM([.$M$2:.M71])" office:value-type="float" office:value="1277.25" calcext:value-type="float">
            <text:p>1277.25</text:p>
          </table:table-cell>
          <table:table-cell table:formula="of:=SUM([.$N$2:.N71])" office:value-type="float" office:value="3135.75" calcext:value-type="float">
            <text:p>3135.75</text:p>
          </table:table-cell>
          <table:table-cell table:formula="of:=SUM([.$O$2:.O71])" office:value-type="float" office:value="-56667.25" calcext:value-type="float">
            <text:p>-56667.25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/>
          <table:table-cell table:formula="of:=([.A71]+[.A70])/2" office:value-type="float" office:value="-20.5" calcext:value-type="float">
            <text:p>-20.5</text:p>
          </table:table-cell>
          <table:table-cell table:formula="of:=([.B71]+[.B70])/2" office:value-type="float" office:value="0" calcext:value-type="float">
            <text:p>0</text:p>
          </table:table-cell>
          <table:table-cell table:formula="of:=([.C71]+[.C70])/2" office:value-type="float" office:value="2" calcext:value-type="float">
            <text:p>2</text:p>
          </table:table-cell>
          <table:table-cell/>
          <table:table-cell table:formula="of:=SUM([.$E$2:.E72])" office:value-type="float" office:value="66.5" calcext:value-type="float">
            <text:p>66.5</text:p>
          </table:table-cell>
          <table:table-cell table:formula="of:=SUM([.$F$2:.F72])" office:value-type="float" office:value="57" calcext:value-type="float">
            <text:p>57</text:p>
          </table:table-cell>
          <table:table-cell table:formula="of:=SUM([.$G$2:.G72])" office:value-type="float" office:value="-860.5" calcext:value-type="float">
            <text:p>-860.5</text:p>
          </table:table-cell>
          <table:table-cell/>
          <table:table-cell table:formula="of:=([.I71]+[.I72])/2" office:value-type="float" office:value="58.5" calcext:value-type="float">
            <text:p>58.5</text:p>
          </table:table-cell>
          <table:table-cell table:formula="of:=([.J71]+[.J72])/2" office:value-type="float" office:value="53.75" calcext:value-type="float">
            <text:p>53.75</text:p>
          </table:table-cell>
          <table:table-cell table:formula="of:=([.K71]+[.K72])/2" office:value-type="float" office:value="-858.75" calcext:value-type="float">
            <text:p>-858.75</text:p>
          </table:table-cell>
          <table:table-cell/>
          <table:table-cell table:formula="of:=SUM([.$M$2:.M72])" office:value-type="float" office:value="1321.5" calcext:value-type="float">
            <text:p>1321.5</text:p>
          </table:table-cell>
          <table:table-cell table:formula="of:=SUM([.$N$2:.N72])" office:value-type="float" office:value="3188.5" calcext:value-type="float">
            <text:p>3188.5</text:p>
          </table:table-cell>
          <table:table-cell table:formula="of:=SUM([.$O$2:.O72])" office:value-type="float" office:value="-57523.25" calcext:value-type="float">
            <text:p>-57523.2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72]+[.A71])/2" office:value-type="float" office:value="-22.5" calcext:value-type="float">
            <text:p>-22.5</text:p>
          </table:table-cell>
          <table:table-cell table:formula="of:=([.B72]+[.B71])/2" office:value-type="float" office:value="-9.5" calcext:value-type="float">
            <text:p>-9.5</text:p>
          </table:table-cell>
          <table:table-cell table:formula="of:=([.C72]+[.C71])/2" office:value-type="float" office:value="0.5" calcext:value-type="float">
            <text:p>0.5</text:p>
          </table:table-cell>
          <table:table-cell/>
          <table:table-cell table:formula="of:=SUM([.$E$2:.E73])" office:value-type="float" office:value="50.5" calcext:value-type="float">
            <text:p>50.5</text:p>
          </table:table-cell>
          <table:table-cell table:formula="of:=SUM([.$F$2:.F73])" office:value-type="float" office:value="50.5" calcext:value-type="float">
            <text:p>50.5</text:p>
          </table:table-cell>
          <table:table-cell table:formula="of:=SUM([.$G$2:.G73])" office:value-type="float" office:value="-857" calcext:value-type="float">
            <text:p>-857</text:p>
          </table:table-cell>
          <table:table-cell/>
          <table:table-cell table:formula="of:=([.I72]+[.I73])/2" office:value-type="float" office:value="44.25" calcext:value-type="float">
            <text:p>44.25</text:p>
          </table:table-cell>
          <table:table-cell table:formula="of:=([.J72]+[.J73])/2" office:value-type="float" office:value="52.75" calcext:value-type="float">
            <text:p>52.75</text:p>
          </table:table-cell>
          <table:table-cell table:formula="of:=([.K72]+[.K73])/2" office:value-type="float" office:value="-856" calcext:value-type="float">
            <text:p>-856</text:p>
          </table:table-cell>
          <table:table-cell/>
          <table:table-cell table:formula="of:=SUM([.$M$2:.M73])" office:value-type="float" office:value="1353.5" calcext:value-type="float">
            <text:p>1353.5</text:p>
          </table:table-cell>
          <table:table-cell table:formula="of:=SUM([.$N$2:.N73])" office:value-type="float" office:value="3247.5" calcext:value-type="float">
            <text:p>3247.5</text:p>
          </table:table-cell>
          <table:table-cell table:formula="of:=SUM([.$O$2:.O73])" office:value-type="float" office:value="-58378.25" calcext:value-type="float">
            <text:p>-58378.2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73]+[.A72])/2" office:value-type="float" office:value="-16" calcext:value-type="float">
            <text:p>-16</text:p>
          </table:table-cell>
          <table:table-cell table:formula="of:=([.B73]+[.B72])/2" office:value-type="float" office:value="-6.5" calcext:value-type="float">
            <text:p>-6.5</text:p>
          </table:table-cell>
          <table:table-cell table:formula="of:=([.C73]+[.C72])/2" office:value-type="float" office:value="3.5" calcext:value-type="float">
            <text:p>3.5</text:p>
          </table:table-cell>
          <table:table-cell/>
          <table:table-cell table:formula="of:=SUM([.$E$2:.E74])" office:value-type="float" office:value="38" calcext:value-type="float">
            <text:p>38</text:p>
          </table:table-cell>
          <table:table-cell table:formula="of:=SUM([.$F$2:.F74])" office:value-type="float" office:value="55" calcext:value-type="float">
            <text:p>55</text:p>
          </table:table-cell>
          <table:table-cell table:formula="of:=SUM([.$G$2:.G74])" office:value-type="float" office:value="-855" calcext:value-type="float">
            <text:p>-855</text:p>
          </table:table-cell>
          <table:table-cell/>
          <table:table-cell table:formula="of:=([.I73]+[.I74])/2" office:value-type="float" office:value="32" calcext:value-type="float">
            <text:p>32</text:p>
          </table:table-cell>
          <table:table-cell table:formula="of:=([.J73]+[.J74])/2" office:value-type="float" office:value="59" calcext:value-type="float">
            <text:p>59</text:p>
          </table:table-cell>
          <table:table-cell table:formula="of:=([.K73]+[.K74])/2" office:value-type="float" office:value="-855" calcext:value-type="float">
            <text:p>-855</text:p>
          </table:table-cell>
          <table:table-cell/>
          <table:table-cell table:formula="of:=SUM([.$M$2:.M74])" office:value-type="float" office:value="1374.75" calcext:value-type="float">
            <text:p>1374.75</text:p>
          </table:table-cell>
          <table:table-cell table:formula="of:=SUM([.$N$2:.N74])" office:value-type="float" office:value="3312.5" calcext:value-type="float">
            <text:p>3312.5</text:p>
          </table:table-cell>
          <table:table-cell table:formula="of:=SUM([.$O$2:.O74])" office:value-type="float" office:value="-59233.75" calcext:value-type="float">
            <text:p>-59233.7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/>
          <table:table-cell table:formula="of:=([.A74]+[.A73])/2" office:value-type="float" office:value="-12.5" calcext:value-type="float">
            <text:p>-12.5</text:p>
          </table:table-cell>
          <table:table-cell table:formula="of:=([.B74]+[.B73])/2" office:value-type="float" office:value="4.5" calcext:value-type="float">
            <text:p>4.5</text:p>
          </table:table-cell>
          <table:table-cell table:formula="of:=([.C74]+[.C73])/2" office:value-type="float" office:value="2" calcext:value-type="float">
            <text:p>2</text:p>
          </table:table-cell>
          <table:table-cell/>
          <table:table-cell table:formula="of:=SUM([.$E$2:.E75])" office:value-type="float" office:value="26" calcext:value-type="float">
            <text:p>26</text:p>
          </table:table-cell>
          <table:table-cell table:formula="of:=SUM([.$F$2:.F75])" office:value-type="float" office:value="63" calcext:value-type="float">
            <text:p>63</text:p>
          </table:table-cell>
          <table:table-cell table:formula="of:=SUM([.$G$2:.G75])" office:value-type="float" office:value="-855" calcext:value-type="float">
            <text:p>-855</text:p>
          </table:table-cell>
          <table:table-cell/>
          <table:table-cell table:formula="of:=([.I74]+[.I75])/2" office:value-type="float" office:value="21.25" calcext:value-type="float">
            <text:p>21.25</text:p>
          </table:table-cell>
          <table:table-cell table:formula="of:=([.J74]+[.J75])/2" office:value-type="float" office:value="65" calcext:value-type="float">
            <text:p>65</text:p>
          </table:table-cell>
          <table:table-cell table:formula="of:=([.K74]+[.K75])/2" office:value-type="float" office:value="-855.5" calcext:value-type="float">
            <text:p>-855.5</text:p>
          </table:table-cell>
          <table:table-cell/>
          <table:table-cell table:formula="of:=SUM([.$M$2:.M75])" office:value-type="float" office:value="1389" calcext:value-type="float">
            <text:p>1389</text:p>
          </table:table-cell>
          <table:table-cell table:formula="of:=SUM([.$N$2:.N75])" office:value-type="float" office:value="3381.75" calcext:value-type="float">
            <text:p>3381.75</text:p>
          </table:table-cell>
          <table:table-cell table:formula="of:=SUM([.$O$2:.O75])" office:value-type="float" office:value="-60088.5" calcext:value-type="float">
            <text:p>-60088.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75]+[.A74])/2" office:value-type="float" office:value="-12" calcext:value-type="float">
            <text:p>-12</text:p>
          </table:table-cell>
          <table:table-cell table:formula="of:=([.B75]+[.B74])/2" office:value-type="float" office:value="8" calcext:value-type="float">
            <text:p>8</text:p>
          </table:table-cell>
          <table:table-cell table:formula="of:=([.C75]+[.C74])/2" office:value-type="float" office:value="0" calcext:value-type="float">
            <text:p>0</text:p>
          </table:table-cell>
          <table:table-cell/>
          <table:table-cell table:formula="of:=SUM([.$E$2:.E76])" office:value-type="float" office:value="16.5" calcext:value-type="float">
            <text:p>16.5</text:p>
          </table:table-cell>
          <table:table-cell table:formula="of:=SUM([.$F$2:.F76])" office:value-type="float" office:value="67" calcext:value-type="float">
            <text:p>67</text:p>
          </table:table-cell>
          <table:table-cell table:formula="of:=SUM([.$G$2:.G76])" office:value-type="float" office:value="-856" calcext:value-type="float">
            <text:p>-856</text:p>
          </table:table-cell>
          <table:table-cell/>
          <table:table-cell table:formula="of:=([.I75]+[.I76])/2" office:value-type="float" office:value="14.25" calcext:value-type="float">
            <text:p>14.25</text:p>
          </table:table-cell>
          <table:table-cell table:formula="of:=([.J75]+[.J76])/2" office:value-type="float" office:value="69.25" calcext:value-type="float">
            <text:p>69.25</text:p>
          </table:table-cell>
          <table:table-cell table:formula="of:=([.K75]+[.K76])/2" office:value-type="float" office:value="-854.75" calcext:value-type="float">
            <text:p>-854.75</text:p>
          </table:table-cell>
          <table:table-cell/>
          <table:table-cell table:formula="of:=SUM([.$M$2:.M76])" office:value-type="float" office:value="1399.75" calcext:value-type="float">
            <text:p>1399.75</text:p>
          </table:table-cell>
          <table:table-cell table:formula="of:=SUM([.$N$2:.N76])" office:value-type="float" office:value="3455.5" calcext:value-type="float">
            <text:p>3455.5</text:p>
          </table:table-cell>
          <table:table-cell table:formula="of:=SUM([.$O$2:.O76])" office:value-type="float" office:value="-60940" calcext:value-type="float">
            <text:p>-6094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/>
          <table:table-cell table:formula="of:=([.A76]+[.A75])/2" office:value-type="float" office:value="-9.5" calcext:value-type="float">
            <text:p>-9.5</text:p>
          </table:table-cell>
          <table:table-cell table:formula="of:=([.B76]+[.B75])/2" office:value-type="float" office:value="4" calcext:value-type="float">
            <text:p>4</text:p>
          </table:table-cell>
          <table:table-cell table:formula="of:=([.C76]+[.C75])/2" office:value-type="float" office:value="-1" calcext:value-type="float">
            <text:p>-1</text:p>
          </table:table-cell>
          <table:table-cell/>
          <table:table-cell table:formula="of:=SUM([.$E$2:.E77])" office:value-type="float" office:value="12" calcext:value-type="float">
            <text:p>12</text:p>
          </table:table-cell>
          <table:table-cell table:formula="of:=SUM([.$F$2:.F77])" office:value-type="float" office:value="71.5" calcext:value-type="float">
            <text:p>71.5</text:p>
          </table:table-cell>
          <table:table-cell table:formula="of:=SUM([.$G$2:.G77])" office:value-type="float" office:value="-853.5" calcext:value-type="float">
            <text:p>-853.5</text:p>
          </table:table-cell>
          <table:table-cell/>
          <table:table-cell table:formula="of:=([.I76]+[.I77])/2" office:value-type="float" office:value="10.75" calcext:value-type="float">
            <text:p>10.75</text:p>
          </table:table-cell>
          <table:table-cell table:formula="of:=([.J76]+[.J77])/2" office:value-type="float" office:value="73.75" calcext:value-type="float">
            <text:p>73.75</text:p>
          </table:table-cell>
          <table:table-cell table:formula="of:=([.K76]+[.K77])/2" office:value-type="float" office:value="-851.5" calcext:value-type="float">
            <text:p>-851.5</text:p>
          </table:table-cell>
          <table:table-cell/>
          <table:table-cell table:formula="of:=SUM([.$M$2:.M77])" office:value-type="float" office:value="1408" calcext:value-type="float">
            <text:p>1408</text:p>
          </table:table-cell>
          <table:table-cell table:formula="of:=SUM([.$N$2:.N77])" office:value-type="float" office:value="3531.5" calcext:value-type="float">
            <text:p>3531.5</text:p>
          </table:table-cell>
          <table:table-cell table:formula="of:=SUM([.$O$2:.O77])" office:value-type="float" office:value="-61790" calcext:value-type="float">
            <text:p>-6179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A77]+[.A76])/2" office:value-type="float" office:value="-4.5" calcext:value-type="float">
            <text:p>-4.5</text:p>
          </table:table-cell>
          <table:table-cell table:formula="of:=([.B77]+[.B76])/2" office:value-type="float" office:value="4.5" calcext:value-type="float">
            <text:p>4.5</text:p>
          </table:table-cell>
          <table:table-cell table:formula="of:=([.C77]+[.C76])/2" office:value-type="float" office:value="2.5" calcext:value-type="float">
            <text:p>2.5</text:p>
          </table:table-cell>
          <table:table-cell/>
          <table:table-cell table:formula="of:=SUM([.$E$2:.E78])" office:value-type="float" office:value="9.5" calcext:value-type="float">
            <text:p>9.5</text:p>
          </table:table-cell>
          <table:table-cell table:formula="of:=SUM([.$F$2:.F78])" office:value-type="float" office:value="76" calcext:value-type="float">
            <text:p>76</text:p>
          </table:table-cell>
          <table:table-cell table:formula="of:=SUM([.$G$2:.G78])" office:value-type="float" office:value="-849.5" calcext:value-type="float">
            <text:p>-849.5</text:p>
          </table:table-cell>
          <table:table-cell/>
          <table:table-cell table:formula="of:=([.I77]+[.I78])/2" office:value-type="float" office:value="8.25" calcext:value-type="float">
            <text:p>8.25</text:p>
          </table:table-cell>
          <table:table-cell table:formula="of:=([.J77]+[.J78])/2" office:value-type="float" office:value="76" calcext:value-type="float">
            <text:p>76</text:p>
          </table:table-cell>
          <table:table-cell table:formula="of:=([.K77]+[.K78])/2" office:value-type="float" office:value="-850" calcext:value-type="float">
            <text:p>-850</text:p>
          </table:table-cell>
          <table:table-cell/>
          <table:table-cell table:formula="of:=SUM([.$M$2:.M78])" office:value-type="float" office:value="1414.5" calcext:value-type="float">
            <text:p>1414.5</text:p>
          </table:table-cell>
          <table:table-cell table:formula="of:=SUM([.$N$2:.N78])" office:value-type="float" office:value="3608" calcext:value-type="float">
            <text:p>3608</text:p>
          </table:table-cell>
          <table:table-cell table:formula="of:=SUM([.$O$2:.O78])" office:value-type="float" office:value="-62638.75" calcext:value-type="float">
            <text:p>-62638.7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A78]+[.A77])/2" office:value-type="float" office:value="-2.5" calcext:value-type="float">
            <text:p>-2.5</text:p>
          </table:table-cell>
          <table:table-cell table:formula="of:=([.B78]+[.B77])/2" office:value-type="float" office:value="4.5" calcext:value-type="float">
            <text:p>4.5</text:p>
          </table:table-cell>
          <table:table-cell table:formula="of:=([.C78]+[.C77])/2" office:value-type="float" office:value="4" calcext:value-type="float">
            <text:p>4</text:p>
          </table:table-cell>
          <table:table-cell/>
          <table:table-cell table:formula="of:=SUM([.$E$2:.E79])" office:value-type="float" office:value="7" calcext:value-type="float">
            <text:p>7</text:p>
          </table:table-cell>
          <table:table-cell table:formula="of:=SUM([.$F$2:.F79])" office:value-type="float" office:value="76" calcext:value-type="float">
            <text:p>76</text:p>
          </table:table-cell>
          <table:table-cell table:formula="of:=SUM([.$G$2:.G79])" office:value-type="float" office:value="-850.5" calcext:value-type="float">
            <text:p>-850.5</text:p>
          </table:table-cell>
          <table:table-cell/>
          <table:table-cell table:formula="of:=([.I78]+[.I79])/2" office:value-type="float" office:value="6.5" calcext:value-type="float">
            <text:p>6.5</text:p>
          </table:table-cell>
          <table:table-cell table:formula="of:=([.J78]+[.J79])/2" office:value-type="float" office:value="76.5" calcext:value-type="float">
            <text:p>76.5</text:p>
          </table:table-cell>
          <table:table-cell table:formula="of:=([.K78]+[.K79])/2" office:value-type="float" office:value="-848.75" calcext:value-type="float">
            <text:p>-848.75</text:p>
          </table:table-cell>
          <table:table-cell/>
          <table:table-cell table:formula="of:=SUM([.$M$2:.M79])" office:value-type="float" office:value="1419.75" calcext:value-type="float">
            <text:p>1419.75</text:p>
          </table:table-cell>
          <table:table-cell table:formula="of:=SUM([.$N$2:.N79])" office:value-type="float" office:value="3684" calcext:value-type="float">
            <text:p>3684</text:p>
          </table:table-cell>
          <table:table-cell table:formula="of:=SUM([.$O$2:.O79])" office:value-type="float" office:value="-63483.25" calcext:value-type="float">
            <text:p>-63483.2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table:formula="of:=([.A79]+[.A78])/2" office:value-type="float" office:value="-2.5" calcext:value-type="float">
            <text:p>-2.5</text:p>
          </table:table-cell>
          <table:table-cell table:formula="of:=([.B79]+[.B78])/2" office:value-type="float" office:value="0" calcext:value-type="float">
            <text:p>0</text:p>
          </table:table-cell>
          <table:table-cell table:formula="of:=([.C79]+[.C78])/2" office:value-type="float" office:value="-1" calcext:value-type="float">
            <text:p>-1</text:p>
          </table:table-cell>
          <table:table-cell/>
          <table:table-cell table:formula="of:=SUM([.$E$2:.E80])" office:value-type="float" office:value="6" calcext:value-type="float">
            <text:p>6</text:p>
          </table:table-cell>
          <table:table-cell table:formula="of:=SUM([.$F$2:.F80])" office:value-type="float" office:value="77" calcext:value-type="float">
            <text:p>77</text:p>
          </table:table-cell>
          <table:table-cell table:formula="of:=SUM([.$G$2:.G80])" office:value-type="float" office:value="-847" calcext:value-type="float">
            <text:p>-847</text:p>
          </table:table-cell>
          <table:table-cell/>
          <table:table-cell table:formula="of:=([.I79]+[.I80])/2" office:value-type="float" office:value="5.25" calcext:value-type="float">
            <text:p>5.25</text:p>
          </table:table-cell>
          <table:table-cell table:formula="of:=([.J79]+[.J80])/2" office:value-type="float" office:value="76" calcext:value-type="float">
            <text:p>76</text:p>
          </table:table-cell>
          <table:table-cell table:formula="of:=([.K79]+[.K80])/2" office:value-type="float" office:value="-844.5" calcext:value-type="float">
            <text:p>-844.5</text:p>
          </table:table-cell>
          <table:table-cell/>
          <table:table-cell table:formula="of:=SUM([.$M$2:.M80])" office:value-type="float" office:value="1422.5" calcext:value-type="float">
            <text:p>1422.5</text:p>
          </table:table-cell>
          <table:table-cell table:formula="of:=SUM([.$N$2:.N80])" office:value-type="float" office:value="3759" calcext:value-type="float">
            <text:p>3759</text:p>
          </table:table-cell>
          <table:table-cell table:formula="of:=SUM([.$O$2:.O80])" office:value-type="float" office:value="-64327" calcext:value-type="float">
            <text:p>-643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A80]+[.A79])/2" office:value-type="float" office:value="-1" calcext:value-type="float">
            <text:p>-1</text:p>
          </table:table-cell>
          <table:table-cell table:formula="of:=([.B80]+[.B79])/2" office:value-type="float" office:value="1" calcext:value-type="float">
            <text:p>1</text:p>
          </table:table-cell>
          <table:table-cell table:formula="of:=([.C80]+[.C79])/2" office:value-type="float" office:value="3.5" calcext:value-type="float">
            <text:p>3.5</text:p>
          </table:table-cell>
          <table:table-cell/>
          <table:table-cell table:formula="of:=SUM([.$E$2:.E81])" office:value-type="float" office:value="4.5" calcext:value-type="float">
            <text:p>4.5</text:p>
          </table:table-cell>
          <table:table-cell table:formula="of:=SUM([.$F$2:.F81])" office:value-type="float" office:value="75" calcext:value-type="float">
            <text:p>75</text:p>
          </table:table-cell>
          <table:table-cell table:formula="of:=SUM([.$G$2:.G81])" office:value-type="float" office:value="-842" calcext:value-type="float">
            <text:p>-842</text:p>
          </table:table-cell>
          <table:table-cell/>
          <table:table-cell table:formula="of:=([.I80]+[.I81])/2" office:value-type="float" office:value="2.75" calcext:value-type="float">
            <text:p>2.75</text:p>
          </table:table-cell>
          <table:table-cell table:formula="of:=([.J80]+[.J81])/2" office:value-type="float" office:value="75" calcext:value-type="float">
            <text:p>75</text:p>
          </table:table-cell>
          <table:table-cell table:formula="of:=([.K80]+[.K81])/2" office:value-type="float" office:value="-843.75" calcext:value-type="float">
            <text:p>-843.75</text:p>
          </table:table-cell>
          <table:table-cell/>
          <table:table-cell table:formula="of:=SUM([.$M$2:.M81])" office:value-type="float" office:value="1423.25" calcext:value-type="float">
            <text:p>1423.25</text:p>
          </table:table-cell>
          <table:table-cell table:formula="of:=SUM([.$N$2:.N81])" office:value-type="float" office:value="3836.25" calcext:value-type="float">
            <text:p>3836.25</text:p>
          </table:table-cell>
          <table:table-cell table:formula="of:=SUM([.$O$2:.O81])" office:value-type="float" office:value="-65174.75" calcext:value-type="float">
            <text:p>-65174.7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81]+[.A80])/2" office:value-type="float" office:value="-1.5" calcext:value-type="float">
            <text:p>-1.5</text:p>
          </table:table-cell>
          <table:table-cell table:formula="of:=([.B81]+[.B80])/2" office:value-type="float" office:value="-2" calcext:value-type="float">
            <text:p>-2</text:p>
          </table:table-cell>
          <table:table-cell table:formula="of:=([.C81]+[.C80])/2" office:value-type="float" office:value="5" calcext:value-type="float">
            <text:p>5</text:p>
          </table:table-cell>
          <table:table-cell/>
          <table:table-cell table:formula="of:=SUM([.$E$2:.E82])" office:value-type="float" office:value="1" calcext:value-type="float">
            <text:p>1</text:p>
          </table:table-cell>
          <table:table-cell table:formula="of:=SUM([.$F$2:.F82])" office:value-type="float" office:value="75" calcext:value-type="float">
            <text:p>75</text:p>
          </table:table-cell>
          <table:table-cell table:formula="of:=SUM([.$G$2:.G82])" office:value-type="float" office:value="-845.5" calcext:value-type="float">
            <text:p>-845.5</text:p>
          </table:table-cell>
          <table:table-cell/>
          <table:table-cell table:formula="of:=([.I81]+[.I82])/2" office:value-type="float" office:value="0.75" calcext:value-type="float">
            <text:p>0.75</text:p>
          </table:table-cell>
          <table:table-cell table:formula="of:=([.J81]+[.J82])/2" office:value-type="float" office:value="77.25" calcext:value-type="float">
            <text:p>77.25</text:p>
          </table:table-cell>
          <table:table-cell table:formula="of:=([.K81]+[.K82])/2" office:value-type="float" office:value="-847.75" calcext:value-type="float">
            <text:p>-847.75</text:p>
          </table:table-cell>
          <table:table-cell/>
          <table:table-cell table:formula="of:=SUM([.$M$2:.M82])" office:value-type="float" office:value="1425.75" calcext:value-type="float">
            <text:p>1425.75</text:p>
          </table:table-cell>
          <table:table-cell table:formula="of:=SUM([.$N$2:.N82])" office:value-type="float" office:value="3916.25" calcext:value-type="float">
            <text:p>3916.25</text:p>
          </table:table-cell>
          <table:table-cell table:formula="of:=SUM([.$O$2:.O82])" office:value-type="float" office:value="-66024.5" calcext:value-type="float">
            <text:p>-66024.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/>
          <table:table-cell table:formula="of:=([.A82]+[.A81])/2" office:value-type="float" office:value="-3.5" calcext:value-type="float">
            <text:p>-3.5</text:p>
          </table:table-cell>
          <table:table-cell table:formula="of:=([.B82]+[.B81])/2" office:value-type="float" office:value="0" calcext:value-type="float">
            <text:p>0</text:p>
          </table:table-cell>
          <table:table-cell table:formula="of:=([.C82]+[.C81])/2" office:value-type="float" office:value="-3.5" calcext:value-type="float">
            <text:p>-3.5</text:p>
          </table:table-cell>
          <table:table-cell/>
          <table:table-cell table:formula="of:=SUM([.$E$2:.E83])" office:value-type="float" office:value="0.5" calcext:value-type="float">
            <text:p>0.5</text:p>
          </table:table-cell>
          <table:table-cell table:formula="of:=SUM([.$F$2:.F83])" office:value-type="float" office:value="79.5" calcext:value-type="float">
            <text:p>79.5</text:p>
          </table:table-cell>
          <table:table-cell table:formula="of:=SUM([.$G$2:.G83])" office:value-type="float" office:value="-850" calcext:value-type="float">
            <text:p>-850</text:p>
          </table:table-cell>
          <table:table-cell/>
          <table:table-cell table:formula="of:=([.I82]+[.I83])/2" office:value-type="float" office:value="2.5" calcext:value-type="float">
            <text:p>2.5</text:p>
          </table:table-cell>
          <table:table-cell table:formula="of:=([.J82]+[.J83])/2" office:value-type="float" office:value="80" calcext:value-type="float">
            <text:p>80</text:p>
          </table:table-cell>
          <table:table-cell table:formula="of:=([.K82]+[.K83])/2" office:value-type="float" office:value="-849.75" calcext:value-type="float">
            <text:p>-849.75</text:p>
          </table:table-cell>
          <table:table-cell/>
          <table:table-cell table:formula="of:=SUM([.$M$2:.M83])" office:value-type="float" office:value="1430.75" calcext:value-type="float">
            <text:p>1430.75</text:p>
          </table:table-cell>
          <table:table-cell table:formula="of:=SUM([.$N$2:.N83])" office:value-type="float" office:value="3996.5" calcext:value-type="float">
            <text:p>3996.5</text:p>
          </table:table-cell>
          <table:table-cell table:formula="of:=SUM([.$O$2:.O83])" office:value-type="float" office:value="-66873" calcext:value-type="float">
            <text:p>-6687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/>
          <table:table-cell table:formula="of:=([.A83]+[.A82])/2" office:value-type="float" office:value="-0.5" calcext:value-type="float">
            <text:p>-0.5</text:p>
          </table:table-cell>
          <table:table-cell table:formula="of:=([.B83]+[.B82])/2" office:value-type="float" office:value="4.5" calcext:value-type="float">
            <text:p>4.5</text:p>
          </table:table-cell>
          <table:table-cell table:formula="of:=([.C83]+[.C82])/2" office:value-type="float" office:value="-4.5" calcext:value-type="float">
            <text:p>-4.5</text:p>
          </table:table-cell>
          <table:table-cell/>
          <table:table-cell table:formula="of:=SUM([.$E$2:.E84])" office:value-type="float" office:value="4.5" calcext:value-type="float">
            <text:p>4.5</text:p>
          </table:table-cell>
          <table:table-cell table:formula="of:=SUM([.$F$2:.F84])" office:value-type="float" office:value="80.5" calcext:value-type="float">
            <text:p>80.5</text:p>
          </table:table-cell>
          <table:table-cell table:formula="of:=SUM([.$G$2:.G84])" office:value-type="float" office:value="-849.5" calcext:value-type="float">
            <text:p>-849.5</text:p>
          </table:table-cell>
          <table:table-cell/>
          <table:table-cell table:formula="of:=([.I83]+[.I84])/2" office:value-type="float" office:value="5" calcext:value-type="float">
            <text:p>5</text:p>
          </table:table-cell>
          <table:table-cell table:formula="of:=([.J83]+[.J84])/2" office:value-type="float" office:value="80.25" calcext:value-type="float">
            <text:p>80.25</text:p>
          </table:table-cell>
          <table:table-cell table:formula="of:=([.K83]+[.K84])/2" office:value-type="float" office:value="-848.5" calcext:value-type="float">
            <text:p>-848.5</text:p>
          </table:table-cell>
          <table:table-cell/>
          <table:table-cell table:formula="of:=SUM([.$M$2:.M84])" office:value-type="float" office:value="1436.5" calcext:value-type="float">
            <text:p>1436.5</text:p>
          </table:table-cell>
          <table:table-cell table:formula="of:=SUM([.$N$2:.N84])" office:value-type="float" office:value="4077.5" calcext:value-type="float">
            <text:p>4077.5</text:p>
          </table:table-cell>
          <table:table-cell table:formula="of:=SUM([.$O$2:.O84])" office:value-type="float" office:value="-67720.75" calcext:value-type="float">
            <text:p>-6772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84]+[.A83])/2" office:value-type="float" office:value="4" calcext:value-type="float">
            <text:p>4</text:p>
          </table:table-cell>
          <table:table-cell table:formula="of:=([.B84]+[.B83])/2" office:value-type="float" office:value="1" calcext:value-type="float">
            <text:p>1</text:p>
          </table:table-cell>
          <table:table-cell table:formula="of:=([.C84]+[.C83])/2" office:value-type="float" office:value="0.5" calcext:value-type="float">
            <text:p>0.5</text:p>
          </table:table-cell>
          <table:table-cell/>
          <table:table-cell table:formula="of:=SUM([.$E$2:.E85])" office:value-type="float" office:value="5.5" calcext:value-type="float">
            <text:p>5.5</text:p>
          </table:table-cell>
          <table:table-cell table:formula="of:=SUM([.$F$2:.F85])" office:value-type="float" office:value="80" calcext:value-type="float">
            <text:p>80</text:p>
          </table:table-cell>
          <table:table-cell table:formula="of:=SUM([.$G$2:.G85])" office:value-type="float" office:value="-847.5" calcext:value-type="float">
            <text:p>-847.5</text:p>
          </table:table-cell>
          <table:table-cell/>
          <table:table-cell table:formula="of:=([.I84]+[.I85])/2" office:value-type="float" office:value="5.75" calcext:value-type="float">
            <text:p>5.75</text:p>
          </table:table-cell>
          <table:table-cell table:formula="of:=([.J84]+[.J85])/2" office:value-type="float" office:value="81" calcext:value-type="float">
            <text:p>81</text:p>
          </table:table-cell>
          <table:table-cell table:formula="of:=([.K84]+[.K85])/2" office:value-type="float" office:value="-847.75" calcext:value-type="float">
            <text:p>-847.75</text:p>
          </table:table-cell>
          <table:table-cell/>
          <table:table-cell table:formula="of:=SUM([.$M$2:.M85])" office:value-type="float" office:value="1444" calcext:value-type="float">
            <text:p>1444</text:p>
          </table:table-cell>
          <table:table-cell table:formula="of:=SUM([.$N$2:.N85])" office:value-type="float" office:value="4163.25" calcext:value-type="float">
            <text:p>4163.25</text:p>
          </table:table-cell>
          <table:table-cell table:formula="of:=SUM([.$O$2:.O85])" office:value-type="float" office:value="-68571.25" calcext:value-type="float">
            <text:p>-68571.2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85]+[.A84])/2" office:value-type="float" office:value="1" calcext:value-type="float">
            <text:p>1</text:p>
          </table:table-cell>
          <table:table-cell table:formula="of:=([.B85]+[.B84])/2" office:value-type="float" office:value="-0.5" calcext:value-type="float">
            <text:p>-0.5</text:p>
          </table:table-cell>
          <table:table-cell table:formula="of:=([.C85]+[.C84])/2" office:value-type="float" office:value="2" calcext:value-type="float">
            <text:p>2</text:p>
          </table:table-cell>
          <table:table-cell/>
          <table:table-cell table:formula="of:=SUM([.$E$2:.E86])" office:value-type="float" office:value="6" calcext:value-type="float">
            <text:p>6</text:p>
          </table:table-cell>
          <table:table-cell table:formula="of:=SUM([.$F$2:.F86])" office:value-type="float" office:value="82" calcext:value-type="float">
            <text:p>82</text:p>
          </table:table-cell>
          <table:table-cell table:formula="of:=SUM([.$G$2:.G86])" office:value-type="float" office:value="-848" calcext:value-type="float">
            <text:p>-848</text:p>
          </table:table-cell>
          <table:table-cell/>
          <table:table-cell table:formula="of:=([.I85]+[.I86])/2" office:value-type="float" office:value="7.5" calcext:value-type="float">
            <text:p>7.5</text:p>
          </table:table-cell>
          <table:table-cell table:formula="of:=([.J85]+[.J86])/2" office:value-type="float" office:value="85.75" calcext:value-type="float">
            <text:p>85.75</text:p>
          </table:table-cell>
          <table:table-cell table:formula="of:=([.K85]+[.K86])/2" office:value-type="float" office:value="-850.5" calcext:value-type="float">
            <text:p>-850.5</text:p>
          </table:table-cell>
          <table:table-cell/>
          <table:table-cell table:formula="of:=SUM([.$M$2:.M86])" office:value-type="float" office:value="1453.25" calcext:value-type="float">
            <text:p>1453.25</text:p>
          </table:table-cell>
          <table:table-cell table:formula="of:=SUM([.$N$2:.N86])" office:value-type="float" office:value="4256" calcext:value-type="float">
            <text:p>4256</text:p>
          </table:table-cell>
          <table:table-cell table:formula="of:=SUM([.$O$2:.O86])" office:value-type="float" office:value="-69425.75" calcext:value-type="float">
            <text:p>-69425.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/>
          <table:table-cell table:formula="of:=([.A86]+[.A85])/2" office:value-type="float" office:value="0.5" calcext:value-type="float">
            <text:p>0.5</text:p>
          </table:table-cell>
          <table:table-cell table:formula="of:=([.B86]+[.B85])/2" office:value-type="float" office:value="2" calcext:value-type="float">
            <text:p>2</text:p>
          </table:table-cell>
          <table:table-cell table:formula="of:=([.C86]+[.C85])/2" office:value-type="float" office:value="-0.5" calcext:value-type="float">
            <text:p>-0.5</text:p>
          </table:table-cell>
          <table:table-cell/>
          <table:table-cell table:formula="of:=SUM([.$E$2:.E87])" office:value-type="float" office:value="9" calcext:value-type="float">
            <text:p>9</text:p>
          </table:table-cell>
          <table:table-cell table:formula="of:=SUM([.$F$2:.F87])" office:value-type="float" office:value="89.5" calcext:value-type="float">
            <text:p>89.5</text:p>
          </table:table-cell>
          <table:table-cell table:formula="of:=SUM([.$G$2:.G87])" office:value-type="float" office:value="-853" calcext:value-type="float">
            <text:p>-853</text:p>
          </table:table-cell>
          <table:table-cell/>
          <table:table-cell table:formula="of:=([.I86]+[.I87])/2" office:value-type="float" office:value="9.25" calcext:value-type="float">
            <text:p>9.25</text:p>
          </table:table-cell>
          <table:table-cell table:formula="of:=([.J86]+[.J87])/2" office:value-type="float" office:value="92.75" calcext:value-type="float">
            <text:p>92.75</text:p>
          </table:table-cell>
          <table:table-cell table:formula="of:=([.K86]+[.K87])/2" office:value-type="float" office:value="-854.5" calcext:value-type="float">
            <text:p>-854.5</text:p>
          </table:table-cell>
          <table:table-cell/>
          <table:table-cell table:formula="of:=SUM([.$M$2:.M87])" office:value-type="float" office:value="1464.5" calcext:value-type="float">
            <text:p>1464.5</text:p>
          </table:table-cell>
          <table:table-cell table:formula="of:=SUM([.$N$2:.N87])" office:value-type="float" office:value="4351.5" calcext:value-type="float">
            <text:p>4351.5</text:p>
          </table:table-cell>
          <table:table-cell table:formula="of:=SUM([.$O$2:.O87])" office:value-type="float" office:value="-70283.5" calcext:value-type="float">
            <text:p>-70283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/>
          <table:table-cell table:formula="of:=([.A87]+[.A86])/2" office:value-type="float" office:value="3" calcext:value-type="float">
            <text:p>3</text:p>
          </table:table-cell>
          <table:table-cell table:formula="of:=([.B87]+[.B86])/2" office:value-type="float" office:value="7.5" calcext:value-type="float">
            <text:p>7.5</text:p>
          </table:table-cell>
          <table:table-cell table:formula="of:=([.C87]+[.C86])/2" office:value-type="float" office:value="-5" calcext:value-type="float">
            <text:p>-5</text:p>
          </table:table-cell>
          <table:table-cell/>
          <table:table-cell table:formula="of:=SUM([.$E$2:.E88])" office:value-type="float" office:value="9.5" calcext:value-type="float">
            <text:p>9.5</text:p>
          </table:table-cell>
          <table:table-cell table:formula="of:=SUM([.$F$2:.F88])" office:value-type="float" office:value="96" calcext:value-type="float">
            <text:p>96</text:p>
          </table:table-cell>
          <table:table-cell table:formula="of:=SUM([.$G$2:.G88])" office:value-type="float" office:value="-856" calcext:value-type="float">
            <text:p>-856</text:p>
          </table:table-cell>
          <table:table-cell/>
          <table:table-cell table:formula="of:=([.I87]+[.I88])/2" office:value-type="float" office:value="11.25" calcext:value-type="float">
            <text:p>11.25</text:p>
          </table:table-cell>
          <table:table-cell table:formula="of:=([.J87]+[.J88])/2" office:value-type="float" office:value="95.5" calcext:value-type="float">
            <text:p>95.5</text:p>
          </table:table-cell>
          <table:table-cell table:formula="of:=([.K87]+[.K88])/2" office:value-type="float" office:value="-857.75" calcext:value-type="float">
            <text:p>-857.75</text:p>
          </table:table-cell>
          <table:table-cell/>
          <table:table-cell table:formula="of:=SUM([.$M$2:.M88])" office:value-type="float" office:value="1479.75" calcext:value-type="float">
            <text:p>1479.75</text:p>
          </table:table-cell>
          <table:table-cell table:formula="of:=SUM([.$N$2:.N88])" office:value-type="float" office:value="4448.25" calcext:value-type="float">
            <text:p>4448.25</text:p>
          </table:table-cell>
          <table:table-cell table:formula="of:=SUM([.$O$2:.O88])" office:value-type="float" office:value="-71148.5" calcext:value-type="float">
            <text:p>-71148.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88]+[.A87])/2" office:value-type="float" office:value="0.5" calcext:value-type="float">
            <text:p>0.5</text:p>
          </table:table-cell>
          <table:table-cell table:formula="of:=([.B88]+[.B87])/2" office:value-type="float" office:value="6.5" calcext:value-type="float">
            <text:p>6.5</text:p>
          </table:table-cell>
          <table:table-cell table:formula="of:=([.C88]+[.C87])/2" office:value-type="float" office:value="-3" calcext:value-type="float">
            <text:p>-3</text:p>
          </table:table-cell>
          <table:table-cell/>
          <table:table-cell table:formula="of:=SUM([.$E$2:.E89])" office:value-type="float" office:value="13" calcext:value-type="float">
            <text:p>13</text:p>
          </table:table-cell>
          <table:table-cell table:formula="of:=SUM([.$F$2:.F89])" office:value-type="float" office:value="95" calcext:value-type="float">
            <text:p>95</text:p>
          </table:table-cell>
          <table:table-cell table:formula="of:=SUM([.$G$2:.G89])" office:value-type="float" office:value="-859.5" calcext:value-type="float">
            <text:p>-859.5</text:p>
          </table:table-cell>
          <table:table-cell/>
          <table:table-cell table:formula="of:=([.I88]+[.I89])/2" office:value-type="float" office:value="15.25" calcext:value-type="float">
            <text:p>15.25</text:p>
          </table:table-cell>
          <table:table-cell table:formula="of:=([.J88]+[.J89])/2" office:value-type="float" office:value="96.75" calcext:value-type="float">
            <text:p>96.75</text:p>
          </table:table-cell>
          <table:table-cell table:formula="of:=([.K88]+[.K89])/2" office:value-type="float" office:value="-865" calcext:value-type="float">
            <text:p>-865</text:p>
          </table:table-cell>
          <table:table-cell/>
          <table:table-cell table:formula="of:=SUM([.$M$2:.M89])" office:value-type="float" office:value="1496.75" calcext:value-type="float">
            <text:p>1496.75</text:p>
          </table:table-cell>
          <table:table-cell table:formula="of:=SUM([.$N$2:.N89])" office:value-type="float" office:value="4546.25" calcext:value-type="float">
            <text:p>4546.25</text:p>
          </table:table-cell>
          <table:table-cell table:formula="of:=SUM([.$O$2:.O89])" office:value-type="float" office:value="-72021" calcext:value-type="float">
            <text:p>-720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/>
          <table:table-cell table:formula="of:=([.A89]+[.A88])/2" office:value-type="float" office:value="3.5" calcext:value-type="float">
            <text:p>3.5</text:p>
          </table:table-cell>
          <table:table-cell table:formula="of:=([.B89]+[.B88])/2" office:value-type="float" office:value="-1" calcext:value-type="float">
            <text:p>-1</text:p>
          </table:table-cell>
          <table:table-cell table:formula="of:=([.C89]+[.C88])/2" office:value-type="float" office:value="-3.5" calcext:value-type="float">
            <text:p>-3.5</text:p>
          </table:table-cell>
          <table:table-cell/>
          <table:table-cell table:formula="of:=SUM([.$E$2:.E90])" office:value-type="float" office:value="17.5" calcext:value-type="float">
            <text:p>17.5</text:p>
          </table:table-cell>
          <table:table-cell table:formula="of:=SUM([.$F$2:.F90])" office:value-type="float" office:value="98.5" calcext:value-type="float">
            <text:p>98.5</text:p>
          </table:table-cell>
          <table:table-cell table:formula="of:=SUM([.$G$2:.G90])" office:value-type="float" office:value="-870.5" calcext:value-type="float">
            <text:p>-870.5</text:p>
          </table:table-cell>
          <table:table-cell/>
          <table:table-cell table:formula="of:=([.I89]+[.I90])/2" office:value-type="float" office:value="17" calcext:value-type="float">
            <text:p>17</text:p>
          </table:table-cell>
          <table:table-cell table:formula="of:=([.J89]+[.J90])/2" office:value-type="float" office:value="98" calcext:value-type="float">
            <text:p>98</text:p>
          </table:table-cell>
          <table:table-cell table:formula="of:=([.K89]+[.K90])/2" office:value-type="float" office:value="-872.5" calcext:value-type="float">
            <text:p>-872.5</text:p>
          </table:table-cell>
          <table:table-cell/>
          <table:table-cell table:formula="of:=SUM([.$M$2:.M90])" office:value-type="float" office:value="1512.5" calcext:value-type="float">
            <text:p>1512.5</text:p>
          </table:table-cell>
          <table:table-cell table:formula="of:=SUM([.$N$2:.N90])" office:value-type="float" office:value="4641" calcext:value-type="float">
            <text:p>4641</text:p>
          </table:table-cell>
          <table:table-cell table:formula="of:=SUM([.$O$2:.O90])" office:value-type="float" office:value="-72893.25" calcext:value-type="float">
            <text:p>-72893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([.A90]+[.A89])/2" office:value-type="float" office:value="4.5" calcext:value-type="float">
            <text:p>4.5</text:p>
          </table:table-cell>
          <table:table-cell table:formula="of:=([.B90]+[.B89])/2" office:value-type="float" office:value="3.5" calcext:value-type="float">
            <text:p>3.5</text:p>
          </table:table-cell>
          <table:table-cell table:formula="of:=([.C90]+[.C89])/2" office:value-type="float" office:value="-11" calcext:value-type="float">
            <text:p>-11</text:p>
          </table:table-cell>
          <table:table-cell/>
          <table:table-cell table:formula="of:=SUM([.$E$2:.E91])" office:value-type="float" office:value="16.5" calcext:value-type="float">
            <text:p>16.5</text:p>
          </table:table-cell>
          <table:table-cell table:formula="of:=SUM([.$F$2:.F91])" office:value-type="float" office:value="97.5" calcext:value-type="float">
            <text:p>97.5</text:p>
          </table:table-cell>
          <table:table-cell table:formula="of:=SUM([.$G$2:.G91])" office:value-type="float" office:value="-874.5" calcext:value-type="float">
            <text:p>-874.5</text:p>
          </table:table-cell>
          <table:table-cell/>
          <table:table-cell table:formula="of:=([.I90]+[.I91])/2" office:value-type="float" office:value="15.75" calcext:value-type="float">
            <text:p>15.75</text:p>
          </table:table-cell>
          <table:table-cell table:formula="of:=([.J90]+[.J91])/2" office:value-type="float" office:value="94.75" calcext:value-type="float">
            <text:p>94.75</text:p>
          </table:table-cell>
          <table:table-cell table:formula="of:=([.K90]+[.K91])/2" office:value-type="float" office:value="-872.25" calcext:value-type="float">
            <text:p>-872.25</text:p>
          </table:table-cell>
          <table:table-cell/>
          <table:table-cell table:formula="of:=SUM([.$M$2:.M91])" office:value-type="float" office:value="1528" calcext:value-type="float">
            <text:p>1528</text:p>
          </table:table-cell>
          <table:table-cell table:formula="of:=SUM([.$N$2:.N91])" office:value-type="float" office:value="4733.5" calcext:value-type="float">
            <text:p>4733.5</text:p>
          </table:table-cell>
          <table:table-cell table:formula="of:=SUM([.$O$2:.O91])" office:value-type="float" office:value="-73761.75" calcext:value-type="float">
            <text:p>-73761.7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3" calcext:value-type="float">
            <text:p>-13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91]+[.A90])/2" office:value-type="float" office:value="-1" calcext:value-type="float">
            <text:p>-1</text:p>
          </table:table-cell>
          <table:table-cell table:formula="of:=([.B91]+[.B90])/2" office:value-type="float" office:value="-1" calcext:value-type="float">
            <text:p>-1</text:p>
          </table:table-cell>
          <table:table-cell table:formula="of:=([.C91]+[.C90])/2" office:value-type="float" office:value="-4" calcext:value-type="float">
            <text:p>-4</text:p>
          </table:table-cell>
          <table:table-cell/>
          <table:table-cell table:formula="of:=SUM([.$E$2:.E92])" office:value-type="float" office:value="15" calcext:value-type="float">
            <text:p>15</text:p>
          </table:table-cell>
          <table:table-cell table:formula="of:=SUM([.$F$2:.F92])" office:value-type="float" office:value="92" calcext:value-type="float">
            <text:p>92</text:p>
          </table:table-cell>
          <table:table-cell table:formula="of:=SUM([.$G$2:.G92])" office:value-type="float" office:value="-870" calcext:value-type="float">
            <text:p>-870</text:p>
          </table:table-cell>
          <table:table-cell/>
          <table:table-cell table:formula="of:=([.I91]+[.I92])/2" office:value-type="float" office:value="15.5" calcext:value-type="float">
            <text:p>15.5</text:p>
          </table:table-cell>
          <table:table-cell table:formula="of:=([.J91]+[.J92])/2" office:value-type="float" office:value="92.5" calcext:value-type="float">
            <text:p>92.5</text:p>
          </table:table-cell>
          <table:table-cell table:formula="of:=([.K91]+[.K92])/2" office:value-type="float" office:value="-868.5" calcext:value-type="float">
            <text:p>-868.5</text:p>
          </table:table-cell>
          <table:table-cell/>
          <table:table-cell table:formula="of:=SUM([.$M$2:.M92])" office:value-type="float" office:value="1545" calcext:value-type="float">
            <text:p>1545</text:p>
          </table:table-cell>
          <table:table-cell table:formula="of:=SUM([.$N$2:.N92])" office:value-type="float" office:value="4826.5" calcext:value-type="float">
            <text:p>4826.5</text:p>
          </table:table-cell>
          <table:table-cell table:formula="of:=SUM([.$O$2:.O92])" office:value-type="float" office:value="-74628.25" calcext:value-type="float">
            <text:p>-74628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92]+[.A91])/2" office:value-type="float" office:value="-1.5" calcext:value-type="float">
            <text:p>-1.5</text:p>
          </table:table-cell>
          <table:table-cell table:formula="of:=([.B92]+[.B91])/2" office:value-type="float" office:value="-5.5" calcext:value-type="float">
            <text:p>-5.5</text:p>
          </table:table-cell>
          <table:table-cell table:formula="of:=([.C92]+[.C91])/2" office:value-type="float" office:value="4.5" calcext:value-type="float">
            <text:p>4.5</text:p>
          </table:table-cell>
          <table:table-cell/>
          <table:table-cell table:formula="of:=SUM([.$E$2:.E93])" office:value-type="float" office:value="16" calcext:value-type="float">
            <text:p>16</text:p>
          </table:table-cell>
          <table:table-cell table:formula="of:=SUM([.$F$2:.F93])" office:value-type="float" office:value="93" calcext:value-type="float">
            <text:p>93</text:p>
          </table:table-cell>
          <table:table-cell table:formula="of:=SUM([.$G$2:.G93])" office:value-type="float" office:value="-867" calcext:value-type="float">
            <text:p>-867</text:p>
          </table:table-cell>
          <table:table-cell/>
          <table:table-cell table:formula="of:=([.I92]+[.I93])/2" office:value-type="float" office:value="17" calcext:value-type="float">
            <text:p>17</text:p>
          </table:table-cell>
          <table:table-cell table:formula="of:=([.J92]+[.J93])/2" office:value-type="float" office:value="93" calcext:value-type="float">
            <text:p>93</text:p>
          </table:table-cell>
          <table:table-cell table:formula="of:=([.K92]+[.K93])/2" office:value-type="float" office:value="-866.5" calcext:value-type="float">
            <text:p>-866.5</text:p>
          </table:table-cell>
          <table:table-cell/>
          <table:table-cell table:formula="of:=SUM([.$M$2:.M93])" office:value-type="float" office:value="1563.25" calcext:value-type="float">
            <text:p>1563.25</text:p>
          </table:table-cell>
          <table:table-cell table:formula="of:=SUM([.$N$2:.N93])" office:value-type="float" office:value="4918" calcext:value-type="float">
            <text:p>4918</text:p>
          </table:table-cell>
          <table:table-cell table:formula="of:=SUM([.$O$2:.O93])" office:value-type="float" office:value="-75492.75" calcext:value-type="float">
            <text:p>-75492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93]+[.A92])/2" office:value-type="float" office:value="1" calcext:value-type="float">
            <text:p>1</text:p>
          </table:table-cell>
          <table:table-cell table:formula="of:=([.B93]+[.B92])/2" office:value-type="float" office:value="1" calcext:value-type="float">
            <text:p>1</text:p>
          </table:table-cell>
          <table:table-cell table:formula="of:=([.C93]+[.C92])/2" office:value-type="float" office:value="3" calcext:value-type="float">
            <text:p>3</text:p>
          </table:table-cell>
          <table:table-cell/>
          <table:table-cell table:formula="of:=SUM([.$E$2:.E94])" office:value-type="float" office:value="18" calcext:value-type="float">
            <text:p>18</text:p>
          </table:table-cell>
          <table:table-cell table:formula="of:=SUM([.$F$2:.F94])" office:value-type="float" office:value="93" calcext:value-type="float">
            <text:p>93</text:p>
          </table:table-cell>
          <table:table-cell table:formula="of:=SUM([.$G$2:.G94])" office:value-type="float" office:value="-866" calcext:value-type="float">
            <text:p>-866</text:p>
          </table:table-cell>
          <table:table-cell/>
          <table:table-cell table:formula="of:=([.I93]+[.I94])/2" office:value-type="float" office:value="18.25" calcext:value-type="float">
            <text:p>18.25</text:p>
          </table:table-cell>
          <table:table-cell table:formula="of:=([.J93]+[.J94])/2" office:value-type="float" office:value="91.5" calcext:value-type="float">
            <text:p>91.5</text:p>
          </table:table-cell>
          <table:table-cell table:formula="of:=([.K93]+[.K94])/2" office:value-type="float" office:value="-864.5" calcext:value-type="float">
            <text:p>-864.5</text:p>
          </table:table-cell>
          <table:table-cell/>
          <table:table-cell table:formula="of:=SUM([.$M$2:.M94])" office:value-type="float" office:value="1581.5" calcext:value-type="float">
            <text:p>1581.5</text:p>
          </table:table-cell>
          <table:table-cell table:formula="of:=SUM([.$N$2:.N94])" office:value-type="float" office:value="5007" calcext:value-type="float">
            <text:p>5007</text:p>
          </table:table-cell>
          <table:table-cell table:formula="of:=SUM([.$O$2:.O94])" office:value-type="float" office:value="-76354.25" calcext:value-type="float">
            <text:p>-76354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formula="of:=([.A94]+[.A93])/2" office:value-type="float" office:value="2" calcext:value-type="float">
            <text:p>2</text:p>
          </table:table-cell>
          <table:table-cell table:formula="of:=([.B94]+[.B93])/2" office:value-type="float" office:value="0" calcext:value-type="float">
            <text:p>0</text:p>
          </table:table-cell>
          <table:table-cell table:formula="of:=([.C94]+[.C93])/2" office:value-type="float" office:value="1" calcext:value-type="float">
            <text:p>1</text:p>
          </table:table-cell>
          <table:table-cell/>
          <table:table-cell table:formula="of:=SUM([.$E$2:.E95])" office:value-type="float" office:value="18.5" calcext:value-type="float">
            <text:p>18.5</text:p>
          </table:table-cell>
          <table:table-cell table:formula="of:=SUM([.$F$2:.F95])" office:value-type="float" office:value="90" calcext:value-type="float">
            <text:p>90</text:p>
          </table:table-cell>
          <table:table-cell table:formula="of:=SUM([.$G$2:.G95])" office:value-type="float" office:value="-863" calcext:value-type="float">
            <text:p>-863</text:p>
          </table:table-cell>
          <table:table-cell/>
          <table:table-cell table:formula="of:=([.I94]+[.I95])/2" office:value-type="float" office:value="18.25" calcext:value-type="float">
            <text:p>18.25</text:p>
          </table:table-cell>
          <table:table-cell table:formula="of:=([.J94]+[.J95])/2" office:value-type="float" office:value="89" calcext:value-type="float">
            <text:p>89</text:p>
          </table:table-cell>
          <table:table-cell table:formula="of:=([.K94]+[.K95])/2" office:value-type="float" office:value="-861.5" calcext:value-type="float">
            <text:p>-861.5</text:p>
          </table:table-cell>
          <table:table-cell/>
          <table:table-cell table:formula="of:=SUM([.$M$2:.M95])" office:value-type="float" office:value="1599.5" calcext:value-type="float">
            <text:p>1599.5</text:p>
          </table:table-cell>
          <table:table-cell table:formula="of:=SUM([.$N$2:.N95])" office:value-type="float" office:value="5095" calcext:value-type="float">
            <text:p>5095</text:p>
          </table:table-cell>
          <table:table-cell table:formula="of:=SUM([.$O$2:.O95])" office:value-type="float" office:value="-77214.25" calcext:value-type="float">
            <text:p>-77214.2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95]+[.A94])/2" office:value-type="float" office:value="0.5" calcext:value-type="float">
            <text:p>0.5</text:p>
          </table:table-cell>
          <table:table-cell table:formula="of:=([.B95]+[.B94])/2" office:value-type="float" office:value="-3" calcext:value-type="float">
            <text:p>-3</text:p>
          </table:table-cell>
          <table:table-cell table:formula="of:=([.C95]+[.C94])/2" office:value-type="float" office:value="3" calcext:value-type="float">
            <text:p>3</text:p>
          </table:table-cell>
          <table:table-cell/>
          <table:table-cell table:formula="of:=SUM([.$E$2:.E96])" office:value-type="float" office:value="18" calcext:value-type="float">
            <text:p>18</text:p>
          </table:table-cell>
          <table:table-cell table:formula="of:=SUM([.$F$2:.F96])" office:value-type="float" office:value="88" calcext:value-type="float">
            <text:p>88</text:p>
          </table:table-cell>
          <table:table-cell table:formula="of:=SUM([.$G$2:.G96])" office:value-type="float" office:value="-860" calcext:value-type="float">
            <text:p>-860</text:p>
          </table:table-cell>
          <table:table-cell/>
          <table:table-cell table:formula="of:=([.I95]+[.I96])/2" office:value-type="float" office:value="18" calcext:value-type="float">
            <text:p>18</text:p>
          </table:table-cell>
          <table:table-cell table:formula="of:=([.J95]+[.J96])/2" office:value-type="float" office:value="88" calcext:value-type="float">
            <text:p>88</text:p>
          </table:table-cell>
          <table:table-cell table:formula="of:=([.K95]+[.K96])/2" office:value-type="float" office:value="-860" calcext:value-type="float">
            <text:p>-860</text:p>
          </table:table-cell>
          <table:table-cell/>
          <table:table-cell table:formula="of:=SUM([.$M$2:.M96])" office:value-type="float" office:value="1608.5" calcext:value-type="float">
            <text:p>1608.5</text:p>
          </table:table-cell>
          <table:table-cell table:formula="of:=SUM([.$N$2:.N96])" office:value-type="float" office:value="5139" calcext:value-type="float">
            <text:p>5139</text:p>
          </table:table-cell>
          <table:table-cell table:formula="of:=SUM([.$O$2:.O96])" office:value-type="float" office:value="-77644.25" calcext:value-type="float">
            <text:p>-77644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([.A96]+[.A95])/2" office:value-type="float" office:value="-0.5" calcext:value-type="float">
            <text:p>-0.5</text:p>
          </table:table-cell>
          <table:table-cell table:formula="of:=([.B96]+[.B95])/2" office:value-type="float" office:value="-2" calcext:value-type="float">
            <text:p>-2</text:p>
          </table:table-cell>
          <table:table-cell table:formula="of:=([.C96]+[.C95])/2" office:value-type="float" office:value="3" calcext:value-type="float">
            <text:p>3</text:p>
          </table:table-cell>
          <table:table-cell/>
          <table:table-cell table:formula="of:=SUM([.$E$2:.E97])" office:value-type="float" office:value="18" calcext:value-type="float">
            <text:p>18</text:p>
          </table:table-cell>
          <table:table-cell table:formula="of:=SUM([.$F$2:.F97])" office:value-type="float" office:value="88" calcext:value-type="float">
            <text:p>88</text:p>
          </table:table-cell>
          <table:table-cell table:formula="of:=SUM([.$G$2:.G97])" office:value-type="float" office:value="-860" calcext:value-type="float">
            <text:p>-860</text:p>
          </table:table-cell>
          <table:table-cell/>
          <table:table-cell table:formula="of:=([.I96]+[.I97])/2" office:value-type="float" office:value="9" calcext:value-type="float">
            <text:p>9</text:p>
          </table:table-cell>
          <table:table-cell table:formula="of:=([.J96]+[.J97])/2" office:value-type="float" office:value="44" calcext:value-type="float">
            <text:p>44</text:p>
          </table:table-cell>
          <table:table-cell table:formula="of:=([.K96]+[.K97])/2" office:value-type="float" office:value="-430" calcext:value-type="float">
            <text:p>-430</text:p>
          </table:table-cell>
          <table:table-cell/>
          <table:table-cell table:formula="of:=SUM([.$M$2:.M97])" office:value-type="float" office:value="1608.5" calcext:value-type="float">
            <text:p>1608.5</text:p>
          </table:table-cell>
          <table:table-cell table:formula="of:=SUM([.$N$2:.N97])" office:value-type="float" office:value="5139" calcext:value-type="float">
            <text:p>5139</text:p>
          </table:table-cell>
          <table:table-cell table:formula="of:=SUM([.$O$2:.O97])" office:value-type="float" office:value="-77644.25" calcext:value-type="float">
            <text:p>-77644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0T00:34:56.946594345</dc:date>
    <dc:creator>Hristo Georgiev</dc:creator>
    <meta:editing-duration>PT4M9S</meta:editing-duration>
    <meta:editing-cycles>1</meta:editing-cycles>
    <meta:document-statistic meta:table-count="1" meta:cell-count="1429" meta:object-count="0"/>
    <meta:generator>LibreOffice/4.4.3.2$Linux_X86_64 LibreOffice_project/40m0$Build-2</meta:generator>
  </office:meta>
</office:document-meta>
</file>